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493in" fo:margin-left="0.491in" table:align="left"/>
    </style:style>
    <style:style style:name="Table1.A" style:family="table-column">
      <style:table-column-properties style:column-width="0.7646in"/>
    </style:style>
    <style:style style:name="Table1.B" style:family="table-column">
      <style:table-column-properties style:column-width="1.2917in"/>
    </style:style>
    <style:style style:name="Table1.C" style:family="table-column">
      <style:table-column-properties style:column-width="1.0931in"/>
    </style:style>
    <style:style style:name="Table1.A1" style:family="table-cell">
      <style:table-cell-properties style:vertical-align="middle" fo:padding="0.0194in" fo:border="none"/>
    </style:style>
    <style:style style:name="Table2" style:family="table">
      <style:table-properties style:width="2.8229in" fo:margin-left="0.491in" table:align="left"/>
    </style:style>
    <style:style style:name="Table2.A" style:family="table-column">
      <style:table-column-properties style:column-width="0.7264in"/>
    </style:style>
    <style:style style:name="Table2.B" style:family="table-column">
      <style:table-column-properties style:column-width="1.2917in"/>
    </style:style>
    <style:style style:name="Table2.C" style:family="table-column">
      <style:table-column-properties style:column-width="0.8049in"/>
    </style:style>
    <style:style style:name="Table2.A1" style:family="table-cell">
      <style:table-cell-properties style:vertical-align="middle" fo:padding="0.0194in" fo:border="none"/>
    </style:style>
    <style:style style:name="Table3" style:family="table">
      <style:table-properties style:width="3.7028in" table:align="left"/>
    </style:style>
    <style:style style:name="Table3.A" style:family="table-column">
      <style:table-column-properties style:column-width="0.7646in"/>
    </style:style>
    <style:style style:name="Table3.B" style:family="table-column">
      <style:table-column-properties style:column-width="1.9924in"/>
    </style:style>
    <style:style style:name="Table3.C" style:family="table-column">
      <style:table-column-properties style:column-width="0.9458in"/>
    </style:style>
    <style:style style:name="Table3.A1" style:family="table-cell">
      <style:table-cell-properties style:vertical-align="middle" fo:padding="0.0194in" fo:border="none"/>
    </style:style>
    <style:style style:name="Table4" style:family="table">
      <style:table-properties style:width="3.9181in" fo:margin-left="0.491in" table:align="left"/>
    </style:style>
    <style:style style:name="Table4.A" style:family="table-column">
      <style:table-column-properties style:column-width="0.7646in"/>
    </style:style>
    <style:style style:name="Table4.B" style:family="table-column">
      <style:table-column-properties style:column-width="2.2076in"/>
    </style:style>
    <style:style style:name="Table4.C" style:family="table-column">
      <style:table-column-properties style:column-width="0.9458in"/>
    </style:style>
    <style:style style:name="Table4.A1" style:family="table-cell">
      <style:table-cell-properties style:vertical-align="middle" fo:padding="0.0194in" fo:border="none"/>
    </style:style>
    <style:style style:name="Table5" style:family="table">
      <style:table-properties style:width="4.4382in" fo:margin-left="0.491in" table:align="left"/>
    </style:style>
    <style:style style:name="Table5.A" style:family="table-column">
      <style:table-column-properties style:column-width="1.1417in"/>
    </style:style>
    <style:style style:name="Table5.B" style:family="table-column">
      <style:table-column-properties style:column-width="1.9924in"/>
    </style:style>
    <style:style style:name="Table5.C" style:family="table-column">
      <style:table-column-properties style:column-width="1.3042in"/>
    </style:style>
    <style:style style:name="Table5.A1" style:family="table-cell">
      <style:table-cell-properties style:vertical-align="middle" fo:padding="0.0194in" fo:border="none"/>
    </style:style>
    <style:style style:name="Table6" style:family="table">
      <style:table-properties style:width="5.609in" fo:margin-left="0.491in" table:align="left"/>
    </style:style>
    <style:style style:name="Table6.A" style:family="table-column">
      <style:table-column-properties style:column-width="1.1417in"/>
    </style:style>
    <style:style style:name="Table6.B" style:family="table-column">
      <style:table-column-properties style:column-width="1.9924in"/>
    </style:style>
    <style:style style:name="Table6.C" style:family="table-column">
      <style:table-column-properties style:column-width="2.475in"/>
    </style:style>
    <style:style style:name="Table6.A1" style:family="table-cell">
      <style:table-cell-properties style:vertical-align="middle" fo:padding="0.0194in" fo:border="none"/>
    </style:style>
    <style:style style:name="Table7" style:family="table">
      <style:table-properties style:width="4.1771in" fo:margin-left="0.491in" table:align="left"/>
    </style:style>
    <style:style style:name="Table7.A" style:family="table-column">
      <style:table-column-properties style:column-width="0.7646in"/>
    </style:style>
    <style:style style:name="Table7.B" style:family="table-column">
      <style:table-column-properties style:column-width="2.4667in"/>
    </style:style>
    <style:style style:name="Table7.C" style:family="table-column">
      <style:table-column-properties style:column-width="0.9458in"/>
    </style:style>
    <style:style style:name="Table7.A1" style:family="table-cell">
      <style:table-cell-properties style:vertical-align="middle" fo:padding="0.0194in" fo:border="none"/>
    </style:style>
    <style:style style:name="Table8" style:family="table">
      <style:table-properties style:width="6.434in" fo:margin-left="0.491in" table:align="left"/>
    </style:style>
    <style:style style:name="Table8.A" style:family="table-column">
      <style:table-column-properties style:column-width="0.7576in"/>
    </style:style>
    <style:style style:name="Table8.B" style:family="table-column">
      <style:table-column-properties style:column-width="4.4028in"/>
    </style:style>
    <style:style style:name="Table8.C" style:family="table-column">
      <style:table-column-properties style:column-width="1.2736in"/>
    </style:style>
    <style:style style:name="Table8.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style style:name="P26" style:family="paragraph" style:parent-style-name="Text_20_body" style:list-style-name="L28"/>
    <style:style style:name="P27" style:family="paragraph" style:parent-style-name="Text_20_body" style:list-style-name="L29"/>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2"/>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6"/>
    <style:style style:name="P34" style:family="paragraph" style:parent-style-name="Text_20_body" style:list-style-name="L37"/>
    <style:style style:name="P35" style:family="paragraph" style:parent-style-name="Text_20_body" style:list-style-name="L38"/>
    <style:style style:name="P36" style:family="paragraph" style:parent-style-name="Text_20_body" style:list-style-name="L39"/>
    <style:style style:name="P37" style:family="paragraph" style:parent-style-name="Text_20_body" style:list-style-name="L40"/>
    <style:style style:name="P38" style:family="paragraph" style:parent-style-name="Text_20_body" style:list-style-name="L41"/>
    <style:style style:name="P39" style:family="paragraph" style:parent-style-name="Text_20_body" style:list-style-name="L43"/>
    <style:style style:name="P40" style:family="paragraph" style:parent-style-name="Text_20_body" style:list-style-name="L44"/>
    <style:style style:name="P41" style:family="paragraph" style:parent-style-name="Text_20_body" style:list-style-name="L45"/>
    <style:style style:name="P42" style:family="paragraph" style:parent-style-name="Text_20_body" style:list-style-name="L46"/>
    <style:style style:name="P43" style:family="paragraph" style:parent-style-name="Text_20_body" style:list-style-name="L47"/>
    <style:style style:name="P44" style:family="paragraph" style:parent-style-name="Text_20_body" style:list-style-name="L48"/>
    <style:style style:name="P45" style:family="paragraph" style:parent-style-name="Text_20_body" style:list-style-name="L49"/>
    <style:style style:name="P46" style:family="paragraph" style:parent-style-name="Text_20_body" style:list-style-name="L50"/>
    <style:style style:name="P47" style:family="paragraph" style:parent-style-name="Text_20_body" style:list-style-name="L51"/>
    <style:style style:name="P48" style:family="paragraph" style:parent-style-name="Text_20_body" style:list-style-name="L53"/>
    <style:style style:name="P49" style:family="paragraph" style:parent-style-name="Text_20_body" style:list-style-name="L54"/>
    <style:style style:name="P50" style:family="paragraph" style:parent-style-name="Text_20_body" style:list-style-name="L55"/>
    <style:style style:name="P51" style:family="paragraph" style:parent-style-name="Text_20_body" style:list-style-name="L56"/>
    <style:style style:name="P52" style:family="paragraph" style:parent-style-name="Text_20_body" style:list-style-name="L57"/>
    <style:style style:name="P53" style:family="paragraph" style:parent-style-name="Text_20_body" style:list-style-name="L58"/>
    <style:style style:name="P54" style:family="paragraph" style:parent-style-name="Text_20_body" style:list-style-name="L59"/>
    <style:style style:name="P55" style:family="paragraph" style:parent-style-name="Text_20_body" style:list-style-name="L60"/>
    <style:style style:name="P56" style:family="paragraph" style:parent-style-name="Text_20_body" style:list-style-name="L61"/>
    <style:style style:name="P57" style:family="paragraph" style:parent-style-name="Text_20_body" style:list-style-name="L63"/>
    <style:style style:name="P58" style:family="paragraph" style:parent-style-name="Text_20_body" style:list-style-name="L64"/>
    <style:style style:name="P59" style:family="paragraph" style:parent-style-name="Text_20_body" style:list-style-name="L65"/>
    <style:style style:name="P60" style:family="paragraph" style:parent-style-name="Text_20_body" style:list-style-name="L66"/>
    <style:style style:name="P61" style:family="paragraph" style:parent-style-name="Text_20_body" style:list-style-name="L67"/>
    <style:style style:name="P62" style:family="paragraph" style:parent-style-name="Text_20_body" style:list-style-name="L68"/>
    <style:style style:name="P63" style:family="paragraph" style:parent-style-name="Text_20_body" style:list-style-name="L69"/>
    <style:style style:name="P64" style:family="paragraph" style:parent-style-name="Text_20_body" style:list-style-name="L71"/>
    <style:style style:name="P65" style:family="paragraph" style:parent-style-name="Text_20_body" style:list-style-name="L72"/>
    <style:style style:name="P66" style:family="paragraph" style:parent-style-name="Text_20_body" style:list-style-name="L73"/>
    <style:style style:name="P67" style:family="paragraph" style:parent-style-name="Text_20_body" style:list-style-name="L74"/>
    <style:style style:name="P68" style:family="paragraph" style:parent-style-name="Text_20_body" style:list-style-name="L75"/>
    <style:style style:name="P69" style:family="paragraph" style:parent-style-name="Text_20_body" style:list-style-name="L76"/>
    <style:style style:name="P70" style:family="paragraph" style:parent-style-name="Text_20_body" style:list-style-name="L77"/>
    <style:style style:name="P71" style:family="paragraph" style:parent-style-name="Text_20_body" style:list-style-name="L78"/>
    <style:style style:name="P72" style:family="paragraph" style:parent-style-name="Text_20_body" style:list-style-name="L79"/>
    <style:style style:name="P73" style:family="paragraph" style:parent-style-name="Text_20_body" style:list-style-name="L80"/>
    <style:style style:name="P74" style:family="paragraph" style:parent-style-name="Text_20_body" style:list-style-name="L81"/>
    <style:style style:name="P75" style:family="paragraph" style:parent-style-name="Text_20_body" style:list-style-name="L82"/>
    <style:style style:name="P76" style:family="paragraph" style:parent-style-name="Text_20_body" style:list-style-name="L83"/>
    <style:style style:name="P77" style:family="paragraph" style:parent-style-name="Text_20_body" style:list-style-name="L84"/>
    <style:style style:name="P78" style:family="paragraph" style:parent-style-name="Text_20_body" style:list-style-name="L85"/>
    <style:style style:name="P79" style:family="paragraph" style:parent-style-name="Text_20_body" style:list-style-name="L86"/>
    <style:style style:name="P80" style:family="paragraph" style:parent-style-name="Text_20_body" style:list-style-name="L87"/>
    <style:style style:name="P81" style:family="paragraph" style:parent-style-name="Text_20_body" style:list-style-name="L88"/>
    <style:style style:name="P82" style:family="paragraph" style:parent-style-name="Text_20_body" style:list-style-name="L89"/>
    <style:style style:name="P83" style:family="paragraph" style:parent-style-name="Text_20_body" style:list-style-name="L90"/>
    <style:style style:name="P84" style:family="paragraph" style:parent-style-name="Text_20_body" style:list-style-name="L91"/>
    <style:style style:name="P85" style:family="paragraph" style:parent-style-name="Text_20_body" style:list-style-name="L92"/>
    <style:style style:name="P86" style:family="paragraph" style:parent-style-name="Text_20_body" style:list-style-name="L93"/>
    <style:style style:name="P87" style:family="paragraph" style:parent-style-name="Text_20_body" style:list-style-name="L94"/>
    <style:style style:name="P88" style:family="paragraph" style:parent-style-name="Text_20_body" style:list-style-name="L95"/>
    <style:style style:name="P89" style:family="paragraph" style:parent-style-name="Text_20_body" style:list-style-name="L96"/>
    <style:style style:name="P90" style:family="paragraph" style:parent-style-name="Text_20_body" style:list-style-name="L97"/>
    <style:style style:name="P91" style:family="paragraph" style:parent-style-name="Text_20_body" style:list-style-name="L98"/>
    <style:style style:name="P92" style:family="paragraph" style:parent-style-name="Text_20_body" style:list-style-name="L99"/>
    <style:style style:name="P93" style:family="paragraph" style:parent-style-name="Text_20_body" style:list-style-name="L100"/>
    <style:style style:name="P94" style:family="paragraph" style:parent-style-name="Text_20_body" style:list-style-name="L101"/>
    <style:style style:name="P95" style:family="paragraph" style:parent-style-name="Text_20_body" style:list-style-name="L102"/>
    <style:style style:name="P96" style:family="paragraph" style:parent-style-name="Text_20_body" style:list-style-name="L103"/>
    <style:style style:name="P97" style:family="paragraph" style:parent-style-name="Text_20_body" style:list-style-name="L104"/>
    <style:style style:name="P98" style:family="paragraph" style:parent-style-name="Text_20_body" style:list-style-name="L105"/>
    <style:style style:name="P99" style:family="paragraph" style:parent-style-name="Text_20_body" style:list-style-name="L106"/>
    <style:style style:name="P100" style:family="paragraph" style:parent-style-name="Text_20_body" style:list-style-name="L107"/>
    <style:style style:name="P101" style:family="paragraph" style:parent-style-name="Text_20_body" style:list-style-name="L108"/>
    <style:style style:name="P102" style:family="paragraph" style:parent-style-name="Text_20_body" style:list-style-name="L109"/>
    <style:style style:name="P103" style:family="paragraph" style:parent-style-name="Text_20_body" style:list-style-name="L110"/>
    <style:style style:name="P104" style:family="paragraph" style:parent-style-name="Text_20_body" style:list-style-name="L111"/>
    <style:style style:name="P105" style:family="paragraph" style:parent-style-name="Text_20_body" style:list-style-name="L112"/>
    <style:style style:name="P106" style:family="paragraph" style:parent-style-name="Text_20_body" style:list-style-name="L113"/>
    <style:style style:name="P107" style:family="paragraph" style:parent-style-name="Text_20_body" style:list-style-name="L114"/>
    <style:style style:name="P108" style:family="paragraph" style:parent-style-name="Text_20_body" style:list-style-name="L115"/>
    <style:style style:name="P109" style:family="paragraph" style:parent-style-name="Text_20_body" style:list-style-name="L116"/>
    <style:style style:name="P110" style:family="paragraph" style:parent-style-name="Text_20_body" style:list-style-name="L117"/>
    <style:style style:name="P111" style:family="paragraph" style:parent-style-name="Text_20_body" style:list-style-name="L118"/>
    <style:style style:name="P112" style:family="paragraph" style:parent-style-name="Text_20_body" style:list-style-name="L119"/>
    <style:style style:name="P113" style:family="paragraph" style:parent-style-name="Text_20_body" style:list-style-name="L120"/>
    <style:style style:name="P114" style:family="paragraph" style:parent-style-name="Text_20_body" style:list-style-name="L121"/>
    <style:style style:name="P115" style:family="paragraph" style:parent-style-name="Text_20_body" style:list-style-name="L122"/>
    <style:style style:name="P116" style:family="paragraph" style:parent-style-name="Text_20_body" style:list-style-name="L123"/>
    <style:style style:name="P117" style:family="paragraph" style:parent-style-name="Text_20_body" style:list-style-name="L124"/>
    <style:style style:name="P118" style:family="paragraph" style:parent-style-name="Text_20_body" style:list-style-name="L125"/>
    <style:style style:name="P119" style:family="paragraph" style:parent-style-name="Text_20_body" style:list-style-name="L126"/>
    <style:style style:name="P120" style:family="paragraph" style:parent-style-name="Text_20_body" style:list-style-name="L127"/>
    <style:style style:name="P121" style:family="paragraph" style:parent-style-name="Text_20_body" style:list-style-name="L128"/>
    <style:style style:name="P122" style:family="paragraph" style:parent-style-name="Text_20_body" style:list-style-name="L129"/>
    <style:style style:name="P123" style:family="paragraph" style:parent-style-name="Text_20_body" style:list-style-name="L130"/>
    <style:style style:name="P124" style:family="paragraph" style:parent-style-name="Text_20_body" style:list-style-name="L131"/>
    <style:style style:name="P125" style:family="paragraph" style:parent-style-name="Text_20_body" style:list-style-name="L132"/>
    <style:style style:name="P126" style:family="paragraph" style:parent-style-name="Text_20_body" style:list-style-name="L133"/>
    <style:style style:name="P127" style:family="paragraph" style:parent-style-name="Text_20_body" style:list-style-name="L134"/>
    <style:style style:name="P128" style:family="paragraph" style:parent-style-name="Text_20_body" style:list-style-name="L135"/>
    <style:style style:name="P129" style:family="paragraph" style:parent-style-name="Text_20_body" style:list-style-name="L136"/>
    <style:style style:name="P130" style:family="paragraph" style:parent-style-name="Text_20_body" style:list-style-name="L137"/>
    <style:style style:name="P131" style:family="paragraph" style:parent-style-name="Text_20_body" style:list-style-name="L138"/>
    <style:style style:name="P132" style:family="paragraph" style:parent-style-name="Text_20_body" style:list-style-name="L139"/>
    <style:style style:name="P133" style:family="paragraph" style:parent-style-name="Text_20_body" style:list-style-name="L140"/>
    <style:style style:name="P134" style:family="paragraph" style:parent-style-name="Text_20_body" style:list-style-name="L141"/>
    <style:style style:name="P135" style:family="paragraph" style:parent-style-name="Text_20_body" style:list-style-name="L142"/>
    <style:style style:name="P136" style:family="paragraph" style:parent-style-name="Text_20_body" style:list-style-name="L1">
      <style:paragraph-properties fo:margin-top="0in" fo:margin-bottom="0in" style:contextual-spacing="false"/>
    </style:style>
    <style:style style:name="P137" style:family="paragraph" style:parent-style-name="Text_20_body" style:list-style-name="L2">
      <style:paragraph-properties fo:margin-top="0in" fo:margin-bottom="0in" style:contextual-spacing="false"/>
    </style:style>
    <style:style style:name="P138" style:family="paragraph" style:parent-style-name="Text_20_body" style:list-style-name="L3">
      <style:paragraph-properties fo:margin-top="0in" fo:margin-bottom="0in" style:contextual-spacing="false"/>
    </style:style>
    <style:style style:name="P139" style:family="paragraph" style:parent-style-name="Text_20_body" style:list-style-name="L4">
      <style:paragraph-properties fo:margin-top="0in" fo:margin-bottom="0in" style:contextual-spacing="false"/>
    </style:style>
    <style:style style:name="P140" style:family="paragraph" style:parent-style-name="Text_20_body" style:list-style-name="L5">
      <style:paragraph-properties fo:margin-top="0in" fo:margin-bottom="0in" style:contextual-spacing="false"/>
    </style:style>
    <style:style style:name="P141" style:family="paragraph" style:parent-style-name="Text_20_body" style:list-style-name="L6">
      <style:paragraph-properties fo:margin-top="0in" fo:margin-bottom="0in" style:contextual-spacing="false"/>
    </style:style>
    <style:style style:name="P142" style:family="paragraph" style:parent-style-name="Text_20_body" style:list-style-name="L7">
      <style:paragraph-properties fo:margin-top="0in" fo:margin-bottom="0in" style:contextual-spacing="false"/>
    </style:style>
    <style:style style:name="P143" style:family="paragraph" style:parent-style-name="Text_20_body" style:list-style-name="L8">
      <style:paragraph-properties fo:margin-top="0in" fo:margin-bottom="0in" style:contextual-spacing="false"/>
    </style:style>
    <style:style style:name="P144" style:family="paragraph" style:parent-style-name="Text_20_body" style:list-style-name="L10">
      <style:paragraph-properties fo:margin-top="0in" fo:margin-bottom="0in" style:contextual-spacing="false"/>
    </style:style>
    <style:style style:name="P145" style:family="paragraph" style:parent-style-name="Text_20_body" style:list-style-name="L11">
      <style:paragraph-properties fo:margin-top="0in" fo:margin-bottom="0in" style:contextual-spacing="false"/>
    </style:style>
    <style:style style:name="P146" style:family="paragraph" style:parent-style-name="Text_20_body" style:list-style-name="L12">
      <style:paragraph-properties fo:margin-top="0in" fo:margin-bottom="0in" style:contextual-spacing="false"/>
    </style:style>
    <style:style style:name="P147" style:family="paragraph" style:parent-style-name="Text_20_body" style:list-style-name="L13">
      <style:paragraph-properties fo:margin-top="0in" fo:margin-bottom="0in" style:contextual-spacing="false"/>
    </style:style>
    <style:style style:name="P148" style:family="paragraph" style:parent-style-name="Text_20_body" style:list-style-name="L14">
      <style:paragraph-properties fo:margin-top="0in" fo:margin-bottom="0in" style:contextual-spacing="false"/>
    </style:style>
    <style:style style:name="P149" style:family="paragraph" style:parent-style-name="Text_20_body" style:list-style-name="L15">
      <style:paragraph-properties fo:margin-top="0in" fo:margin-bottom="0in" style:contextual-spacing="false"/>
    </style:style>
    <style:style style:name="P150" style:family="paragraph" style:parent-style-name="Text_20_body" style:list-style-name="L16">
      <style:paragraph-properties fo:margin-top="0in" fo:margin-bottom="0in" style:contextual-spacing="false"/>
    </style:style>
    <style:style style:name="P151" style:family="paragraph" style:parent-style-name="Text_20_body" style:list-style-name="L17">
      <style:paragraph-properties fo:margin-top="0in" fo:margin-bottom="0in" style:contextual-spacing="false"/>
    </style:style>
    <style:style style:name="P152" style:family="paragraph" style:parent-style-name="Text_20_body" style:list-style-name="L19">
      <style:paragraph-properties fo:margin-top="0in" fo:margin-bottom="0in" style:contextual-spacing="false"/>
    </style:style>
    <style:style style:name="P153" style:family="paragraph" style:parent-style-name="Text_20_body" style:list-style-name="L20">
      <style:paragraph-properties fo:margin-top="0in" fo:margin-bottom="0in" style:contextual-spacing="false"/>
    </style:style>
    <style:style style:name="P154" style:family="paragraph" style:parent-style-name="Text_20_body" style:list-style-name="L21">
      <style:paragraph-properties fo:margin-top="0in" fo:margin-bottom="0in" style:contextual-spacing="false"/>
    </style:style>
    <style:style style:name="P155" style:family="paragraph" style:parent-style-name="Text_20_body" style:list-style-name="L22">
      <style:paragraph-properties fo:margin-top="0in" fo:margin-bottom="0in" style:contextual-spacing="false"/>
    </style:style>
    <style:style style:name="P156" style:family="paragraph" style:parent-style-name="Text_20_body" style:list-style-name="L23">
      <style:paragraph-properties fo:margin-top="0in" fo:margin-bottom="0in" style:contextual-spacing="false"/>
    </style:style>
    <style:style style:name="P157" style:family="paragraph" style:parent-style-name="Text_20_body" style:list-style-name="L24">
      <style:paragraph-properties fo:margin-top="0in" fo:margin-bottom="0in" style:contextual-spacing="false"/>
    </style:style>
    <style:style style:name="P158" style:family="paragraph" style:parent-style-name="Text_20_body" style:list-style-name="L25">
      <style:paragraph-properties fo:margin-top="0in" fo:margin-bottom="0in" style:contextual-spacing="false"/>
    </style:style>
    <style:style style:name="P159" style:family="paragraph" style:parent-style-name="Text_20_body" style:list-style-name="L26">
      <style:paragraph-properties fo:margin-top="0in" fo:margin-bottom="0in" style:contextual-spacing="false"/>
    </style:style>
    <style:style style:name="P160" style:family="paragraph" style:parent-style-name="Text_20_body" style:list-style-name="L28">
      <style:paragraph-properties fo:margin-top="0in" fo:margin-bottom="0in" style:contextual-spacing="false"/>
    </style:style>
    <style:style style:name="P161" style:family="paragraph" style:parent-style-name="Text_20_body" style:list-style-name="L29">
      <style:paragraph-properties fo:margin-top="0in" fo:margin-bottom="0in" style:contextual-spacing="false"/>
    </style:style>
    <style:style style:name="P162" style:family="paragraph" style:parent-style-name="Text_20_body" style:list-style-name="L30">
      <style:paragraph-properties fo:margin-top="0in" fo:margin-bottom="0in" style:contextual-spacing="false"/>
    </style:style>
    <style:style style:name="P163" style:family="paragraph" style:parent-style-name="Text_20_body" style:list-style-name="L31">
      <style:paragraph-properties fo:margin-top="0in" fo:margin-bottom="0in" style:contextual-spacing="false"/>
    </style:style>
    <style:style style:name="P164" style:family="paragraph" style:parent-style-name="Text_20_body" style:list-style-name="L32">
      <style:paragraph-properties fo:margin-top="0in" fo:margin-bottom="0in" style:contextual-spacing="false"/>
    </style:style>
    <style:style style:name="P165" style:family="paragraph" style:parent-style-name="Text_20_body" style:list-style-name="L33">
      <style:paragraph-properties fo:margin-top="0in" fo:margin-bottom="0in" style:contextual-spacing="false"/>
    </style:style>
    <style:style style:name="P166" style:family="paragraph" style:parent-style-name="Text_20_body" style:list-style-name="L34">
      <style:paragraph-properties fo:margin-top="0in" fo:margin-bottom="0in" style:contextual-spacing="false"/>
    </style:style>
    <style:style style:name="P167" style:family="paragraph" style:parent-style-name="Text_20_body" style:list-style-name="L35">
      <style:paragraph-properties fo:margin-top="0in" fo:margin-bottom="0in" style:contextual-spacing="false"/>
    </style:style>
    <style:style style:name="P168" style:family="paragraph" style:parent-style-name="Text_20_body" style:list-style-name="L36">
      <style:paragraph-properties fo:margin-top="0in" fo:margin-bottom="0in" style:contextual-spacing="false"/>
    </style:style>
    <style:style style:name="P169" style:family="paragraph" style:parent-style-name="Text_20_body" style:list-style-name="L37">
      <style:paragraph-properties fo:margin-top="0in" fo:margin-bottom="0in" style:contextual-spacing="false"/>
    </style:style>
    <style:style style:name="P170" style:family="paragraph" style:parent-style-name="Text_20_body" style:list-style-name="L38">
      <style:paragraph-properties fo:margin-top="0in" fo:margin-bottom="0in" style:contextual-spacing="false"/>
    </style:style>
    <style:style style:name="P171" style:family="paragraph" style:parent-style-name="Text_20_body" style:list-style-name="L39">
      <style:paragraph-properties fo:margin-top="0in" fo:margin-bottom="0in" style:contextual-spacing="false"/>
    </style:style>
    <style:style style:name="P172" style:family="paragraph" style:parent-style-name="Text_20_body" style:list-style-name="L40">
      <style:paragraph-properties fo:margin-top="0in" fo:margin-bottom="0in" style:contextual-spacing="false"/>
    </style:style>
    <style:style style:name="P173" style:family="paragraph" style:parent-style-name="Text_20_body" style:list-style-name="L41">
      <style:paragraph-properties fo:margin-top="0in" fo:margin-bottom="0in" style:contextual-spacing="false"/>
    </style:style>
    <style:style style:name="P174" style:family="paragraph" style:parent-style-name="Text_20_body" style:list-style-name="L42">
      <style:paragraph-properties fo:margin-top="0in" fo:margin-bottom="0in" style:contextual-spacing="false"/>
    </style:style>
    <style:style style:name="P175" style:family="paragraph" style:parent-style-name="Text_20_body" style:list-style-name="L43">
      <style:paragraph-properties fo:margin-top="0in" fo:margin-bottom="0in" style:contextual-spacing="false"/>
    </style:style>
    <style:style style:name="P176" style:family="paragraph" style:parent-style-name="Text_20_body" style:list-style-name="L44">
      <style:paragraph-properties fo:margin-top="0in" fo:margin-bottom="0in" style:contextual-spacing="false"/>
    </style:style>
    <style:style style:name="P177" style:family="paragraph" style:parent-style-name="Text_20_body" style:list-style-name="L45">
      <style:paragraph-properties fo:margin-top="0in" fo:margin-bottom="0in" style:contextual-spacing="false"/>
    </style:style>
    <style:style style:name="P178" style:family="paragraph" style:parent-style-name="Text_20_body" style:list-style-name="L46">
      <style:paragraph-properties fo:margin-top="0in" fo:margin-bottom="0in" style:contextual-spacing="false"/>
    </style:style>
    <style:style style:name="P179" style:family="paragraph" style:parent-style-name="Text_20_body" style:list-style-name="L47">
      <style:paragraph-properties fo:margin-top="0in" fo:margin-bottom="0in" style:contextual-spacing="false"/>
    </style:style>
    <style:style style:name="P180" style:family="paragraph" style:parent-style-name="Text_20_body" style:list-style-name="L48">
      <style:paragraph-properties fo:margin-top="0in" fo:margin-bottom="0in" style:contextual-spacing="false"/>
    </style:style>
    <style:style style:name="P181" style:family="paragraph" style:parent-style-name="Text_20_body" style:list-style-name="L49">
      <style:paragraph-properties fo:margin-top="0in" fo:margin-bottom="0in" style:contextual-spacing="false"/>
    </style:style>
    <style:style style:name="P182" style:family="paragraph" style:parent-style-name="Text_20_body" style:list-style-name="L50">
      <style:paragraph-properties fo:margin-top="0in" fo:margin-bottom="0in" style:contextual-spacing="false"/>
    </style:style>
    <style:style style:name="P183" style:family="paragraph" style:parent-style-name="Text_20_body" style:list-style-name="L51">
      <style:paragraph-properties fo:margin-top="0in" fo:margin-bottom="0in" style:contextual-spacing="false"/>
    </style:style>
    <style:style style:name="P184" style:family="paragraph" style:parent-style-name="Text_20_body" style:list-style-name="L52">
      <style:paragraph-properties fo:margin-top="0in" fo:margin-bottom="0in" style:contextual-spacing="false"/>
    </style:style>
    <style:style style:name="P185" style:family="paragraph" style:parent-style-name="Text_20_body" style:list-style-name="L53">
      <style:paragraph-properties fo:margin-top="0in" fo:margin-bottom="0in" style:contextual-spacing="false"/>
    </style:style>
    <style:style style:name="P186" style:family="paragraph" style:parent-style-name="Text_20_body" style:list-style-name="L54">
      <style:paragraph-properties fo:margin-top="0in" fo:margin-bottom="0in" style:contextual-spacing="false"/>
    </style:style>
    <style:style style:name="P187" style:family="paragraph" style:parent-style-name="Text_20_body" style:list-style-name="L55">
      <style:paragraph-properties fo:margin-top="0in" fo:margin-bottom="0in" style:contextual-spacing="false"/>
    </style:style>
    <style:style style:name="P188" style:family="paragraph" style:parent-style-name="Text_20_body" style:list-style-name="L56">
      <style:paragraph-properties fo:margin-top="0in" fo:margin-bottom="0in" style:contextual-spacing="false"/>
    </style:style>
    <style:style style:name="P189" style:family="paragraph" style:parent-style-name="Text_20_body" style:list-style-name="L57">
      <style:paragraph-properties fo:margin-top="0in" fo:margin-bottom="0in" style:contextual-spacing="false"/>
    </style:style>
    <style:style style:name="P190" style:family="paragraph" style:parent-style-name="Text_20_body" style:list-style-name="L58">
      <style:paragraph-properties fo:margin-top="0in" fo:margin-bottom="0in" style:contextual-spacing="false"/>
    </style:style>
    <style:style style:name="P191" style:family="paragraph" style:parent-style-name="Text_20_body" style:list-style-name="L59">
      <style:paragraph-properties fo:margin-top="0in" fo:margin-bottom="0in" style:contextual-spacing="false"/>
    </style:style>
    <style:style style:name="P192" style:family="paragraph" style:parent-style-name="Text_20_body" style:list-style-name="L60">
      <style:paragraph-properties fo:margin-top="0in" fo:margin-bottom="0in" style:contextual-spacing="false"/>
    </style:style>
    <style:style style:name="P193" style:family="paragraph" style:parent-style-name="Text_20_body" style:list-style-name="L61">
      <style:paragraph-properties fo:margin-top="0in" fo:margin-bottom="0in" style:contextual-spacing="false"/>
    </style:style>
    <style:style style:name="P194" style:family="paragraph" style:parent-style-name="Text_20_body" style:list-style-name="L62">
      <style:paragraph-properties fo:margin-top="0in" fo:margin-bottom="0in" style:contextual-spacing="false"/>
    </style:style>
    <style:style style:name="P195" style:family="paragraph" style:parent-style-name="Text_20_body" style:list-style-name="L63">
      <style:paragraph-properties fo:margin-top="0in" fo:margin-bottom="0in" style:contextual-spacing="false"/>
    </style:style>
    <style:style style:name="P196" style:family="paragraph" style:parent-style-name="Text_20_body" style:list-style-name="L64">
      <style:paragraph-properties fo:margin-top="0in" fo:margin-bottom="0in" style:contextual-spacing="false"/>
    </style:style>
    <style:style style:name="P197" style:family="paragraph" style:parent-style-name="Text_20_body" style:list-style-name="L65">
      <style:paragraph-properties fo:margin-top="0in" fo:margin-bottom="0in" style:contextual-spacing="false"/>
    </style:style>
    <style:style style:name="P198" style:family="paragraph" style:parent-style-name="Text_20_body" style:list-style-name="L66">
      <style:paragraph-properties fo:margin-top="0in" fo:margin-bottom="0in" style:contextual-spacing="false"/>
    </style:style>
    <style:style style:name="P199" style:family="paragraph" style:parent-style-name="Text_20_body" style:list-style-name="L67">
      <style:paragraph-properties fo:margin-top="0in" fo:margin-bottom="0in" style:contextual-spacing="false"/>
    </style:style>
    <style:style style:name="P200" style:family="paragraph" style:parent-style-name="Text_20_body" style:list-style-name="L68">
      <style:paragraph-properties fo:margin-top="0in" fo:margin-bottom="0in" style:contextual-spacing="false"/>
    </style:style>
    <style:style style:name="P201" style:family="paragraph" style:parent-style-name="Text_20_body" style:list-style-name="L69">
      <style:paragraph-properties fo:margin-top="0in" fo:margin-bottom="0in" style:contextual-spacing="false"/>
    </style:style>
    <style:style style:name="P202" style:family="paragraph" style:parent-style-name="Text_20_body" style:list-style-name="L70">
      <style:paragraph-properties fo:margin-top="0in" fo:margin-bottom="0in" style:contextual-spacing="false"/>
    </style:style>
    <style:style style:name="P203" style:family="paragraph" style:parent-style-name="Text_20_body" style:list-style-name="L71">
      <style:paragraph-properties fo:margin-top="0in" fo:margin-bottom="0in" style:contextual-spacing="false"/>
    </style:style>
    <style:style style:name="P204" style:family="paragraph" style:parent-style-name="Text_20_body" style:list-style-name="L72">
      <style:paragraph-properties fo:margin-top="0in" fo:margin-bottom="0in" style:contextual-spacing="false"/>
    </style:style>
    <style:style style:name="P205" style:family="paragraph" style:parent-style-name="Text_20_body" style:list-style-name="L73">
      <style:paragraph-properties fo:margin-top="0in" fo:margin-bottom="0in" style:contextual-spacing="false"/>
    </style:style>
    <style:style style:name="P206" style:family="paragraph" style:parent-style-name="Text_20_body" style:list-style-name="L74">
      <style:paragraph-properties fo:margin-top="0in" fo:margin-bottom="0in" style:contextual-spacing="false"/>
    </style:style>
    <style:style style:name="P207" style:family="paragraph" style:parent-style-name="Text_20_body" style:list-style-name="L75">
      <style:paragraph-properties fo:margin-top="0in" fo:margin-bottom="0in" style:contextual-spacing="false"/>
    </style:style>
    <style:style style:name="P208" style:family="paragraph" style:parent-style-name="Text_20_body" style:list-style-name="L76">
      <style:paragraph-properties fo:margin-top="0in" fo:margin-bottom="0in" style:contextual-spacing="false"/>
    </style:style>
    <style:style style:name="P209" style:family="paragraph" style:parent-style-name="Text_20_body" style:list-style-name="L77">
      <style:paragraph-properties fo:margin-top="0in" fo:margin-bottom="0in" style:contextual-spacing="false"/>
    </style:style>
    <style:style style:name="P210" style:family="paragraph" style:parent-style-name="Text_20_body" style:list-style-name="L78">
      <style:paragraph-properties fo:margin-top="0in" fo:margin-bottom="0in" style:contextual-spacing="false"/>
    </style:style>
    <style:style style:name="P211" style:family="paragraph" style:parent-style-name="Text_20_body" style:list-style-name="L79">
      <style:paragraph-properties fo:margin-top="0in" fo:margin-bottom="0in" style:contextual-spacing="false"/>
    </style:style>
    <style:style style:name="P212" style:family="paragraph" style:parent-style-name="Text_20_body" style:list-style-name="L80">
      <style:paragraph-properties fo:margin-top="0in" fo:margin-bottom="0in" style:contextual-spacing="false"/>
    </style:style>
    <style:style style:name="P213" style:family="paragraph" style:parent-style-name="Text_20_body" style:list-style-name="L82">
      <style:paragraph-properties fo:margin-top="0in" fo:margin-bottom="0in" style:contextual-spacing="false"/>
    </style:style>
    <style:style style:name="P214" style:family="paragraph" style:parent-style-name="Text_20_body" style:list-style-name="L83">
      <style:paragraph-properties fo:margin-top="0in" fo:margin-bottom="0in" style:contextual-spacing="false"/>
    </style:style>
    <style:style style:name="P215" style:family="paragraph" style:parent-style-name="Text_20_body" style:list-style-name="L84">
      <style:paragraph-properties fo:margin-top="0in" fo:margin-bottom="0in" style:contextual-spacing="false"/>
    </style:style>
    <style:style style:name="P216" style:family="paragraph" style:parent-style-name="Text_20_body" style:list-style-name="L85">
      <style:paragraph-properties fo:margin-top="0in" fo:margin-bottom="0in" style:contextual-spacing="false"/>
    </style:style>
    <style:style style:name="P217" style:family="paragraph" style:parent-style-name="Text_20_body" style:list-style-name="L86">
      <style:paragraph-properties fo:margin-top="0in" fo:margin-bottom="0in" style:contextual-spacing="false"/>
    </style:style>
    <style:style style:name="P218" style:family="paragraph" style:parent-style-name="Text_20_body" style:list-style-name="L87">
      <style:paragraph-properties fo:margin-top="0in" fo:margin-bottom="0in" style:contextual-spacing="false"/>
    </style:style>
    <style:style style:name="P219" style:family="paragraph" style:parent-style-name="Text_20_body" style:list-style-name="L89">
      <style:paragraph-properties fo:margin-top="0in" fo:margin-bottom="0in" style:contextual-spacing="false"/>
    </style:style>
    <style:style style:name="P220" style:family="paragraph" style:parent-style-name="Text_20_body" style:list-style-name="L90">
      <style:paragraph-properties fo:margin-top="0in" fo:margin-bottom="0in" style:contextual-spacing="false"/>
    </style:style>
    <style:style style:name="P221" style:family="paragraph" style:parent-style-name="Text_20_body" style:list-style-name="L91">
      <style:paragraph-properties fo:margin-top="0in" fo:margin-bottom="0in" style:contextual-spacing="false"/>
    </style:style>
    <style:style style:name="P222" style:family="paragraph" style:parent-style-name="Text_20_body" style:list-style-name="L92">
      <style:paragraph-properties fo:margin-top="0in" fo:margin-bottom="0in" style:contextual-spacing="false"/>
    </style:style>
    <style:style style:name="P223" style:family="paragraph" style:parent-style-name="Text_20_body" style:list-style-name="L93">
      <style:paragraph-properties fo:margin-top="0in" fo:margin-bottom="0in" style:contextual-spacing="false"/>
    </style:style>
    <style:style style:name="P224" style:family="paragraph" style:parent-style-name="Text_20_body" style:list-style-name="L94">
      <style:paragraph-properties fo:margin-top="0in" fo:margin-bottom="0in" style:contextual-spacing="false"/>
    </style:style>
    <style:style style:name="P225" style:family="paragraph" style:parent-style-name="Text_20_body" style:list-style-name="L96">
      <style:paragraph-properties fo:margin-top="0in" fo:margin-bottom="0in" style:contextual-spacing="false"/>
    </style:style>
    <style:style style:name="P226" style:family="paragraph" style:parent-style-name="Text_20_body" style:list-style-name="L97">
      <style:paragraph-properties fo:margin-top="0in" fo:margin-bottom="0in" style:contextual-spacing="false"/>
    </style:style>
    <style:style style:name="P227" style:family="paragraph" style:parent-style-name="Text_20_body" style:list-style-name="L98">
      <style:paragraph-properties fo:margin-top="0in" fo:margin-bottom="0in" style:contextual-spacing="false"/>
    </style:style>
    <style:style style:name="P228" style:family="paragraph" style:parent-style-name="Text_20_body" style:list-style-name="L99">
      <style:paragraph-properties fo:margin-top="0in" fo:margin-bottom="0in" style:contextual-spacing="false"/>
    </style:style>
    <style:style style:name="P229" style:family="paragraph" style:parent-style-name="Text_20_body" style:list-style-name="L100">
      <style:paragraph-properties fo:margin-top="0in" fo:margin-bottom="0in" style:contextual-spacing="false"/>
    </style:style>
    <style:style style:name="P230" style:family="paragraph" style:parent-style-name="Text_20_body" style:list-style-name="L101">
      <style:paragraph-properties fo:margin-top="0in" fo:margin-bottom="0in" style:contextual-spacing="false"/>
    </style:style>
    <style:style style:name="P231" style:family="paragraph" style:parent-style-name="Text_20_body" style:list-style-name="L103">
      <style:paragraph-properties fo:margin-top="0in" fo:margin-bottom="0in" style:contextual-spacing="false"/>
    </style:style>
    <style:style style:name="P232" style:family="paragraph" style:parent-style-name="Text_20_body" style:list-style-name="L104">
      <style:paragraph-properties fo:margin-top="0in" fo:margin-bottom="0in" style:contextual-spacing="false"/>
    </style:style>
    <style:style style:name="P233" style:family="paragraph" style:parent-style-name="Text_20_body" style:list-style-name="L105">
      <style:paragraph-properties fo:margin-top="0in" fo:margin-bottom="0in" style:contextual-spacing="false"/>
    </style:style>
    <style:style style:name="P234" style:family="paragraph" style:parent-style-name="Text_20_body" style:list-style-name="L106">
      <style:paragraph-properties fo:margin-top="0in" fo:margin-bottom="0in" style:contextual-spacing="false"/>
    </style:style>
    <style:style style:name="P235" style:family="paragraph" style:parent-style-name="Text_20_body" style:list-style-name="L107">
      <style:paragraph-properties fo:margin-top="0in" fo:margin-bottom="0in" style:contextual-spacing="false"/>
    </style:style>
    <style:style style:name="P236" style:family="paragraph" style:parent-style-name="Text_20_body" style:list-style-name="L108">
      <style:paragraph-properties fo:margin-top="0in" fo:margin-bottom="0in" style:contextual-spacing="false"/>
    </style:style>
    <style:style style:name="P237" style:family="paragraph" style:parent-style-name="Text_20_body" style:list-style-name="L110">
      <style:paragraph-properties fo:margin-top="0in" fo:margin-bottom="0in" style:contextual-spacing="false"/>
    </style:style>
    <style:style style:name="P238" style:family="paragraph" style:parent-style-name="Text_20_body" style:list-style-name="L111">
      <style:paragraph-properties fo:margin-top="0in" fo:margin-bottom="0in" style:contextual-spacing="false"/>
    </style:style>
    <style:style style:name="P239" style:family="paragraph" style:parent-style-name="Text_20_body" style:list-style-name="L112">
      <style:paragraph-properties fo:margin-top="0in" fo:margin-bottom="0in" style:contextual-spacing="false"/>
    </style:style>
    <style:style style:name="P240" style:family="paragraph" style:parent-style-name="Text_20_body" style:list-style-name="L113">
      <style:paragraph-properties fo:margin-top="0in" fo:margin-bottom="0in" style:contextual-spacing="false"/>
    </style:style>
    <style:style style:name="P241" style:family="paragraph" style:parent-style-name="Text_20_body" style:list-style-name="L114">
      <style:paragraph-properties fo:margin-top="0in" fo:margin-bottom="0in" style:contextual-spacing="false"/>
    </style:style>
    <style:style style:name="P242" style:family="paragraph" style:parent-style-name="Text_20_body" style:list-style-name="L115">
      <style:paragraph-properties fo:margin-top="0in" fo:margin-bottom="0in" style:contextual-spacing="false"/>
    </style:style>
    <style:style style:name="P243" style:family="paragraph" style:parent-style-name="Text_20_body" style:list-style-name="L117">
      <style:paragraph-properties fo:margin-top="0in" fo:margin-bottom="0in" style:contextual-spacing="false"/>
    </style:style>
    <style:style style:name="P244" style:family="paragraph" style:parent-style-name="Text_20_body" style:list-style-name="L118">
      <style:paragraph-properties fo:margin-top="0in" fo:margin-bottom="0in" style:contextual-spacing="false"/>
    </style:style>
    <style:style style:name="P245" style:family="paragraph" style:parent-style-name="Text_20_body" style:list-style-name="L119">
      <style:paragraph-properties fo:margin-top="0in" fo:margin-bottom="0in" style:contextual-spacing="false"/>
    </style:style>
    <style:style style:name="P246" style:family="paragraph" style:parent-style-name="Text_20_body" style:list-style-name="L120">
      <style:paragraph-properties fo:margin-top="0in" fo:margin-bottom="0in" style:contextual-spacing="false"/>
    </style:style>
    <style:style style:name="P247" style:family="paragraph" style:parent-style-name="Text_20_body" style:list-style-name="L121">
      <style:paragraph-properties fo:margin-top="0in" fo:margin-bottom="0in" style:contextual-spacing="false"/>
    </style:style>
    <style:style style:name="P248" style:family="paragraph" style:parent-style-name="Text_20_body" style:list-style-name="L122">
      <style:paragraph-properties fo:margin-top="0in" fo:margin-bottom="0in" style:contextual-spacing="false"/>
    </style:style>
    <style:style style:name="P249" style:family="paragraph" style:parent-style-name="Text_20_body" style:list-style-name="L124">
      <style:paragraph-properties fo:margin-top="0in" fo:margin-bottom="0in" style:contextual-spacing="false"/>
    </style:style>
    <style:style style:name="P250" style:family="paragraph" style:parent-style-name="Text_20_body" style:list-style-name="L125">
      <style:paragraph-properties fo:margin-top="0in" fo:margin-bottom="0in" style:contextual-spacing="false"/>
    </style:style>
    <style:style style:name="P251" style:family="paragraph" style:parent-style-name="Text_20_body" style:list-style-name="L126">
      <style:paragraph-properties fo:margin-top="0in" fo:margin-bottom="0in" style:contextual-spacing="false"/>
    </style:style>
    <style:style style:name="P252" style:family="paragraph" style:parent-style-name="Text_20_body" style:list-style-name="L127">
      <style:paragraph-properties fo:margin-top="0in" fo:margin-bottom="0in" style:contextual-spacing="false"/>
    </style:style>
    <style:style style:name="P253" style:family="paragraph" style:parent-style-name="Text_20_body" style:list-style-name="L128">
      <style:paragraph-properties fo:margin-top="0in" fo:margin-bottom="0in" style:contextual-spacing="false"/>
    </style:style>
    <style:style style:name="P254" style:family="paragraph" style:parent-style-name="Text_20_body" style:list-style-name="L129">
      <style:paragraph-properties fo:margin-top="0in" fo:margin-bottom="0in" style:contextual-spacing="false"/>
    </style:style>
    <style:style style:name="P255" style:family="paragraph" style:parent-style-name="Text_20_body" style:list-style-name="L131">
      <style:paragraph-properties fo:margin-top="0in" fo:margin-bottom="0in" style:contextual-spacing="false"/>
    </style:style>
    <style:style style:name="P256" style:family="paragraph" style:parent-style-name="Text_20_body" style:list-style-name="L132">
      <style:paragraph-properties fo:margin-top="0in" fo:margin-bottom="0in" style:contextual-spacing="false"/>
    </style:style>
    <style:style style:name="P257" style:family="paragraph" style:parent-style-name="Text_20_body" style:list-style-name="L133">
      <style:paragraph-properties fo:margin-top="0in" fo:margin-bottom="0in" style:contextual-spacing="false"/>
    </style:style>
    <style:style style:name="P258" style:family="paragraph" style:parent-style-name="Text_20_body" style:list-style-name="L134">
      <style:paragraph-properties fo:margin-top="0in" fo:margin-bottom="0in" style:contextual-spacing="false"/>
    </style:style>
    <style:style style:name="P259" style:family="paragraph" style:parent-style-name="Text_20_body" style:list-style-name="L135">
      <style:paragraph-properties fo:margin-top="0in" fo:margin-bottom="0in" style:contextual-spacing="false"/>
    </style:style>
    <style:style style:name="P260" style:family="paragraph" style:parent-style-name="Text_20_body" style:list-style-name="L137">
      <style:paragraph-properties fo:margin-top="0in" fo:margin-bottom="0in" style:contextual-spacing="false"/>
    </style:style>
    <style:style style:name="P261" style:family="paragraph" style:parent-style-name="Text_20_body" style:list-style-name="L138">
      <style:paragraph-properties fo:margin-top="0in" fo:margin-bottom="0in" style:contextual-spacing="false"/>
    </style:style>
    <style:style style:name="P262" style:family="paragraph" style:parent-style-name="Text_20_body" style:list-style-name="L139">
      <style:paragraph-properties fo:margin-top="0in" fo:margin-bottom="0in" style:contextual-spacing="false"/>
    </style:style>
    <style:style style:name="P263" style:family="paragraph" style:parent-style-name="Text_20_body" style:list-style-name="L140">
      <style:paragraph-properties fo:margin-top="0in" fo:margin-bottom="0in" style:contextual-spacing="false"/>
    </style:style>
    <style:style style:name="P264" style:family="paragraph" style:parent-style-name="Text_20_body" style:list-style-name="L141">
      <style:paragraph-properties fo:margin-top="0in" fo:margin-bottom="0in" style:contextual-spacing="false"/>
    </style:style>
    <style:style style:name="P265" style:family="paragraph" style:parent-style-name="Table_20_Heading">
      <style:paragraph-properties fo:margin-top="0in" fo:margin-bottom="0.1965in" style:contextual-spacing="false"/>
    </style:style>
    <style:style style:name="P266" style:family="paragraph" style:parent-style-name="Table_20_Contents">
      <style:paragraph-properties fo:margin-top="0in" fo:margin-bottom="0.1965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b-cont"/>Part IV - Personnel Licensing and Training </text:h>
      <text:h text:style-name="Heading_20_3" text:outline-level="3">Canadian Aviation Regulations</text:h>
      <text:list xml:id="list2248656038217273443" text:style-name="L1">
        <text:list-item>
          <text:p text:style-name="P136"><text:a xlink:type="simple" xlink:href="http://www.tc.gc.ca/eng/acts-regulations/regulations-sor96-433.htm#i">Part I</text:a> </text:p>
        </text:list-item>
        <text:list-item>
          <text:p text:style-name="P136"><text:a xlink:type="simple" xlink:href="http://www.tc.gc.ca/eng/acts-regulations/regulations-sor96-433.htm#ii">Part II</text:a> </text:p>
        </text:list-item>
        <text:list-item>
          <text:p text:style-name="P136"><text:a xlink:type="simple" xlink:href="http://www.tc.gc.ca/eng/acts-regulations/regulations-sor96-433.htm#iii">Part III</text:a> </text:p>
        </text:list-item>
        <text:list-item>
          <text:p text:style-name="P136"><text:a xlink:type="simple" xlink:href="http://www.tc.gc.ca/eng/acts-regulations/regulations-sor96-433.htm#iv">Part IV</text:a> </text:p>
        </text:list-item>
        <text:list-item>
          <text:p text:style-name="P136">Standards </text:p>
          <text:list>
            <text:list-item>
              <text:p text:style-name="P136"><text:a xlink:type="simple" xlink:href="http://www.tc.gc.ca/eng/civilaviation/regserv/cars/part4-standards-standard421-173.htm">Standard 421</text:a> </text:p>
            </text:list-item>
            <text:list-item>
              <text:p text:style-name="P136"><text:a xlink:type="simple" xlink:href="http://www.tc.gc.ca/eng/civilaviation/regserv/cars/part4-standards-422-1087.htm">Standard 422</text:a> </text:p>
            </text:list-item>
            <text:list-item>
              <text:p text:style-name="P136"><text:a xlink:type="simple" xlink:href="http://www.tc.gc.ca/eng/civilaviation/regserv/cars/part4-standards-standard424-174.htm">Standard 424</text:a> </text:p>
            </text:list-item>
            <text:list-item>
              <text:p text:style-name="P136"><text:a xlink:type="simple" xlink:href="http://www.tc.gc.ca/eng/civilaviation/regserv/cars/part4-standards-standard425-1392.htm">Standard 425</text:a> </text:p>
            </text:list-item>
            <text:list-item>
              <text:p text:style-name="P136"><text:a xlink:type="simple" xlink:href="http://www.tc.gc.ca/eng/civilaviation/regserv/cars/part4-standards-standard426-762.htm">Standard 426</text:a> </text:p>
            </text:list-item>
            <text:list-item>
              <text:p text:style-name="P136"><text:a xlink:type="simple" xlink:href="http://www.tc.gc.ca/eng/civilaviation/regserv/cars/part4-standard-standard%20428-3870.htm">Standard 428</text:a> </text:p>
            </text:list-item>
          </text:list>
        </text:list-item>
        <text:list-item>
          <text:p text:style-name="P136"><text:a xlink:type="simple" xlink:href="http://www.tc.gc.ca/eng/acts-regulations/regulations-sor96-433.htm#v">Part V</text:a> </text:p>
        </text:list-item>
        <text:list-item>
          <text:p text:style-name="P136"><text:a xlink:type="simple" xlink:href="http://www.tc.gc.ca/eng/acts-regulations/regulations-sor96-433.htm#vi">Part VI</text:a> </text:p>
        </text:list-item>
        <text:list-item>
          <text:p text:style-name="P136"><text:a xlink:type="simple" xlink:href="http://www.tc.gc.ca/eng/acts-regulations/regulations-sor96-433.htm#vii">Part VII</text:a> </text:p>
        </text:list-item>
        <text:list-item>
          <text:p text:style-name="P136"><text:a xlink:type="simple" xlink:href="http://www.tc.gc.ca/eng/acts-regulations/regulations-sor96-433.htm#viii">Part VIII</text:a> </text:p>
        </text:list-item>
        <text:list-item>
          <text:p text:style-name="P1"><text:a xlink:type="simple" xlink:href="http://www.tc.gc.ca/eng/acts-regulations/regulations-sor96-433.htm#ix">Part IX</text:a> </text:p>
        </text:list-item>
      </text:list>
      <text:h text:style-name="Heading_20_3" text:outline-level="3">Quick Links</text:h>
      <text:list xml:id="list907211377785417787" text:style-name="L2">
        <text:list-item>
          <text:p text:style-name="P137"><text:a xlink:type="simple" xlink:href="http://www.tc.gc.ca/eng/civilaviation/publications/tp14371-menu-3092.htm">TC AIM</text:a> </text:p>
        </text:list-item>
        <text:list-item>
          <text:p text:style-name="P137"><text:a xlink:type="simple" xlink:href="http://www.tc.gc.ca/eng/civilaviation/standards/maintenance-regsdocs-carsindex-2940.htm">CARs Reference Index</text:a> </text:p>
        </text:list-item>
        <text:list-item>
          <text:p text:style-name="P2"><text:a xlink:type="simple" xlink:href="http://www.tc.gc.ca/eng/civilaviation/regserv/affairs-carac-menu-755.htm">CARAC</text:a> </text:p>
        </text:list-item>
      </text:list>
      <text:h text:style-name="Heading_20_2" text:outline-level="2">Standard 428 - Conduct of Flight Tests </text:h>
      <text:p text:style-name="Text_20_body">(amended 2012/02/19; no previous version) </text:p>
      <text:h text:style-name="Heading_20_3" text:outline-level="3"><text:bookmark text:name="schedule1"/>Schedule 1 - Flight Test for the Issuance of a Passenger Carrying Rating – Ultra-light Aeroplane </text:h>
      <text:h text:style-name="Heading_20_4" text:outline-level="4"><text:bookmark text:name="schedule1_1"/>1. Prerequisites for the Flight Test </text:h>
      <text:list xml:id="list821240842316795771" text:style-name="L3">
        <text:list-item>
          <text:p text:style-name="P138"><text:span text:style-name="Emphasis">(a)</text:span> Before conducting a flight test, the examiner shall receive the following documentation: </text:p>
          <text:list>
            <text:list-item>
              <text:p text:style-name="P138">(i) proof that the candidate meets the requirements of section 421.14 of Standard 421 — <text:span text:style-name="Emphasis">Flight Crew Permits, Licences and Ratings</text:span>, </text:p>
            </text:list-item>
            <text:list-item>
              <text:p text:style-name="P138">(ii) a Student Pilot Permit - Ultra-light Aeroplane, a pilot permit or a licence, and </text:p>
            </text:list-item>
            <text:list-item>
              <text:p text:style-name="P138">(iii) a letter signed by the holder of a Flight Instructor Rating - Ultra-light Aeroplane, or <text:soft-page-break/>a Flight Instructor Rating – Aeroplane, dated within 30 days prior to the flight test, certifying that: </text:p>
              <text:list>
                <text:list-item>
                  <text:p text:style-name="P138">(A) a pre-flight test evaluation was conducted with the candidate, </text:p>
                </text:list-item>
                <text:list-item>
                  <text:p text:style-name="P138">(B) the candidate is considered to have reached a sufficient level of competency to undertake a flight test for the issuance of the Passenger-Carrying Rating – Ultra-light Aeroplane, and </text:p>
                </text:list-item>
                <text:list-item>
                  <text:p text:style-name="P138">(C) the candidate is recommended for the flight test. </text:p>
                </text:list-item>
              </text:list>
            </text:list-item>
          </text:list>
        </text:list-item>
        <text:list-item>
          <text:p text:style-name="P138"><text:span text:style-name="Emphasis">(b)</text:span> Before conducting a partial re-test following failure of a flight test, the examiner shall receive the following documentation: </text:p>
          <text:list>
            <text:list-item>
              <text:p text:style-name="P138">(i) a copy of the Flight Test Report for the previously failed flight test, and </text:p>
            </text:list-item>
            <text:list-item>
              <text:p text:style-name="P138">(ii) a letter signed by the holder of a Flight Instructor Rating - Ultra-light Aeroplane, or a Flight Instructor Rating - Aeroplane, dated within 60 days prior to the re-test, certifying that: </text:p>
              <text:list>
                <text:list-item>
                  <text:p text:style-name="P138">(A) the candidate has received further training on the failed exercise(s), </text:p>
                </text:list-item>
                <text:list-item>
                  <text:p text:style-name="P138">(B) the candidate is considered to be competent to successfully complete the flight test, and </text:p>
                </text:list-item>
                <text:list-item>
                  <text:p text:style-name="P3">(C) the instructor recommends the candidate for the re-test. </text:p>
                </text:list-item>
              </text:list>
            </text:list-item>
          </text:list>
        </text:list-item>
      </text:list>
      <text:h text:style-name="Heading_20_4" text:outline-level="4"><text:bookmark text:name="schedule1_2"/>2. Aircraft and Equipment Required for the Flight Test </text:h>
      <text:p text:style-name="Text_20_body">The candidate shall provide an aeroplane that: </text:p>
      <text:list xml:id="list5762004298686352347" text:style-name="L4">
        <text:list-item>
          <text:p text:style-name="P139"><text:span text:style-name="Emphasis">(a)</text:span> is one of the following: </text:p>
          <text:list>
            <text:list-item>
              <text:p text:style-name="P139">(i) an ultra-light aeroplane (two or three axis control, weight shift control or powered parachute aircraft), </text:p>
            </text:list-item>
            <text:list-item>
              <text:p text:style-name="P139">(ii) an amateur-built aeroplane that meets the definition of a basic ultra-light aeroplane, or </text:p>
            </text:list-item>
            <text:list-item>
              <text:p text:style-name="P139">(iii) a certified aeroplane that meets the definition of a basic ultra-light aeroplane; </text:p>
            </text:list-item>
          </text:list>
        </text:list-item>
        <text:list-item>
          <text:p text:style-name="P139"><text:span text:style-name="Emphasis">(b)</text:span> is adequately equipped to permit the candidate to conduct the manoeuvres required for the flight test and to permit the examiner to assess the candidate’s performance; and </text:p>
        </text:list-item>
        <text:list-item>
          <text:p text:style-name="P4"><text:span text:style-name="Emphasis">(c)</text:span> meets the requirements of subsections 425.23(1) and (2) of Standard 425 — <text:span text:style-name="Emphasis">Flight Training</text:span>. </text:p>
        </text:list-item>
      </text:list>
      <text:h text:style-name="Heading_20_4" text:outline-level="4"><text:bookmark text:name="schedule1_3"/>3. Conduct of the Flight Test </text:h>
      <text:p text:style-name="Text_20_body">When conducting a flight test, the examiner shall: </text:p>
      <text:list xml:id="list5266467393694805617" text:style-name="L5">
        <text:list-item>
          <text:p text:style-name="P140"><text:span text:style-name="Emphasis">(a)</text:span> require the candidate to fly the aeroplane from a position where the pilot-in-command functions can be performed and to carry out the test as if there is no other crew member; </text:p>
        </text:list-item>
        <text:list-item>
          <text:p text:style-name="P140"><text:span text:style-name="Emphasis">(b)</text:span> take no part in the operation of the aeroplane, except: </text:p>
          <text:list>
            <text:list-item>
              <text:p text:style-name="P140">(i) as required for the purpose of testing certain prescribed exercises, or </text:p>
            </text:list-item>
            <text:list-item>
              <text:p text:style-name="P140">(ii) where intervention is necessary in the interest of safety or to avoid unacceptable delay to other traffic; and </text:p>
            </text:list-item>
          </text:list>
        </text:list-item>
        <text:list-item>
          <text:p text:style-name="P5"><text:span text:style-name="Emphasis">(c)</text:span> stop the flight test when unsafe airmanship or dangerous flying is displayed by the candidate, including failure to use proper and effective visual scanning techniques to clear the <text:soft-page-break/>area before and while performing visual manoeuvres. </text:p>
        </text:list-item>
      </text:list>
      <text:h text:style-name="Heading_20_4" text:outline-level="4"><text:bookmark text:name="schedule1_4"/>4. Flight Test Performance </text:h>
      <text:list xml:id="list5494651168247195758" text:style-name="L6">
        <text:list-item>
          <text:p text:style-name="P141"><text:span text:style-name="Emphasis">(a)</text:span> The examiner shall evaluate the candidate’s knowledge and skills to: </text:p>
          <text:list>
            <text:list-item>
              <text:p text:style-name="P141">(i) perform the required exercises in accordance with the performance criteria prescribed for the Passenger Carrying Rating - Ultra-light Aeroplane, </text:p>
            </text:list-item>
            <text:list-item>
              <text:p text:style-name="P141">(ii) complete all manoeuvres with smoothness and accuracy, </text:p>
            </text:list-item>
            <text:list-item>
              <text:p text:style-name="P141">(iii) demonstrate sound judgement and good airmanship, </text:p>
            </text:list-item>
            <text:list-item>
              <text:p text:style-name="P141">(iv) correctly apply aeronautical knowledge, and </text:p>
            </text:list-item>
            <text:list-item>
              <text:p text:style-name="P141">(v) demonstrate mastery of the aircraft at all times in such a manner that the successful outcome of a procedure or manoeuvre is never seriously in doubt. </text:p>
            </text:list-item>
          </text:list>
        </text:list-item>
        <text:list-item>
          <text:p text:style-name="P141"><text:span text:style-name="Emphasis">(b)</text:span> Consideration shall be given to unavoidable deviations from the published criteria due to weather, traffic or other situations beyond the reasonable control of the candidate. </text:p>
        </text:list-item>
        <text:list-item>
          <text:p text:style-name="P141"><text:span text:style-name="Emphasis">(c)</text:span> Allowing for deviations due to turbulent conditions and the handling qualities and performance of the aeroplane used, the following general performance tolerances apply: </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Altitude </text:p>
          </table:table-cell>
          <table:table-cell table:style-name="Table1.A1" office:value-type="string">
            <text:p text:style-name="Table_20_Contents">Normal flight<text:line-break/>Pilot navigation </text:p>
          </table:table-cell>
          <table:table-cell table:style-name="Table1.A1" office:value-type="string">
            <text:p text:style-name="Table_20_Contents">±100 feet<text:line-break/>±200 feet </text:p>
          </table:table-cell>
        </table:table-row>
        <table:table-row>
          <table:table-cell table:style-name="Table1.A1" office:value-type="string">
            <text:p text:style-name="Table_20_Heading">Airspeed </text:p>
          </table:table-cell>
          <table:table-cell table:style-name="Table1.A1" office:value-type="string">
            <text:p text:style-name="Table_20_Contents">All flight regimes </text:p>
          </table:table-cell>
          <table:table-cell table:style-name="Table1.A1" office:value-type="string">
            <text:p text:style-name="Table_20_Contents">-0 to +10 mph </text:p>
          </table:table-cell>
        </table:table-row>
      </table:table>
      <text:h text:style-name="Heading_20_4" text:outline-level="4"><text:bookmark text:name="schedule1_5"/>5. Content of the Flight Test for the Issuance of a Passenger Carrying Rating - Ultra-light Aeroplane </text:h>
      <text:h text:style-name="Heading_20_5" text:outline-level="5">Section 1 - Pre-Flight Operations </text:h>
      <text:list xml:id="list2759232043978486011" text:style-name="L7">
        <text:list-item>
          <text:p text:style-name="P142"><text:span text:style-name="Strong_20_Emphasis">a.</text:span> Aircraft Familiarization </text:p>
        </text:list-item>
        <text:list-item>
          <text:p text:style-name="P142"><text:span text:style-name="Strong_20_Emphasis">b.</text:span> Preparation for Flight </text:p>
        </text:list-item>
        <text:list-item>
          <text:p text:style-name="P142"><text:span text:style-name="Strong_20_Emphasis">c.</text:span> Ancillary Controls </text:p>
        </text:list-item>
        <text:list-item>
          <text:p text:style-name="P6"><text:span text:style-name="Strong_20_Emphasis">d.</text:span> Taxiing (and Canopy Inflation for Powered Parachutes)4 </text:p>
        </text:list-item>
      </text:list>
      <text:h text:style-name="Heading_20_5" text:outline-level="5">Section 2 - Airwork </text:h>
      <text:list xml:id="list6291102519239486389" text:style-name="L8">
        <text:list-item>
          <text:p text:style-name="P143"><text:span text:style-name="Strong_20_Emphasis">a.</text:span> Take-off </text:p>
        </text:list-item>
        <text:list-item>
          <text:p text:style-name="P7"><text:span text:style-name="Strong_20_Emphasis">b.</text:span> Stall </text:p>
        </text:list-item>
      </text:list>
      <text:h text:style-name="Heading_20_5" text:outline-level="5">Section 3 - Navigation </text:h>
      <text:list xml:id="list7881070061280037450" text:style-name="L9">
        <text:list-item>
          <text:p text:style-name="P8"><text:span text:style-name="Strong_20_Emphasis">a.</text:span> Pilot Navigation </text:p>
        </text:list-item>
      </text:list>
      <text:h text:style-name="Heading_20_5" text:outline-level="5">Section 4 - Abnormal and Emergency Procedures </text:h>
      <text:list xml:id="list8185950932969666125" text:style-name="L10">
        <text:list-item>
          <text:p text:style-name="P144"><text:span text:style-name="Strong_20_Emphasis">a.</text:span> Precautionary Landing </text:p>
        </text:list-item>
        <text:list-item>
          <text:p text:style-name="P144"><text:span text:style-name="Strong_20_Emphasis">b.</text:span> Forced Landing </text:p>
        </text:list-item>
        <text:list-item>
          <text:p text:style-name="P144"><text:span text:style-name="Strong_20_Emphasis">c.</text:span> Overshoot </text:p>
        </text:list-item>
        <text:list-item>
          <text:p text:style-name="P9"><text:span text:style-name="Strong_20_Emphasis">d.</text:span> Emergency Procedures </text:p>
        </text:list-item>
      </text:list>
      <text:h text:style-name="Heading_20_5" text:outline-level="5">Section 5 - Arrival and Landing </text:h>
      <text:list xml:id="list3133682302111254687" text:style-name="L11">
        <text:list-item>
          <text:p text:style-name="P145"><text:span text:style-name="Strong_20_Emphasis">a.</text:span> The Circuit </text:p>
        </text:list-item>
        <text:list-item>
          <text:p text:style-name="P145"><text:span text:style-name="Strong_20_Emphasis">b.</text:span> Approach and Landing </text:p>
        </text:list-item>
        <text:list-item>
          <text:p text:style-name="P10"><text:soft-page-break/><text:span text:style-name="Strong_20_Emphasis">c.</text:span> Slipping (not an item for two axis control, powered parachutes or weight shift control) </text:p>
        </text:list-item>
      </text:list>
      <text:h text:style-name="Heading_20_3" text:outline-level="3"><text:bookmark text:name="schedule2"/>Schedule 2 - Flight Test for the Issuance of a Recreational Pilot Permit - Aeroplane </text:h>
      <text:h text:style-name="Heading_20_4" text:outline-level="4"><text:bookmark text:name="schedule2_1"/>1. Prerequisites for the Flight Test </text:h>
      <text:list xml:id="list247428032424252465" text:style-name="L12">
        <text:list-item>
          <text:p text:style-name="P146"><text:span text:style-name="Emphasis">(a)</text:span> Before conducting a flight test, the examiner shall receive the following documentation: </text:p>
          <text:list>
            <text:list-item>
              <text:p text:style-name="P146">(i) proof that the candidate meets the requirements of section 421.14 Standard 421 — <text:span text:style-name="Emphasis">Flight Crew Permits, Licences and Ratings</text:span>, </text:p>
            </text:list-item>
            <text:list-item>
              <text:p text:style-name="P146">(ii) evidence that the candidate has received instruction on the same type of aeroplane to be used for the flight test, and </text:p>
            </text:list-item>
            <text:list-item>
              <text:p text:style-name="P146">(iii) a letter signed by the holder of a Flight Instructor Rating – Aeroplane, dated within 30 days prior to the flight test, certifying that: </text:p>
              <text:list>
                <text:list-item>
                  <text:p text:style-name="P146">(A) a pre-flight test evaluation was conducted with the candidate, </text:p>
                </text:list-item>
                <text:list-item>
                  <text:p text:style-name="P146">(B) the candidate is considered to have reached a sufficient level of competency to undertake a flight test for the issuance of the Recreational Pilot Permit - Aeroplane, and </text:p>
                </text:list-item>
                <text:list-item>
                  <text:p text:style-name="P146">(C) the candidate is recommended for the flight test. </text:p>
                </text:list-item>
              </text:list>
            </text:list-item>
          </text:list>
        </text:list-item>
        <text:list-item>
          <text:p text:style-name="P146"><text:span text:style-name="Emphasis">(b)</text:span> Before conducting a partial re-test following failure of a flight test, the examiner shall receive the following documentation: </text:p>
          <text:list>
            <text:list-item>
              <text:p text:style-name="P146">(i) a copy of the Flight Test Report for the previously failed flight test, and </text:p>
            </text:list-item>
            <text:list-item>
              <text:p text:style-name="P146">(ii) a letter signed by the holder of a Flight Instructor Rating - Aeroplane, dated within 30 days prior to the re-test, certifying that: </text:p>
              <text:list>
                <text:list-item>
                  <text:p text:style-name="P146">(A) the candidate has received further training on the failed exercise(s), </text:p>
                </text:list-item>
                <text:list-item>
                  <text:p text:style-name="P146">(B) the candidate is considered to be competent to successfully complete the flight test, and </text:p>
                </text:list-item>
                <text:list-item>
                  <text:p text:style-name="P11">(C) the instructor recommends the candidate for the re-test. </text:p>
                </text:list-item>
              </text:list>
            </text:list-item>
          </text:list>
        </text:list-item>
      </text:list>
      <text:h text:style-name="Heading_20_4" text:outline-level="4"><text:bookmark text:name="schedule2_2"/>2. Aircraft and Equipment Required for the Flight Test </text:h>
      <text:p text:style-name="Text_20_body">The candidate shall provide: </text:p>
      <text:list xml:id="list7039112365513977281" text:style-name="L13">
        <text:list-item>
          <text:p text:style-name="P147"><text:span text:style-name="Emphasis">(a)</text:span> an aeroplane that: </text:p>
          <text:list>
            <text:list-item>
              <text:p text:style-name="P147">(i) is certified for all manoeuvres required for the flight test, and </text:p>
            </text:list-item>
            <text:list-item>
              <text:p text:style-name="P147">(ii) meets the requirements of subsections 425.23(1) and (2) of Standard 425 — <text:span text:style-name="Emphasis">Flight Training</text:span>; and </text:p>
            </text:list-item>
          </text:list>
        </text:list-item>
        <text:list-item>
          <text:p text:style-name="P12"><text:span text:style-name="Emphasis">(b)</text:span> appropriate current aeronautical charts and the current <text:span text:style-name="Emphasis">Canada Flight Supplement.</text:span> </text:p>
          <text:p text:style-name="P12"><text:span text:style-name="Emphasis"><text:span text:style-name="Strong_20_Emphasis">Information Note:<text:line-break/></text:span></text:span><text:span text:style-name="Emphasis">For the purposes of the requirement of paragraph (a), the candidate may use an aeroplane for which a Special Certificate of Airworthiness has been issued and which is owner maintained.</text:span> </text:p>
        </text:list-item>
      </text:list>
      <text:h text:style-name="Heading_20_4" text:outline-level="4"><text:bookmark text:name="schedule2_3"/>3. Conduct of the Flight Test </text:h>
      <text:p text:style-name="Text_20_body">When conducting a flight test the examiner shall: </text:p>
      <text:list xml:id="list1455342106452882531" text:style-name="L14">
        <text:list-item>
          <text:p text:style-name="P148"><text:soft-page-break/><text:span text:style-name="Emphasis">(a)</text:span> require the candidate to fly the aeroplane from a position where the pilot-in-command functions can be performed and to carry out the test as if there is no other crew member; </text:p>
        </text:list-item>
        <text:list-item>
          <text:p text:style-name="P148"><text:span text:style-name="Emphasis">(b)</text:span> take no part in the operation of the aeroplane except: </text:p>
          <text:list>
            <text:list-item>
              <text:p text:style-name="P148">(i) as required for the purpose of testing certain prescribed exercises, or </text:p>
            </text:list-item>
            <text:list-item>
              <text:p text:style-name="P148">(ii) where intervention is necessary in the interest of safety or to avoid unacceptable delay to other traffic; and </text:p>
            </text:list-item>
          </text:list>
        </text:list-item>
        <text:list-item>
          <text:p text:style-name="P13"><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2_4"/>4. Flight Test Performance </text:h>
      <text:list xml:id="list6794917890020494813" text:style-name="L15">
        <text:list-item>
          <text:p text:style-name="P149"><text:span text:style-name="Emphasis">(a)</text:span> The examiner shall evaluate the candidate’s knowledge and skills to: </text:p>
          <text:list>
            <text:list-item>
              <text:p text:style-name="P149">(i) perform the required exercises in accordance with the performance criteria prescribed for the Recreational Pilot Permit – Aeroplane, </text:p>
            </text:list-item>
            <text:list-item>
              <text:p text:style-name="P149">(ii) complete all manoeuvres with smoothness and accuracy, </text:p>
            </text:list-item>
            <text:list-item>
              <text:p text:style-name="P149">(iii) demonstrate sound judgement and good airmanship, </text:p>
            </text:list-item>
            <text:list-item>
              <text:p text:style-name="P149">(iv) correctly apply aeronautical knowledge, and </text:p>
            </text:list-item>
            <text:list-item>
              <text:p text:style-name="P149">(v) demonstrate mastery of the aeroplane at all times in such a manner that the successful outcome of a procedure or manoeuvre is never seriously in doubt. </text:p>
            </text:list-item>
          </text:list>
        </text:list-item>
        <text:list-item>
          <text:p text:style-name="P149"><text:span text:style-name="Emphasis">(b)</text:span> Consideration shall be given to unavoidable deviations from the published criteria due to weather, traffic or other situations beyond the reasonable control of the candidate. </text:p>
        </text:list-item>
        <text:list-item>
          <text:p text:style-name="P149"><text:span text:style-name="Emphasis">(c)</text:span> Allowing for deviations due to turbulent conditions and the handling qualities and performance of the aeroplane used, the following general performance tolerances apply: </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line-break/>Altitude </text:p>
            </table:table-cell>
            <table:table-cell table:style-name="Table2.A1" office:value-type="string">
              <text:p text:style-name="P265">Normal Flight<text:line-break/>Pilot navigation </text:p>
            </table:table-cell>
            <table:table-cell table:style-name="Table2.A1" office:value-type="string">
              <text:p text:style-name="P265">±100 feet<text:line-break/>±200 feet </text:p>
            </table:table-cell>
          </table:table-row>
        </table:table-header-rows>
        <table:table-row>
          <table:table-cell table:style-name="Table2.A1" office:value-type="string">
            <text:p text:style-name="P266">Heading </text:p>
          </table:table-cell>
          <table:table-cell table:style-name="Table2.A1" office:value-type="string">
            <text:p text:style-name="P266">Normal Flight </text:p>
          </table:table-cell>
          <table:table-cell table:style-name="Table2.A1" office:value-type="string">
            <text:p text:style-name="P266">±10° </text:p>
          </table:table-cell>
        </table:table-row>
        <table:table-row>
          <table:table-cell table:style-name="Table2.A1" office:value-type="string">
            <text:p text:style-name="P266">Airspeed </text:p>
          </table:table-cell>
          <table:table-cell table:style-name="Table2.A1" office:value-type="string">
            <text:p text:style-name="P266">All flight regimes </text:p>
          </table:table-cell>
          <table:table-cell table:style-name="Table2.A1" office:value-type="string">
            <text:p text:style-name="P266">±10 knots </text:p>
          </table:table-cell>
        </table:table-row>
      </table:table>
      <text:h text:style-name="Heading_20_4" text:outline-level="4"><text:bookmark text:name="schedule2_5"/>5. Content of the Flight Test for the Issuance of a Recreational Pilot Permit – Aeroplane </text:h>
      <text:h text:style-name="Heading_20_5" text:outline-level="5">Section 1 - Pre-Flight Operations </text:h>
      <text:list xml:id="list277668479034248635" text:style-name="L16">
        <text:list-item>
          <text:p text:style-name="P150"><text:span text:style-name="Strong_20_Emphasis">a.</text:span> Aeroplane Familiarization and Preparation for Flight </text:p>
        </text:list-item>
        <text:list-item>
          <text:p text:style-name="P150"><text:span text:style-name="Strong_20_Emphasis">b.</text:span> Ancillary Controls </text:p>
        </text:list-item>
        <text:list-item>
          <text:p text:style-name="P14"><text:span text:style-name="Strong_20_Emphasis">c.</text:span> Taxiing </text:p>
        </text:list-item>
      </text:list>
      <text:h text:style-name="Heading_20_5" text:outline-level="5">Section 2 - Airwork </text:h>
      <text:list xml:id="list1569565355660761794" text:style-name="L17">
        <text:list-item>
          <text:p text:style-name="P151"><text:span text:style-name="Strong_20_Emphasis">a.</text:span> Take-off </text:p>
        </text:list-item>
        <text:list-item>
          <text:p text:style-name="P151"><text:span text:style-name="Strong_20_Emphasis">b.</text:span> Slow Flight </text:p>
        </text:list-item>
        <text:list-item>
          <text:p text:style-name="P151"><text:span text:style-name="Strong_20_Emphasis">c.</text:span> Stall </text:p>
        </text:list-item>
        <text:list-item>
          <text:p text:style-name="P15"><text:span text:style-name="Strong_20_Emphasis">d.</text:span> Spiral </text:p>
        </text:list-item>
      </text:list>
      <text:h text:style-name="Heading_20_5" text:outline-level="5"><text:soft-page-break/>Section 3 - Navigation </text:h>
      <text:list xml:id="list7366444328002519984" text:style-name="L18">
        <text:list-item>
          <text:p text:style-name="P16"><text:span text:style-name="Strong_20_Emphasis">a.</text:span> Pilot Navigation </text:p>
        </text:list-item>
      </text:list>
      <text:h text:style-name="Heading_20_5" text:outline-level="5">Section 4 - Abnormal and Emergency Procedures </text:h>
      <text:list xml:id="list2670162252311194026" text:style-name="L19">
        <text:list-item>
          <text:p text:style-name="P152"><text:span text:style-name="Strong_20_Emphasis">a.</text:span> Precautionary Landing </text:p>
        </text:list-item>
        <text:list-item>
          <text:p text:style-name="P152"><text:span text:style-name="Strong_20_Emphasis">b.</text:span> Forced Landing </text:p>
        </text:list-item>
        <text:list-item>
          <text:p text:style-name="P152"><text:span text:style-name="Strong_20_Emphasis">c.</text:span> Overshoot </text:p>
        </text:list-item>
        <text:list-item>
          <text:p text:style-name="P17"><text:span text:style-name="Strong_20_Emphasis">d.</text:span> Emergency Procedures </text:p>
        </text:list-item>
      </text:list>
      <text:h text:style-name="Heading_20_5" text:outline-level="5">Section 5 - Arrival and Landing </text:h>
      <text:list xml:id="list8051561184522826831" text:style-name="L20">
        <text:list-item>
          <text:p text:style-name="P153"><text:span text:style-name="Strong_20_Emphasis">a.</text:span> The Circuit </text:p>
        </text:list-item>
        <text:list-item>
          <text:p text:style-name="P153"><text:span text:style-name="Strong_20_Emphasis">b.</text:span> Approach and Landing </text:p>
        </text:list-item>
        <text:list-item>
          <text:p text:style-name="P18"><text:span text:style-name="Strong_20_Emphasis">c.</text:span> Slipping </text:p>
        </text:list-item>
      </text:list>
      <text:h text:style-name="Heading_20_3" text:outline-level="3"><text:bookmark text:name="schedule3"/>Schedule 3 - Flight Test for the Issuance of a Private Pilot Licence - Aeroplane </text:h>
      <text:h text:style-name="Heading_20_4" text:outline-level="4"><text:bookmark text:name="schedule3_1"/>1. Prerequisites for the Flight Test </text:h>
      <text:list xml:id="list4155485731318186474" text:style-name="L21">
        <text:list-item>
          <text:p text:style-name="P154"><text:span text:style-name="Emphasis">(a)</text:span> Before conducting a flight test, the examiner shall receive the following documentation: </text:p>
          <text:list>
            <text:list-item>
              <text:p text:style-name="P154">(i) proof that the candidate meets the requirements of section 421.14 of Standard 421 — <text:span text:style-name="Emphasis">Flight Crew Permits, Licences and Ratings</text:span>, </text:p>
            </text:list-item>
            <text:list-item>
              <text:p text:style-name="P154">(ii) evidence that the candidate has received instruction on the same type of aeroplane to be used for the flight test, and </text:p>
            </text:list-item>
            <text:list-item>
              <text:p text:style-name="P154">(iii) a letter signed by the holder of a Flight Instructor Rating – Aeroplane, dated within 30 days prior to the flight test, certifying that: </text:p>
              <text:list>
                <text:list-item>
                  <text:p text:style-name="P154">(A) a pre-flight test evaluation was conducted with the candidate, </text:p>
                </text:list-item>
                <text:list-item>
                  <text:p text:style-name="P154">(B) the candidate is considered to have reached a sufficient level of competency to undertake a flight test for the issuance of the Private Pilot Licence, and </text:p>
                </text:list-item>
                <text:list-item>
                  <text:p text:style-name="P154">(C) the candidate is recommended for the flight test. </text:p>
                </text:list-item>
              </text:list>
            </text:list-item>
          </text:list>
        </text:list-item>
        <text:list-item>
          <text:p text:style-name="P154"><text:span text:style-name="Emphasis">(b)</text:span> Before conducting a partial re-test following failure of a flight test, the examiner shall receive the following documentation: </text:p>
          <text:list>
            <text:list-item>
              <text:p text:style-name="P154">(i) a copy of the Flight Test Report for the previously failed flight test, and </text:p>
            </text:list-item>
            <text:list-item>
              <text:p text:style-name="P154">(ii) a letter signed by the holder of a Flight Instructor Rating - Aeroplane, dated within 30 days prior to the re-test, certifying that: </text:p>
              <text:list>
                <text:list-item>
                  <text:p text:style-name="P154">(A) the candidate has received further training on the failed exercise(s), </text:p>
                </text:list-item>
                <text:list-item>
                  <text:p text:style-name="P154">(B) the candidate is considered to be competent to successfully complete the flight test, and </text:p>
                </text:list-item>
                <text:list-item>
                  <text:p text:style-name="P19">(C) the instructor recommends the candidate for the re-test. </text:p>
                </text:list-item>
              </text:list>
            </text:list-item>
          </text:list>
        </text:list-item>
      </text:list>
      <text:h text:style-name="Heading_20_4" text:outline-level="4"><text:bookmark text:name="schedule3_2"/>2. Aircraft and Equipment Required for the Flight Test </text:h>
      <text:p text:style-name="Text_20_body">The examiner shall ensure that the candidate provides: </text:p>
      <text:list xml:id="list7476862660057610348" text:style-name="L22">
        <text:list-item>
          <text:p text:style-name="P155"><text:span text:style-name="Emphasis">(a)</text:span> an aeroplane that: </text:p>
          <text:list>
            <text:list-item>
              <text:p text:style-name="P155"><text:soft-page-break/>(i) is certified for all manoeuvres required for the flight test, and </text:p>
            </text:list-item>
            <text:list-item>
              <text:p text:style-name="P155">(ii) meets the requirements of subsections 425.23(1), (2) and (3) of Standard 425 —<text:span text:style-name="Emphasis">Flight Training</text:span>; </text:p>
            </text:list-item>
          </text:list>
        </text:list-item>
        <text:list-item>
          <text:p text:style-name="P155"><text:span text:style-name="Emphasis">(b)</text:span> appropriate current aeronautical charts and the current <text:span text:style-name="Emphasis">Canada Flight Supplement</text:span>; and </text:p>
        </text:list-item>
        <text:list-item>
          <text:p text:style-name="P20"><text:span text:style-name="Emphasis">(c)</text:span> an effective means of excluding outside visual reference to simulate instrument flight conditions while maintaining a safe level of visibility for the examiner. </text:p>
        </text:list-item>
      </text:list>
      <text:p text:style-name="Text_20_body"><text:span text:style-name="Emphasis"><text:span text:style-name="Strong_20_Emphasis">Information Note:</text:span></text:span> <text:line-break/><text:span text:style-name="Emphasis">For the purposes of the requirement of paragraph (a), the candidate may use an aeroplane for which a Special Certificate of Airworthiness has been issued and which is owner maintained.</text:span> </text:p>
      <text:h text:style-name="Heading_20_4" text:outline-level="4"><text:bookmark text:name="schedule3_3"/>3. Conduct of the Flight Test </text:h>
      <text:p text:style-name="Text_20_body">When conducting a flight test the examiner shall:  </text:p>
      <text:list xml:id="list973080108368503197" text:style-name="L23">
        <text:list-item>
          <text:p text:style-name="P156"><text:span text:style-name="Emphasis">(a)</text:span> require the candidate to fly the aeroplane from a position where the pilot-in-command functions can be performed and to carry out the test as if there is no other crew member; </text:p>
        </text:list-item>
        <text:list-item>
          <text:p text:style-name="P156"><text:span text:style-name="Emphasis">(b)</text:span> take no part in the operation of the aeroplane except: </text:p>
          <text:list>
            <text:list-item>
              <text:p text:style-name="P156">(i) as required for the purpose of testing certain prescribed exercises, </text:p>
            </text:list-item>
            <text:list-item>
              <text:p text:style-name="P156">(ii) to perform the duties of a safety pilot while the candidate is donning and wearing a view-limiting device, or </text:p>
            </text:list-item>
            <text:list-item>
              <text:p text:style-name="P156">(iii) where intervention is necessary in the interest of safety or to avoid unacceptable delay to other traffic; and  </text:p>
            </text:list-item>
          </text:list>
        </text:list-item>
        <text:list-item>
          <text:p text:style-name="P21"><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3_4"/>4. Flight Test Performance </text:h>
      <text:list xml:id="list2481641951120270501" text:style-name="L24">
        <text:list-item>
          <text:p text:style-name="P157"><text:span text:style-name="Emphasis">(a)</text:span> The examiner shall evaluate the candidate’s knowledge and skills to: </text:p>
          <text:list>
            <text:list-item>
              <text:p text:style-name="P157">(i) perform the required exercises in accordance with the performance criteria prescribed for the Private Pilot Licence – Aeroplane, </text:p>
            </text:list-item>
            <text:list-item>
              <text:p text:style-name="P157">(ii) complete all manoeuvres with smoothness and accuracy, </text:p>
            </text:list-item>
            <text:list-item>
              <text:p text:style-name="P157">(iii) demonstrate sound judgement and good airmanship, </text:p>
            </text:list-item>
            <text:list-item>
              <text:p text:style-name="P157">(iv) correctly apply aeronautical knowledge, and </text:p>
            </text:list-item>
            <text:list-item>
              <text:p text:style-name="P157">(v) demonstrate mastery of the aeroplane at all times in such a manner that the successful outcome of a procedure or manoeuvre is never seriously in doubt. </text:p>
            </text:list-item>
          </text:list>
        </text:list-item>
        <text:list-item>
          <text:p text:style-name="P157"><text:span text:style-name="Emphasis">(b)</text:span> Consideration shall be given to unavoidable deviations from the published criteria due to weather, traffic or other situations beyond the reasonable control of the candidate. </text:p>
        </text:list-item>
        <text:list-item>
          <text:p text:style-name="P22"><text:span text:style-name="Emphasis">(c)</text:span> Allowing for deviations due to turbulent conditions and the handling qualities and performance of the aeroplane used, the following general performance tolerances apply: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Table_20_Heading"><text:line-break/>Altitude </text:p>
          </table:table-cell>
          <table:table-cell table:style-name="Table3.A1" office:value-type="string">
            <text:p text:style-name="Table_20_Contents">Normal flight<text:line-break/>Cross-country cruising flight<text:line-break/>Instrument flight </text:p>
          </table:table-cell>
          <table:table-cell table:style-name="Table3.A1" office:value-type="string">
            <text:p text:style-name="Table_20_Contents">±100 feet<text:line-break/>±200 feet<text:line-break/>±200 feet </text:p>
          </table:table-cell>
        </table:table-row>
        <text:soft-page-break/>
        <table:table-row>
          <table:table-cell table:style-name="Table3.A1" office:value-type="string">
            <text:p text:style-name="Table_20_Heading">Heading </text:p>
          </table:table-cell>
          <table:table-cell table:style-name="Table3.A1" office:value-type="string">
            <text:p text:style-name="Table_20_Contents">Normal flight<text:line-break/>Instrument flight </text:p>
          </table:table-cell>
          <table:table-cell table:style-name="Table3.A1" office:value-type="string">
            <text:p text:style-name="Table_20_Contents">±10°<text:line-break/>±15° </text:p>
          </table:table-cell>
        </table:table-row>
        <table:table-row>
          <table:table-cell table:style-name="Table3.A1" office:value-type="string">
            <text:p text:style-name="Table_20_Heading">Airspeed </text:p>
          </table:table-cell>
          <table:table-cell table:style-name="Table3.A1" office:value-type="string">
            <text:p text:style-name="Table_20_Contents">Take-off and approach<text:line-break/>Other visual flight regimes<text:line-break/>Instrument flight </text:p>
          </table:table-cell>
          <table:table-cell table:style-name="Table3.A1" office:value-type="string">
            <text:p text:style-name="Table_20_Contents">+10/-5 knots<text:line-break/>±10 knots<text:line-break/>±15 knots </text:p>
          </table:table-cell>
        </table:table-row>
      </table:table>
      <text:h text:style-name="Heading_20_4" text:outline-level="4"><text:bookmark text:name="schedule3_5"/>5. Content of the Flight Test for the Issuance of a Private Pilot Licence – Aeroplane </text:h>
      <text:h text:style-name="Heading_20_5" text:outline-level="5">Section 1 - Pre-Flight Operations </text:h>
      <text:list xml:id="list4240108315496291373" text:style-name="L25">
        <text:list-item>
          <text:p text:style-name="P158"><text:span text:style-name="Strong_20_Emphasis">a.</text:span> Aeroplane Familiarization and Preparation for Flight </text:p>
        </text:list-item>
        <text:list-item>
          <text:p text:style-name="P158"><text:span text:style-name="Strong_20_Emphasis">b.</text:span> Ancillary Controls </text:p>
        </text:list-item>
        <text:list-item>
          <text:p text:style-name="P158"><text:span text:style-name="Strong_20_Emphasis">c.</text:span> Taxiing </text:p>
        </text:list-item>
        <text:list-item>
          <text:p text:style-name="P23"><text:span text:style-name="Strong_20_Emphasis">d.</text:span> Radio Communication </text:p>
        </text:list-item>
      </text:list>
      <text:h text:style-name="Heading_20_5" text:outline-level="5">Section 2 - Airwork </text:h>
      <text:list xml:id="list5625987732459357411" text:style-name="L26">
        <text:list-item>
          <text:p text:style-name="P159"><text:span text:style-name="Strong_20_Emphasis">a.</text:span> Take-off </text:p>
        </text:list-item>
        <text:list-item>
          <text:p text:style-name="P159"><text:span text:style-name="Strong_20_Emphasis">b.</text:span> Turns </text:p>
        </text:list-item>
        <text:list-item>
          <text:p text:style-name="P159"><text:span text:style-name="Strong_20_Emphasis">c.</text:span> Slow Flight </text:p>
        </text:list-item>
        <text:list-item>
          <text:p text:style-name="P159"><text:span text:style-name="Strong_20_Emphasis">d.</text:span> Stall </text:p>
        </text:list-item>
        <text:list-item>
          <text:p text:style-name="P159"><text:span text:style-name="Strong_20_Emphasis">e.</text:span> Spiral Dive </text:p>
        </text:list-item>
        <text:list-item>
          <text:p text:style-name="P24"><text:span text:style-name="Strong_20_Emphasis">f.</text:span> Instrument Flying </text:p>
        </text:list-item>
      </text:list>
      <text:h text:style-name="Heading_20_5" text:outline-level="5">Section 3 - Navigation </text:h>
      <text:list xml:id="list7104025607465571271" text:style-name="L27">
        <text:list-item>
          <text:p text:style-name="P25"><text:span text:style-name="Strong_20_Emphasis">a.</text:span> Pilot Navigation </text:p>
        </text:list-item>
      </text:list>
      <text:h text:style-name="Heading_20_5" text:outline-level="5">Section 4 - Abnormal and Emergency Procedures </text:h>
      <text:list xml:id="list8403632180628832534" text:style-name="L28">
        <text:list-item>
          <text:p text:style-name="P160"><text:span text:style-name="Strong_20_Emphasis">a.</text:span> Precautionary Landing </text:p>
        </text:list-item>
        <text:list-item>
          <text:p text:style-name="P160"><text:span text:style-name="Strong_20_Emphasis">b.</text:span> Forced Landing </text:p>
        </text:list-item>
        <text:list-item>
          <text:p text:style-name="P160"><text:span text:style-name="Strong_20_Emphasis">c.</text:span> Overshoot </text:p>
        </text:list-item>
        <text:list-item>
          <text:p text:style-name="P26"><text:span text:style-name="Strong_20_Emphasis">d.</text:span> Emergency Procedures </text:p>
        </text:list-item>
      </text:list>
      <text:h text:style-name="Heading_20_5" text:outline-level="5">Section 5 - Arrival and Landing </text:h>
      <text:list xml:id="list259993138235427794" text:style-name="L29">
        <text:list-item>
          <text:p text:style-name="P161"><text:span text:style-name="Strong_20_Emphasis">a.</text:span> The Circuit </text:p>
        </text:list-item>
        <text:list-item>
          <text:p text:style-name="P161"><text:span text:style-name="Strong_20_Emphasis">b.</text:span> Approach and Landing </text:p>
        </text:list-item>
        <text:list-item>
          <text:p text:style-name="P27"><text:span text:style-name="Strong_20_Emphasis">c.</text:span> Slipping </text:p>
        </text:list-item>
      </text:list>
      <text:h text:style-name="Heading_20_3" text:outline-level="3"><text:bookmark text:name="schedule4"/>Schedule 4 - Flight Test for the issuance of a Commercial Pilot Licence - Aeroplane </text:h>
      <text:h text:style-name="Heading_20_4" text:outline-level="4"><text:bookmark text:name="schedule4_1"/>1. Prerequisites for the Flight Test </text:h>
      <text:list xml:id="list6751837570160840197" text:style-name="L30">
        <text:list-item>
          <text:p text:style-name="P162"><text:span text:style-name="Emphasis">(a)</text:span> Before conducting a flight test, the examiner shall receive the following documentation:  </text:p>
          <text:list>
            <text:list-item>
              <text:p text:style-name="P162">(i) proof that the candidate meets the requirements of section 421.14 of Standard 421 — <text:span text:style-name="Emphasis">Flight Crew Permits, Licences and Ratings</text:span>, </text:p>
            </text:list-item>
            <text:list-item>
              <text:p text:style-name="P162">(ii) evidence that the candidate has received instruction on the same type of aeroplane to be used for the flight test, and </text:p>
            </text:list-item>
            <text:list-item>
              <text:p text:style-name="P162"><text:soft-page-break/>(iii) a letter signed by the holder of a Flight Instructor Rating – Aeroplane, dated within 30 days prior to the flight test, certifying that: </text:p>
              <text:list>
                <text:list-item>
                  <text:p text:style-name="P162">(A) a pre-flight test evaluation was conducted with the candidate, </text:p>
                </text:list-item>
                <text:list-item>
                  <text:p text:style-name="P162">(B) the candidate has successfully completed the required written examination and has an acceptable level of knowledge of the subject area(s) in which a deficiency was indicated by the <text:span text:style-name="Emphasis">Written Examination Results and Feedback Report</text:span>, </text:p>
                </text:list-item>
                <text:list-item>
                  <text:p text:style-name="P162">(C) the candidate is considered to have reached a sufficient level of competency to undertake a flight test for the issuance of the Commercial Pilot Licence - Aeroplane, and </text:p>
                </text:list-item>
                <text:list-item>
                  <text:p text:style-name="P162">(D) the candidate is recommended for the flight test. </text:p>
                </text:list-item>
              </text:list>
            </text:list-item>
          </text:list>
        </text:list-item>
        <text:list-item>
          <text:p text:style-name="P162"><text:span text:style-name="Emphasis">(b)</text:span> Before conducting a partial re-test following failure of a flight test, the examiner shall receive the following documentation: </text:p>
          <text:list>
            <text:list-item>
              <text:p text:style-name="P162">(i) a copy of the Flight Test Report for the previously failed flight test, and </text:p>
            </text:list-item>
            <text:list-item>
              <text:p text:style-name="P162">(ii) a letter signed by the holder of a Flight Instructor Rating - Aeroplane, dated within 30 days prior to the re-test, certifying that: </text:p>
              <text:list>
                <text:list-item>
                  <text:p text:style-name="P162">(A) the candidate has received further training on the failed exercise(s), </text:p>
                </text:list-item>
                <text:list-item>
                  <text:p text:style-name="P162">(B) the candidate is considered to be competent to successfully complete the flight test, and </text:p>
                </text:list-item>
                <text:list-item>
                  <text:p text:style-name="P28">(C) the instructor recommends the candidate for the re-test. </text:p>
                </text:list-item>
              </text:list>
            </text:list-item>
          </text:list>
        </text:list-item>
      </text:list>
      <text:h text:style-name="Heading_20_4" text:outline-level="4"><text:bookmark text:name="schedule4_2"/>2. Aircraft and Equipment Required for the Flight Test </text:h>
      <text:list xml:id="list1510160854152363226" text:style-name="L31">
        <text:list-item>
          <text:p text:style-name="P163"><text:span text:style-name="Emphasis">(a)</text:span> The candidate shall provide: </text:p>
          <text:list>
            <text:list-item>
              <text:p text:style-name="P163">(i) an aeroplane that: </text:p>
              <text:list>
                <text:list-item>
                  <text:p text:style-name="P163">(A) is certified for all manoeuvres required for the flight test, and </text:p>
                </text:list-item>
                <text:list-item>
                  <text:p text:style-name="P163">(B) meets the requirements of subsections 425.23(1), (2), (3) and (4) of Standard 425 — <text:span text:style-name="Emphasis">Flight Training</text:span>, </text:p>
                </text:list-item>
              </text:list>
            </text:list-item>
            <text:list-item>
              <text:p text:style-name="P163">(ii) appropriate current aeronautical charts and the current <text:span text:style-name="Emphasis">Canada Flight Supplement</text:span>, and </text:p>
            </text:list-item>
            <text:list-item>
              <text:p text:style-name="P29">(iii) an effective means of excluding outside visual reference to simulate instrument flight conditions while maintaining a safe level of visibility for the examiner. </text:p>
              <text:p text:style-name="P29"><text:span text:style-name="Emphasis"><text:span text:style-name="Strong_20_Emphasis">Information Note:</text:span></text:span> <text:line-break/><text:span text:style-name="Emphasis">For the purposes of the requirements of subparagraph (i), the candidate may use an aeroplane for which a Special Certificate of Airworthiness has been issued and which is owner maintained.</text:span> </text:p>
            </text:list-item>
          </text:list>
        </text:list-item>
        <text:list-item>
          <text:p text:style-name="P163"><text:span text:style-name="Emphasis">(b)</text:span> Subject to subparagraph (1)(a)(ii), more than one aeroplane may be provided to satisfy the requirements of the flight test. </text:p>
        </text:list-item>
        <text:list-item>
          <text:p text:style-name="P29"><text:span text:style-name="Emphasis">(c)</text:span> Certain manoeuvres required for the flight test may be conducted in a full-flight simulator or an appropriately equipped flight training device for which a certificate has been issued in accordance with section 606.03 <text:span text:style-name="Strong_20_Emphasis"><text:span text:style-name="Emphasis">Synthetic Flight Training Equipment </text:span></text:span>of the <text:span text:style-name="Emphasis">Canadian Aviation </text:span><text:soft-page-break/><text:span text:style-name="Emphasis">Regulations</text:span>. </text:p>
        </text:list-item>
      </text:list>
      <text:h text:style-name="Heading_20_4" text:outline-level="4"><text:bookmark text:name="schedule4_3"/>3. Conduct of the Flight Test </text:h>
      <text:p text:style-name="Text_20_body">When conducting a flight test the examiner shall: </text:p>
      <text:list xml:id="list5625812043980026032" text:style-name="L32">
        <text:list-item>
          <text:p text:style-name="P164"><text:span text:style-name="Emphasis">(a)</text:span> require the candidate to fly the aeroplane from a position where the pilot-in-command functions can be performed and to carry out the test as if there is no other crew member; </text:p>
        </text:list-item>
        <text:list-item>
          <text:p text:style-name="P164"><text:span text:style-name="Emphasis">(b)</text:span> take no part in the operation of the aeroplane except: </text:p>
          <text:list>
            <text:list-item>
              <text:p text:style-name="P164">(i) as required for the purpose of testing certain prescribed exercises, </text:p>
            </text:list-item>
            <text:list-item>
              <text:p text:style-name="P164">(ii) to perform the duties of a safety pilot while the candidate is donning and wearing a view-limiting device, or </text:p>
            </text:list-item>
            <text:list-item>
              <text:p text:style-name="P164">(iii) where intervention is necessary in the interest of safety or to avoid unacceptable delay to other traffic; and </text:p>
            </text:list-item>
          </text:list>
        </text:list-item>
        <text:list-item>
          <text:p text:style-name="P30"><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4_4"/>4. Flight Test Performance </text:h>
      <text:list xml:id="list523261363587610709" text:style-name="L33">
        <text:list-item>
          <text:p text:style-name="P165"><text:span text:style-name="Emphasis">(a)</text:span> The examiner shall evaluate the candidate’s knowledge and skills to: </text:p>
          <text:list>
            <text:list-item>
              <text:p text:style-name="P165">(i) perform the required exercises in accordance with the performance criteria prescribed for the Commercial Pilot Licence – Aeroplane, </text:p>
            </text:list-item>
            <text:list-item>
              <text:p text:style-name="P165">(ii) complete all manoeuvres with smoothness and accuracy, </text:p>
            </text:list-item>
            <text:list-item>
              <text:p text:style-name="P165">(iii) demonstrate sound judgement and good airmanship, </text:p>
            </text:list-item>
            <text:list-item>
              <text:p text:style-name="P165">(iv) correctly apply aeronautical knowledge, and </text:p>
            </text:list-item>
            <text:list-item>
              <text:p text:style-name="P165">(v) demonstrate mastery of the aeroplane at all times in such a manner that the successful outcome of a procedure or manoeuvre is never seriously in doubt. </text:p>
            </text:list-item>
          </text:list>
        </text:list-item>
        <text:list-item>
          <text:p text:style-name="P165"><text:span text:style-name="Emphasis">(b)</text:span> Consideration shall be given to unavoidable deviations from the published criteria due to weather, traffic or other situations beyond the reasonable control of the candidate. </text:p>
        </text:list-item>
        <text:list-item>
          <text:p text:style-name="P165"><text:span text:style-name="Emphasis">(c)</text:span> Allowing for deviations due to turbulent conditions and the handling qualities and performance of the aeroplane used, the following general performance tolerances apply: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Table_20_Heading">Altitude </text:p>
          </table:table-cell>
          <table:table-cell table:style-name="Table4.A1" office:value-type="string">
            <text:p text:style-name="Table_20_Contents">Normal flight<text:line-break/>Cross-country cruising flight<text:line-break/>Instrument flight </text:p>
          </table:table-cell>
          <table:table-cell table:style-name="Table4.A1" office:value-type="string">
            <text:p text:style-name="Table_20_Contents">±100 feet<text:line-break/>±100 feet<text:line-break/>±100 feet </text:p>
          </table:table-cell>
        </table:table-row>
        <table:table-row>
          <table:table-cell table:style-name="Table4.A1" office:value-type="string">
            <text:p text:style-name="Table_20_Heading">Heading </text:p>
          </table:table-cell>
          <table:table-cell table:style-name="Table4.A1" office:value-type="string">
            <text:p text:style-name="Table_20_Contents">Normal flight<text:line-break/>Instrument flight (full panel)<text:line-break/>Instrument flight (partial panel) </text:p>
          </table:table-cell>
          <table:table-cell table:style-name="Table4.A1" office:value-type="string">
            <text:p text:style-name="Table_20_Contents">±10°<text:line-break/>±10°<text:line-break/>±15° </text:p>
          </table:table-cell>
        </table:table-row>
        <table:table-row>
          <table:table-cell table:style-name="Table4.A1" office:value-type="string">
            <text:p text:style-name="Table_20_Heading">Airspeed </text:p>
          </table:table-cell>
          <table:table-cell table:style-name="Table4.A1" office:value-type="string">
            <text:p text:style-name="Table_20_Contents">Take-off and approach<text:line-break/>Other visual flight regimes<text:line-break/>Instrument flight </text:p>
          </table:table-cell>
          <table:table-cell table:style-name="Table4.A1" office:value-type="string">
            <text:p text:style-name="Table_20_Contents">+10/-5 knots<text:line-break/>±10 knots<text:line-break/>±10 knots </text:p>
          </table:table-cell>
        </table:table-row>
      </table:table>
      <text:h text:style-name="Heading_20_4" text:outline-level="4"><text:bookmark text:name="schedule4_5"/><text:soft-page-break/>5. Content of the Flight Test for the Issuance of a Commercial Pilot Licence – Aeroplane </text:h>
      <text:h text:style-name="Heading_20_5" text:outline-level="5">Section 1 - Pre-Flight Operations </text:h>
      <text:list xml:id="list2426251353157489651" text:style-name="L34">
        <text:list-item>
          <text:p text:style-name="P166"><text:span text:style-name="Strong_20_Emphasis">a.</text:span> Aeroplane Familiarization and Preparation for Flight </text:p>
        </text:list-item>
        <text:list-item>
          <text:p text:style-name="P166"><text:span text:style-name="Strong_20_Emphasis">b.</text:span> Ancillary Controls </text:p>
        </text:list-item>
        <text:list-item>
          <text:p text:style-name="P166"><text:span text:style-name="Strong_20_Emphasis">c.</text:span> Taxiing </text:p>
        </text:list-item>
        <text:list-item>
          <text:p text:style-name="P31"><text:span text:style-name="Strong_20_Emphasis">d.</text:span> Radio Communication </text:p>
        </text:list-item>
      </text:list>
      <text:h text:style-name="Heading_20_5" text:outline-level="5">Section 2 – Airwork </text:h>
      <text:list xml:id="list4530543966625897201" text:style-name="L35">
        <text:list-item>
          <text:p text:style-name="P167"><text:span text:style-name="Strong_20_Emphasis">a.</text:span> Take-off </text:p>
        </text:list-item>
        <text:list-item>
          <text:p text:style-name="P167"><text:span text:style-name="Strong_20_Emphasis">b.</text:span> Turns </text:p>
        </text:list-item>
        <text:list-item>
          <text:p text:style-name="P167"><text:span text:style-name="Strong_20_Emphasis">c.</text:span> Slow Flight </text:p>
        </text:list-item>
        <text:list-item>
          <text:p text:style-name="P167"><text:span text:style-name="Strong_20_Emphasis">d.</text:span> Stall </text:p>
        </text:list-item>
        <text:list-item>
          <text:p text:style-name="P167"><text:span text:style-name="Strong_20_Emphasis">e.</text:span> Spinning </text:p>
        </text:list-item>
        <text:list-item>
          <text:p text:style-name="P32"><text:span text:style-name="Strong_20_Emphasis">f.</text:span> Instrument Flying </text:p>
        </text:list-item>
      </text:list>
      <text:h text:style-name="Heading_20_5" text:outline-level="5">Section 3 – Navigation </text:h>
      <text:list xml:id="list2812545499775645580" text:style-name="L36">
        <text:list-item>
          <text:p text:style-name="P168"><text:span text:style-name="Strong_20_Emphasis">a.</text:span> Pilot Navigation </text:p>
        </text:list-item>
        <text:list-item>
          <text:p text:style-name="P33"><text:span text:style-name="Strong_20_Emphasis">b.</text:span> Radio Navigation </text:p>
        </text:list-item>
      </text:list>
      <text:h text:style-name="Heading_20_5" text:outline-level="5">Section 4 - Abnormal and Emergency Procedures </text:h>
      <text:list xml:id="list6266136558753763972" text:style-name="L37">
        <text:list-item>
          <text:p text:style-name="P169"><text:span text:style-name="Strong_20_Emphasis">a.</text:span> Precautionary Landing </text:p>
        </text:list-item>
        <text:list-item>
          <text:p text:style-name="P169"><text:span text:style-name="Strong_20_Emphasis">b.</text:span> Forced Landing </text:p>
        </text:list-item>
        <text:list-item>
          <text:p text:style-name="P169"><text:span text:style-name="Strong_20_Emphasis">c.</text:span> Overshoot </text:p>
        </text:list-item>
        <text:list-item>
          <text:p text:style-name="P34"><text:span text:style-name="Strong_20_Emphasis">d.</text:span> Emergency Procedures </text:p>
        </text:list-item>
      </text:list>
      <text:h text:style-name="Heading_20_5" text:outline-level="5">Section 5 - Arrival and Landing </text:h>
      <text:list xml:id="list8363594009867700278" text:style-name="L38">
        <text:list-item>
          <text:p text:style-name="P170"><text:span text:style-name="Strong_20_Emphasis">a.</text:span> The Circuit </text:p>
        </text:list-item>
        <text:list-item>
          <text:p text:style-name="P170"><text:span text:style-name="Strong_20_Emphasis">b.</text:span> Approaches and Landings </text:p>
        </text:list-item>
        <text:list-item>
          <text:p text:style-name="P35"><text:span text:style-name="Strong_20_Emphasis">c.</text:span> Slipping </text:p>
        </text:list-item>
      </text:list>
      <text:h text:style-name="Heading_20_3" text:outline-level="3"><text:bookmark text:name="schedule5"/>Schedule 5 - Flight Test for the Issuance of a Private Pilot Licence - Helicopter </text:h>
      <text:h text:style-name="Heading_20_4" text:outline-level="4"><text:bookmark text:name="schedule5_1"/>1. Prerequisites for the Flight Test </text:h>
      <text:list xml:id="list337892427299078293" text:style-name="L39">
        <text:list-item>
          <text:p text:style-name="P171"><text:span text:style-name="Emphasis">(a)</text:span> Before conducting a flight test, the examiner shall receive the following documentation: </text:p>
          <text:list>
            <text:list-item>
              <text:p text:style-name="P171">(i) proof that the candidate meets the requirements of section 421.14 of Standard 421 — <text:span text:style-name="Emphasis">Flight Crew Permits, Licences and Ratings</text:span>, </text:p>
            </text:list-item>
            <text:list-item>
              <text:p text:style-name="P171">(ii) evidence that the candidate has received instruction on the same type of helicopter to be used for the flight test, and </text:p>
            </text:list-item>
            <text:list-item>
              <text:p text:style-name="P171">(iii) a letter signed by the holder of a Flight Instructor Rating – Helicopter, dated within 30 days prior to the flight test, certifying that: </text:p>
              <text:list>
                <text:list-item>
                  <text:p text:style-name="P171">(A) a pre-flight test evaluation was conducted with the candidate, </text:p>
                </text:list-item>
                <text:list-item>
                  <text:p text:style-name="P171">(B) the candidate is considered to have reached a sufficient level of competency <text:soft-page-break/>to undertake a flight test for the issuance of the Private Pilot Licence, and </text:p>
                </text:list-item>
                <text:list-item>
                  <text:p text:style-name="P171">(C) the candidate is recommended for the flight test. </text:p>
                </text:list-item>
              </text:list>
            </text:list-item>
          </text:list>
        </text:list-item>
        <text:list-item>
          <text:p text:style-name="P171"><text:span text:style-name="Emphasis">(b)</text:span> Before conducting a partial re-test following failure of a flight test, the examiner shall receive the following documentation: </text:p>
          <text:list>
            <text:list-item>
              <text:p text:style-name="P171">(i) a copy of the Flight Test Report for the previously failed flight test, and </text:p>
            </text:list-item>
            <text:list-item>
              <text:p text:style-name="P171">(ii) a letter signed by the holder of a Flight Instructor Rating - Helicopter, dated within 30 days prior to the re-test, certifying that: </text:p>
              <text:list>
                <text:list-item>
                  <text:p text:style-name="P171">(A) the candidate has received further training on the failed exercise(s), </text:p>
                </text:list-item>
                <text:list-item>
                  <text:p text:style-name="P171">(B) the candidate is considered to be competent to successfully complete the flight test, and </text:p>
                </text:list-item>
                <text:list-item>
                  <text:p text:style-name="P36">(C) the instructor recommends the candidate for the re-test. </text:p>
                </text:list-item>
              </text:list>
            </text:list-item>
          </text:list>
        </text:list-item>
      </text:list>
      <text:h text:style-name="Heading_20_4" text:outline-level="4"><text:bookmark text:name="schedule5_2"/>2. Aircraft and Equipment Required for the Flight Test </text:h>
      <text:p text:style-name="Text_20_body">The candidate shall provide: </text:p>
      <text:list xml:id="list4400856401592485061" text:style-name="L40">
        <text:list-item>
          <text:p text:style-name="P172"><text:span text:style-name="Emphasis">(a)</text:span> a helicopter that: </text:p>
          <text:list>
            <text:list-item>
              <text:p text:style-name="P172">(i) is certified for all manoeuvres required for the flight test, including full-on autorotations, and has no operating limitations which prohibit the performance of those manoeuvres, </text:p>
            </text:list-item>
            <text:list-item>
              <text:p text:style-name="P172">(ii) meets the requirements of subsections 425.23(1), (2) and (3) of Standard 425 —<text:span text:style-name="Emphasis"> Flight Training,</text:span> and </text:p>
            </text:list-item>
            <text:list-item>
              <text:p text:style-name="P172">(iii) is equipped with suitable radio and two-way intercom voice communication; </text:p>
            </text:list-item>
          </text:list>
        </text:list-item>
        <text:list-item>
          <text:p text:style-name="P172"><text:span text:style-name="Emphasis">(b)</text:span> appropriate current aeronautical charts and the current <text:span text:style-name="Emphasis">Canada Flight Supplement</text:span>; and </text:p>
        </text:list-item>
        <text:list-item>
          <text:p text:style-name="P37"><text:span text:style-name="Emphasis">(c)</text:span> an effective means of excluding outside visual reference to simulate instrument flight conditions, while maintaining a safe level of visibility for the examiner. </text:p>
        </text:list-item>
      </text:list>
      <text:h text:style-name="Heading_20_4" text:outline-level="4"><text:bookmark text:name="schedule5_3"/>3. Conduct of the Flight Test </text:h>
      <text:p text:style-name="Text_20_body">When conducting a flight test the examiner shall: </text:p>
      <text:list xml:id="list5855547251362109615" text:style-name="L41">
        <text:list-item>
          <text:p text:style-name="P173"><text:span text:style-name="Emphasis">(a)</text:span> require the candidate to fly the helicopter from a position where the pilot-in-command functions can be performed and to carry out the test as if there is no other crew member; </text:p>
        </text:list-item>
        <text:list-item>
          <text:p text:style-name="P173"><text:span text:style-name="Emphasis">(b)</text:span> take no part in the operation of the helicopter except: </text:p>
          <text:list>
            <text:list-item>
              <text:p text:style-name="P173">(i) as required for the purpose of testing certain prescribed exercises, </text:p>
            </text:list-item>
            <text:list-item>
              <text:p text:style-name="P173">(ii) to perform the duties of a safety pilot while the candidate is donning and wearing a view-limiting device, and </text:p>
            </text:list-item>
            <text:list-item>
              <text:p text:style-name="P173">(iii) where intervention is necessary in the interests of safety or to avoid unacceptable delay to other traffic; and </text:p>
            </text:list-item>
          </text:list>
        </text:list-item>
        <text:list-item>
          <text:p text:style-name="P38"><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5_4"/><text:soft-page-break/>4. Flight Test Performance </text:h>
      <text:list xml:id="list6159000339421021836" text:style-name="L42">
        <text:list-item>
          <text:p text:style-name="P174"><text:span text:style-name="Emphasis">(a)</text:span> The examiner shall evaluate the candidate’s knowledge and skills to: </text:p>
          <text:list>
            <text:list-item>
              <text:p text:style-name="P174">(i) perform the required exercises in accordance with the performance criteria prescribed for the Private Pilot Licence – Helicopter, </text:p>
            </text:list-item>
            <text:list-item>
              <text:p text:style-name="P174">(ii) complete all manoeuvres with smoothness and accuracy, </text:p>
            </text:list-item>
            <text:list-item>
              <text:p text:style-name="P174">(iii) demonstrate sound judgement and good airmanship, </text:p>
            </text:list-item>
            <text:list-item>
              <text:p text:style-name="P174">(iv) correctly apply aeronautical knowledge, and </text:p>
            </text:list-item>
            <text:list-item>
              <text:p text:style-name="P174">(v) demonstrate mastery of the helicopter at all times in such a manner that the successful outcome of a procedure or manoeuvre is never seriously in doubt. </text:p>
            </text:list-item>
          </text:list>
        </text:list-item>
        <text:list-item>
          <text:p text:style-name="P174"><text:span text:style-name="Emphasis">(b)</text:span> Consideration shall be given to unavoidable deviations from the published criteria due to weather, traffic or other situations beyond the reasonable control of the candidate. </text:p>
        </text:list-item>
        <text:list-item>
          <text:p text:style-name="P174"><text:span text:style-name="Emphasis">(c)</text:span> Allowing for deviations due to turbulent conditions and the handling qualities and performance of the helicopter used, the following general performance tolerances apply: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20_Heading">Altitude </text:p>
          </table:table-cell>
          <table:table-cell table:style-name="Table5.A1" office:value-type="string">
            <text:p text:style-name="Table_20_Contents">Cross-country cruising flight<text:line-break/>Instrument flight </text:p>
          </table:table-cell>
          <table:table-cell table:style-name="Table5.A1" office:value-type="string">
            <text:p text:style-name="Table_20_Contents">±200 feet<text:line-break/>±200 feet </text:p>
          </table:table-cell>
        </table:table-row>
        <table:table-row>
          <table:table-cell table:style-name="Table5.A1" office:value-type="string">
            <text:p text:style-name="Table_20_Heading">Heading </text:p>
          </table:table-cell>
          <table:table-cell table:style-name="Table5.A1" office:value-type="string">
            <text:p text:style-name="Table_20_Contents">Instrument flight </text:p>
          </table:table-cell>
          <table:table-cell table:style-name="Table5.A1" office:value-type="string">
            <text:p text:style-name="Table_20_Contents">±20° </text:p>
          </table:table-cell>
        </table:table-row>
        <table:table-row>
          <table:table-cell table:style-name="Table5.A1" office:value-type="string">
            <text:p text:style-name="Table_20_Heading">Airspeed </text:p>
          </table:table-cell>
          <table:table-cell table:style-name="Table5.A1" office:value-type="string">
            <text:p text:style-name="Table_20_Contents">Instrument flight </text:p>
          </table:table-cell>
          <table:table-cell table:style-name="Table5.A1" office:value-type="string">
            <text:p text:style-name="Table_20_Contents">±20 knots </text:p>
          </table:table-cell>
        </table:table-row>
        <table:table-row>
          <table:table-cell table:style-name="Table5.A1" office:value-type="string">
            <text:p text:style-name="Table_20_Heading">Angle of Bank </text:p>
          </table:table-cell>
          <table:table-cell table:style-name="Table5.A1" office:value-type="string">
            <text:p text:style-name="Table_20_Contents">Instrument flight </text:p>
          </table:table-cell>
          <table:table-cell table:style-name="Table5.A1" office:value-type="string">
            <text:p text:style-name="Table_20_Contents">not to exceed 30° </text:p>
          </table:table-cell>
        </table:table-row>
      </table:table>
      <text:h text:style-name="Heading_20_4" text:outline-level="4"><text:bookmark text:name="schedule5_5"/>5. Content of the Flight Test for the Issuance of a Private Pilot Licence - Helicopter </text:h>
      <text:h text:style-name="Heading_20_5" text:outline-level="5">Section 1 - Pre-Flight Operations </text:h>
      <text:list xml:id="list4331628975022267438" text:style-name="L43">
        <text:list-item>
          <text:p text:style-name="P175"><text:span text:style-name="Strong_20_Emphasis">a.</text:span> Helicopter Familiarization and Preparation for Flight </text:p>
        </text:list-item>
        <text:list-item>
          <text:p text:style-name="P175"><text:span text:style-name="Strong_20_Emphasis">b.</text:span> Ancillary Controls/Start-up/Run-up/Shutdown </text:p>
        </text:list-item>
        <text:list-item>
          <text:p text:style-name="P39"><text:span text:style-name="Strong_20_Emphasis">c.</text:span> Radio Communication </text:p>
        </text:list-item>
      </text:list>
      <text:h text:style-name="Heading_20_5" text:outline-level="5">Section 2 - Hovering </text:h>
      <text:list xml:id="list5728231361839454555" text:style-name="L44">
        <text:list-item>
          <text:p text:style-name="P176"><text:span text:style-name="Strong_20_Emphasis">a.</text:span> Take-off and Landing </text:p>
        </text:list-item>
        <text:list-item>
          <text:p text:style-name="P40"><text:span text:style-name="Strong_20_Emphasis">b.</text:span> Hover Exercise </text:p>
        </text:list-item>
      </text:list>
      <text:h text:style-name="Heading_20_5" text:outline-level="5">Section 3 - Airwork </text:h>
      <text:list xml:id="list17762592866657208" text:style-name="L45">
        <text:list-item>
          <text:p text:style-name="P177"><text:span text:style-name="Strong_20_Emphasis">a.</text:span> Transitions </text:p>
        </text:list-item>
        <text:list-item>
          <text:p text:style-name="P177"><text:span text:style-name="Strong_20_Emphasis">b.</text:span> The Circuit </text:p>
        </text:list-item>
        <text:list-item>
          <text:p text:style-name="P41"><text:span text:style-name="Strong_20_Emphasis">c.</text:span> Instrument Flying </text:p>
        </text:list-item>
      </text:list>
      <text:h text:style-name="Heading_20_5" text:outline-level="5">Section 4 - Navigation </text:h>
      <text:list xml:id="list292684154718956411" text:style-name="L46">
        <text:list-item>
          <text:p text:style-name="P178"><text:span text:style-name="Strong_20_Emphasis">a.</text:span> Pilot Navigation </text:p>
        </text:list-item>
        <text:list-item>
          <text:p text:style-name="P42"><text:span text:style-name="Strong_20_Emphasis">b.</text:span> Minimum Safe Altitude Operations </text:p>
        </text:list-item>
      </text:list>
      <text:h text:style-name="Heading_20_5" text:outline-level="5">Section 5 - Confined Areas </text:h>
      <text:list xml:id="list8314791441874160333" text:style-name="L47">
        <text:list-item>
          <text:p text:style-name="P179"><text:span text:style-name="Strong_20_Emphasis">a.</text:span> Reconnaissance </text:p>
        </text:list-item>
        <text:list-item>
          <text:p text:style-name="P179"><text:span text:style-name="Strong_20_Emphasis">b.</text:span> Approach/Departure </text:p>
        </text:list-item>
        <text:list-item>
          <text:p text:style-name="P43"><text:span text:style-name="Strong_20_Emphasis">c.</text:span> Manoeuvring </text:p>
        </text:list-item>
      </text:list>
      <text:h text:style-name="Heading_20_5" text:outline-level="5"><text:soft-page-break/>Section 6 - Abnormal and Emergency Procedures </text:h>
      <text:list xml:id="list69017103877863238" text:style-name="L48">
        <text:list-item>
          <text:p text:style-name="P180"><text:span text:style-name="Strong_20_Emphasis">a.</text:span> Autorotation </text:p>
        </text:list-item>
        <text:list-item>
          <text:p text:style-name="P180"><text:span text:style-name="Strong_20_Emphasis">b.</text:span> Engine Failure at the Hover and Hover-taxi </text:p>
        </text:list-item>
        <text:list-item>
          <text:p text:style-name="P44"><text:span text:style-name="Strong_20_Emphasis">c.</text:span> Simulated Emergency Procedures </text:p>
        </text:list-item>
      </text:list>
      <text:h text:style-name="Heading_20_3" text:outline-level="3"><text:bookmark text:name="schedule6"/>Schedule 6 - Flight Test for the Issuance of a Commercial Pilot Licence - Helicopter </text:h>
      <text:h text:style-name="Heading_20_4" text:outline-level="4"><text:bookmark text:name="schedule6_1"/>1. Prerequisites for the Flight Test </text:h>
      <text:list xml:id="list8069194733509721304" text:style-name="L49">
        <text:list-item>
          <text:p text:style-name="P181"><text:span text:style-name="Emphasis">(a)</text:span> Before conducting a flight test, the examiner shall receive the following documentation: </text:p>
          <text:list>
            <text:list-item>
              <text:p text:style-name="P181">(i) proof that the candidate meets the requirements of section 421.14 of Standard 421 - <text:span text:style-name="Emphasis">Flight Crew Permits, Licences and Ratings</text:span>, </text:p>
            </text:list-item>
            <text:list-item>
              <text:p text:style-name="P181">(ii) evidence that the candidate has received instruction on the same type of helicopter to be used for the flight test, and </text:p>
            </text:list-item>
            <text:list-item>
              <text:p text:style-name="P181">(iii) a letter signed by the holder of a Flight Instructor Rating – Helicopter, dated within 30 days prior to the flight test, certifying that: </text:p>
              <text:list>
                <text:list-item>
                  <text:p text:style-name="P181">(A) a pre-flight test evaluation was conducted with the candidate, </text:p>
                </text:list-item>
                <text:list-item>
                  <text:p text:style-name="P181">(B) the candidate has successfully completed the required written examination and has an acceptable level of knowledge of the subject area(s) in which a deficiency was indicated by the <text:span text:style-name="Emphasis">Written Examination Results and Feedback Report</text:span>, </text:p>
                </text:list-item>
                <text:list-item>
                  <text:p text:style-name="P181">(C) the candidate is considered to have reached a sufficient level of competency to undertake a flight test for the issuance of the Commercial Pilot Licence – Helicopter, and </text:p>
                </text:list-item>
                <text:list-item>
                  <text:p text:style-name="P181">(D) the candidate is recommended for the flight test. </text:p>
                </text:list-item>
              </text:list>
            </text:list-item>
          </text:list>
        </text:list-item>
        <text:list-item>
          <text:p text:style-name="P181"><text:span text:style-name="Emphasis">(b)</text:span> Before conducting a partial re-test following failure of a flight test, the examiner shall receive the following documentation: </text:p>
          <text:list>
            <text:list-item>
              <text:p text:style-name="P181">(i) a copy of the Flight Test Report for the previously failed flight test, and </text:p>
            </text:list-item>
            <text:list-item>
              <text:p text:style-name="P181">(ii) a letter signed by the holder of a Flight Instructor Rating - Helicopter, dated within 30 days prior to the re-test, certifying that the candidate: </text:p>
              <text:list>
                <text:list-item>
                  <text:p text:style-name="P181">(A) has received further training on the failed exercise(s), </text:p>
                </text:list-item>
                <text:list-item>
                  <text:p text:style-name="P181">(B) is considered to be competent to successfully complete the flight test, and </text:p>
                </text:list-item>
                <text:list-item>
                  <text:p text:style-name="P45">(C) the instructor recommends the candidate for the flight test. </text:p>
                </text:list-item>
              </text:list>
            </text:list-item>
          </text:list>
        </text:list-item>
      </text:list>
      <text:h text:style-name="Heading_20_4" text:outline-level="4"><text:bookmark text:name="schedule6_2"/>2. Aircraft and Equipment Required for the Flight Test </text:h>
      <text:p text:style-name="Text_20_body">The candidate shall provide: </text:p>
      <text:list xml:id="list2039594859179743879" text:style-name="L50">
        <text:list-item>
          <text:p text:style-name="P182"><text:span text:style-name="Emphasis">(a)</text:span> a helicopter that: </text:p>
          <text:list>
            <text:list-item>
              <text:p text:style-name="P182">(i) is certified for all manoeuvres required for the flight test, including full-on autorotations, and has no operating limitations which prohibit the performance of those manoeuvres, </text:p>
            </text:list-item>
            <text:list-item>
              <text:p text:style-name="P182">(ii) meets the requirements of subsections 425.23(1), (2), (3) and (4) of Standard 425 —<text:span text:style-name="Emphasis"> Flight Training,</text:span> and </text:p>
            </text:list-item>
            <text:list-item>
              <text:p text:style-name="P182"><text:soft-page-break/>(iii) is equipped with suitable radio and two-way intercom voice communication; </text:p>
            </text:list-item>
          </text:list>
        </text:list-item>
        <text:list-item>
          <text:p text:style-name="P182"><text:span text:style-name="Emphasis">(b)</text:span> appropriate current aeronautical charts and the current <text:span text:style-name="Emphasis">Canada Flight Supplement</text:span>; and </text:p>
        </text:list-item>
        <text:list-item>
          <text:p text:style-name="P46"><text:span text:style-name="Emphasis">(c)</text:span> an effective means of excluding outside visual reference to simulate instrument flight conditions while maintaining a safe level of visibility for the examiner. </text:p>
        </text:list-item>
      </text:list>
      <text:h text:style-name="Heading_20_4" text:outline-level="4"><text:bookmark text:name="schedule6_3"/>3. Conduct of the Flight Test </text:h>
      <text:p text:style-name="Text_20_body">When conducting a flight test, the examiner shall: </text:p>
      <text:list xml:id="list8447249409699062181" text:style-name="L51">
        <text:list-item>
          <text:p text:style-name="P183"><text:span text:style-name="Emphasis">(a)</text:span> require the candidate to fly the helicopter from a position where the pilot-in-command functions can be performed and to carry out the test as if there is no other crew member; </text:p>
        </text:list-item>
        <text:list-item>
          <text:p text:style-name="P183"><text:span text:style-name="Emphasis">(b)</text:span> take no part in the operation of the helicopter except: </text:p>
          <text:list>
            <text:list-item>
              <text:p text:style-name="P183">(i) as required for the purpose of testing certain prescribed exercises, </text:p>
            </text:list-item>
            <text:list-item>
              <text:p text:style-name="P183">(ii) to perform the duties of a safety pilot while the candidate is donning and wearing a view-limiting device, or </text:p>
            </text:list-item>
            <text:list-item>
              <text:p text:style-name="P183">(iii) where intervention is necessary in the interest of safety or to avoid unacceptable delay to other traffic; and </text:p>
            </text:list-item>
          </text:list>
        </text:list-item>
        <text:list-item>
          <text:p text:style-name="P47"><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6_4"/>4. Flight Test Performance </text:h>
      <text:list xml:id="list3422477758433076324" text:style-name="L52">
        <text:list-item>
          <text:p text:style-name="P184"><text:span text:style-name="Emphasis">(a)</text:span> The examiner shall evaluate the candidate’s knowledge and skills to: </text:p>
          <text:list>
            <text:list-item>
              <text:p text:style-name="P184">(i) perform the required exercises in accordance with the performance criteria prescribed for the Commercial Pilot Licence – Helicopter, </text:p>
            </text:list-item>
            <text:list-item>
              <text:p text:style-name="P184">(ii) complete all manoeuvres with smoothness and accuracy, </text:p>
            </text:list-item>
            <text:list-item>
              <text:p text:style-name="P184">(iii) demonstrate sound judgement and good airmanship, </text:p>
            </text:list-item>
          </text:list>
        </text:list-item>
        <text:list-item>
          <text:p text:style-name="P184">(iv) correctly apply aeronautical knowledge, and </text:p>
        </text:list-item>
        <text:list-item>
          <text:p text:style-name="P184">(v) demonstrate mastery of the helicopter at all times in such a manner that the successful outcome of a procedure or manoeuvre is never seriously in doubt. </text:p>
        </text:list-item>
        <text:list-item>
          <text:p text:style-name="P184"><text:span text:style-name="Emphasis">(b)</text:span> Consideration shall be given to unavoidable deviations from the published criteria due to weather, traffic or other situations beyond the reasonable control of the candidate. </text:p>
        </text:list-item>
        <text:list-item>
          <text:p text:style-name="P184"><text:span text:style-name="Emphasis">(c)</text:span> Allowing for deviations due to turbulent conditions and the handling qualities and performance of the helicopter used, the following general performance tolerances apply: </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20_Heading">Altitude </text:p>
          </table:table-cell>
          <table:table-cell table:style-name="Table6.A1" office:value-type="string">
            <text:p text:style-name="Table_20_Contents">Cross-country cruising flight<text:line-break/>Instrument flight </text:p>
          </table:table-cell>
          <table:table-cell table:style-name="Table6.A1" office:value-type="string">
            <text:p text:style-name="Table_20_Contents">±200 feet<text:line-break/>±150 feet </text:p>
          </table:table-cell>
        </table:table-row>
        <table:table-row>
          <table:table-cell table:style-name="Table6.A1" office:value-type="string">
            <text:p text:style-name="Table_20_Heading">Heading </text:p>
          </table:table-cell>
          <table:table-cell table:style-name="Table6.A1" office:value-type="string">
            <text:p text:style-name="Table_20_Contents">Instrument flight </text:p>
          </table:table-cell>
          <table:table-cell table:style-name="Table6.A1" office:value-type="string">
            <text:p text:style-name="Table_20_Contents">±15° </text:p>
          </table:table-cell>
        </table:table-row>
        <table:table-row>
          <table:table-cell table:style-name="Table6.A1" office:value-type="string">
            <text:p text:style-name="Table_20_Heading">Airspeed </text:p>
          </table:table-cell>
          <table:table-cell table:style-name="Table6.A1" office:value-type="string">
            <text:p text:style-name="Table_20_Contents">Visual flight<text:line-break/>Instrument flight </text:p>
          </table:table-cell>
          <table:table-cell table:style-name="Table6.A1" office:value-type="string">
            <text:p text:style-name="Table_20_Contents">±10 knots<text:line-break/>±15 knots </text:p>
          </table:table-cell>
        </table:table-row>
        <table:table-row>
          <table:table-cell table:style-name="Table6.A1" office:value-type="string">
            <text:p text:style-name="Table_20_Heading">Angle of Bank </text:p>
          </table:table-cell>
          <table:table-cell table:style-name="Table6.A1" office:value-type="string">
            <text:p text:style-name="Table_20_Contents">Instrument flight </text:p>
          </table:table-cell>
          <table:table-cell table:style-name="Table6.A1" office:value-type="string">
            <text:p text:style-name="Table_20_Contents">±10° of the specified angle of bank </text:p>
          </table:table-cell>
        </table:table-row>
      </table:table>
      <text:h text:style-name="Heading_20_4" text:outline-level="4"><text:bookmark text:name="schedule6_5"/><text:soft-page-break/>5. Content of the Flight Test for the Issuance of a Commercial Pilot Licence - Helicopter </text:h>
      <text:h text:style-name="Heading_20_5" text:outline-level="5">Section 1 - Pre-Flight Operations </text:h>
      <text:list xml:id="list8909154743261686042" text:style-name="L53">
        <text:list-item>
          <text:p text:style-name="P185"><text:span text:style-name="Strong_20_Emphasis">a.</text:span> Helicopter Familiarization and Preparation for Flight </text:p>
        </text:list-item>
        <text:list-item>
          <text:p text:style-name="P185"><text:span text:style-name="Strong_20_Emphasis">b.</text:span> Ancillary Controls/Start-up/Run-up/Shutdown </text:p>
        </text:list-item>
        <text:list-item>
          <text:p text:style-name="P48"><text:span text:style-name="Strong_20_Emphasis">c.</text:span> Radio Communication </text:p>
        </text:list-item>
      </text:list>
      <text:h text:style-name="Heading_20_5" text:outline-level="5">Section 2 - Hovering </text:h>
      <text:list xml:id="list6121422557293050567" text:style-name="L54">
        <text:list-item>
          <text:p text:style-name="P186"><text:span text:style-name="Strong_20_Emphasis">a.</text:span> Take-off and Landing </text:p>
        </text:list-item>
        <text:list-item>
          <text:p text:style-name="P49"><text:span text:style-name="Strong_20_Emphasis">b.</text:span> Hover Exercises </text:p>
        </text:list-item>
      </text:list>
      <text:h text:style-name="Heading_20_5" text:outline-level="5">Section 3 - Airwork </text:h>
      <text:list xml:id="list2874199062895458976" text:style-name="L55">
        <text:list-item>
          <text:p text:style-name="P187"><text:span text:style-name="Strong_20_Emphasis">a.</text:span> Transitions </text:p>
        </text:list-item>
        <text:list-item>
          <text:p text:style-name="P187"><text:span text:style-name="Strong_20_Emphasis">b.</text:span> The Circuit </text:p>
        </text:list-item>
        <text:list-item>
          <text:p text:style-name="P50"><text:span text:style-name="Strong_20_Emphasis">c.</text:span> Instrument Flying </text:p>
        </text:list-item>
      </text:list>
      <text:h text:style-name="Heading_20_5" text:outline-level="5">Section 4 - Navigation </text:h>
      <text:list xml:id="list2243894723577507129" text:style-name="L56">
        <text:list-item>
          <text:p text:style-name="P188"><text:span text:style-name="Strong_20_Emphasis">a.</text:span> Pilot Navigation </text:p>
        </text:list-item>
        <text:list-item>
          <text:p text:style-name="P51"><text:span text:style-name="Strong_20_Emphasis">b.</text:span> Minimum Safe Altitude Operations </text:p>
        </text:list-item>
      </text:list>
      <text:h text:style-name="Heading_20_5" text:outline-level="5">Section 5 - Confined Areas </text:h>
      <text:list xml:id="list7219703478238564000" text:style-name="L57">
        <text:list-item>
          <text:p text:style-name="P189"><text:span text:style-name="Strong_20_Emphasis">a.</text:span> Reconnaissance </text:p>
        </text:list-item>
        <text:list-item>
          <text:p text:style-name="P189"><text:span text:style-name="Strong_20_Emphasis">b.</text:span> Approach/Departure </text:p>
        </text:list-item>
        <text:list-item>
          <text:p text:style-name="P52"><text:span text:style-name="Strong_20_Emphasis">c.</text:span> Manoeuvring </text:p>
        </text:list-item>
      </text:list>
      <text:h text:style-name="Heading_20_5" text:outline-level="5">Section 6 - Abnormal and Emergency Procedures </text:h>
      <text:list xml:id="list357077260789752691" text:style-name="L58">
        <text:list-item>
          <text:p text:style-name="P190"><text:span text:style-name="Strong_20_Emphasis">a.</text:span> Autorotations </text:p>
        </text:list-item>
        <text:list-item>
          <text:p text:style-name="P190"><text:span text:style-name="Strong_20_Emphasis">b.</text:span> Engine Failure at the Hover and Hover-taxi </text:p>
        </text:list-item>
        <text:list-item>
          <text:p text:style-name="P53"><text:span text:style-name="Strong_20_Emphasis">c.</text:span> Simulated Emergency Procedures </text:p>
        </text:list-item>
      </text:list>
      <text:h text:style-name="Heading_20_3" text:outline-level="3"><text:bookmark text:name="schedule7"/>Schedule 7 - Flight Test for the Issuance of a Multi-Engine Class Rating - Aeroplane </text:h>
      <text:h text:style-name="Heading_20_4" text:outline-level="4"><text:bookmark text:name="schedule7_1"/>1. Prerequisites for the Flight Test </text:h>
      <text:list xml:id="list4960477384051119202" text:style-name="L59">
        <text:list-item>
          <text:p text:style-name="P191"><text:span text:style-name="Emphasis">(a)</text:span> Before conducting a flight test, the examiner shall receive the following documentation: </text:p>
          <text:list>
            <text:list-item>
              <text:p text:style-name="P191">(i) a Pilot Licence or Student Pilot Permit – Aeroplane, with a medical certificate, </text:p>
            </text:list-item>
            <text:list-item>
              <text:p text:style-name="P191">(ii) a letter signed by a qualified person who meets the requirements of subsection 425.21(5) of Standard 425 — <text:span text:style-name="Emphasis">Flight Training</text:span>, dated within 30 days prior to the flight test, certifying that: </text:p>
              <text:list>
                <text:list-item>
                  <text:p text:style-name="P191">(A) a pre-flight test evaluation was conducted with the candidate, </text:p>
                </text:list-item>
                <text:list-item>
                  <text:p text:style-name="P191">(B) the candidate is considered to have reached a sufficient level of competency to undertake a flight test for the issuance of the Multi-Engine Class Rating, and </text:p>
                </text:list-item>
                <text:list-item>
                  <text:p text:style-name="P191">(C) the candidate is recommended for the flight test. </text:p>
                </text:list-item>
              </text:list>
            </text:list-item>
          </text:list>
        </text:list-item>
        <text:list-item>
          <text:p text:style-name="P191"><text:soft-page-break/><text:span text:style-name="Emphasis">(b)</text:span> Before conducting a partial re-test following failure of a flight test, the examiner shall receive the following documentation: </text:p>
          <text:list>
            <text:list-item>
              <text:p text:style-name="P191">(i) a copy of the Flight Test Report for the previously failed flight test, and </text:p>
            </text:list-item>
            <text:list-item>
              <text:p text:style-name="P191">(ii) a letter signed by a qualified person who meets the requirements of subsection 425.21(5) of Standard 425 — <text:span text:style-name="Emphasis">Flight Training</text:span> and dated within 30 days prior to the re-test, certifying that: </text:p>
              <text:list>
                <text:list-item>
                  <text:p text:style-name="P191">(A) the candidate has received further training on the failed item(s), </text:p>
                </text:list-item>
                <text:list-item>
                  <text:p text:style-name="P191">(B) the candidate is considered to be competent to successfully complete the flight test, and </text:p>
                </text:list-item>
                <text:list-item>
                  <text:p text:style-name="P54">(C) the candidate is recommended for the re-test. </text:p>
                </text:list-item>
              </text:list>
            </text:list-item>
          </text:list>
        </text:list-item>
      </text:list>
      <text:h text:style-name="Heading_20_4" text:outline-level="4"><text:bookmark text:name="schedule7_2"/>2. Aircraft and Equipment Required for the Flight Test </text:h>
      <text:list xml:id="list534721115352314830" text:style-name="L60">
        <text:list-item>
          <text:p text:style-name="P192"><text:span text:style-name="Emphasis">(a)</text:span> The candidate shall provide an aeroplane that: </text:p>
          <text:list>
            <text:list-item>
              <text:p text:style-name="P192">(i) is certified for all manoeuvres required for the flight test, </text:p>
            </text:list-item>
            <text:list-item>
              <text:p text:style-name="P192">(ii) has no operating limitations which prohibit the performance of those manoeuvres, and </text:p>
            </text:list-item>
            <text:list-item>
              <text:p text:style-name="P192">(iii) meets the requirements of subsections 425.23(1) and (2) of Standard 425 — <text:span text:style-name="Emphasis">Flight Training</text:span>. </text:p>
            </text:list-item>
          </text:list>
        </text:list-item>
        <text:list-item>
          <text:p text:style-name="P55"><text:span text:style-name="Emphasis">(b)</text:span> Certain manoeuvres required for the flight test may be conducted in a full-flight simulator or an appropriately equipped flight training device for which a certificate has been issued in accordance with section 606.03 <text:span text:style-name="Strong_20_Emphasis"><text:span text:style-name="Emphasis">Synthetic Flight Training Equipment</text:span></text:span> of the <text:span text:style-name="Emphasis">Canadian Aviation Regulations</text:span>. </text:p>
        </text:list-item>
      </text:list>
      <text:h text:style-name="Heading_20_4" text:outline-level="4"><text:bookmark text:name="schedule7_3"/>3. Conduct of the Flight Test </text:h>
      <text:p text:style-name="Text_20_body">When conducting a flight test, the examiner shall:  </text:p>
      <text:list xml:id="list5991921474958966476" text:style-name="L61">
        <text:list-item>
          <text:p text:style-name="P193"><text:span text:style-name="Emphasis">(a)</text:span> require the candidate to fly the aeroplane from a position where the pilot-in-command functions can be performed and to carry out the test as if there was no other crew member; </text:p>
        </text:list-item>
        <text:list-item>
          <text:p text:style-name="P193"><text:span text:style-name="Emphasis">(b)</text:span> take no part in the operation of the aeroplane except: </text:p>
          <text:list>
            <text:list-item>
              <text:p text:style-name="P193">(i) as required for the purpose of testing certain prescribed exercises, or </text:p>
            </text:list-item>
            <text:list-item>
              <text:p text:style-name="P193">(ii) where intervention is necessary in the interest of safety or to avoid unacceptable delay to other traffic; and </text:p>
            </text:list-item>
          </text:list>
        </text:list-item>
        <text:list-item>
          <text:p text:style-name="P56"><text:span text:style-name="Emphasis">(c)</text:span> stop the flight test when unsafe airmanship or dangerous flying is displayed by the candidate, including failure to use proper and effective visual scanning techniques to clear the area before and while performing visual manoeuvres. </text:p>
        </text:list-item>
      </text:list>
      <text:h text:style-name="Heading_20_4" text:outline-level="4"><text:bookmark text:name="schedule7_4"/>4. Flight Test Performance </text:h>
      <text:list xml:id="list2428496147000682894" text:style-name="L62">
        <text:list-item>
          <text:p text:style-name="P194"><text:span text:style-name="Emphasis">(a)</text:span> The examiner shall evaluate the candidate’s knowledge and skills to: </text:p>
          <text:list>
            <text:list-item>
              <text:p text:style-name="P194">(i) perform the required exercises in accordance with the performance criteria prescribed for the multi-engine class rating – aeroplane, </text:p>
            </text:list-item>
            <text:list-item>
              <text:p text:style-name="P194">(ii) complete all manoeuvres with smoothness and accuracy, </text:p>
            </text:list-item>
            <text:list-item>
              <text:p text:style-name="P194"><text:soft-page-break/>(iii) demonstrate sound judgement and good airmanship, </text:p>
            </text:list-item>
            <text:list-item>
              <text:p text:style-name="P194">(iv) correctly apply aeronautical knowledge, and </text:p>
            </text:list-item>
            <text:list-item>
              <text:p text:style-name="P194">(v) demonstrate mastery of the aeroplane at all times in such a manner that the successful outcome of a procedure or manoeuvre is never seriously in doubt. </text:p>
            </text:list-item>
          </text:list>
        </text:list-item>
        <text:list-item>
          <text:p text:style-name="P194"><text:span text:style-name="Emphasis">(b)</text:span> Consideration shall be given to unavoidable deviations from the published criteria due to weather, traffic or other situations beyond the reasonable control of the candidate. </text:p>
        </text:list-item>
        <text:list-item>
          <text:p text:style-name="P194"><text:span text:style-name="Emphasis">(c)</text:span> Allowing for deviations due to turbulent conditions and the handling qualities and performance of the aeroplane used, the following general performance tolerances apply: </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Table_20_Heading">Altitude </text:p>
          </table:table-cell>
          <table:table-cell table:style-name="Table7.A1" office:value-type="string">
            <text:p text:style-name="Table_20_Contents">Normal flight </text:p>
          </table:table-cell>
          <table:table-cell table:style-name="Table7.A1" office:value-type="string">
            <text:p text:style-name="Table_20_Contents">±100 feet </text:p>
          </table:table-cell>
        </table:table-row>
        <table:table-row>
          <table:table-cell table:style-name="Table7.A1" office:value-type="string">
            <text:p text:style-name="Table_20_Heading">Heading </text:p>
          </table:table-cell>
          <table:table-cell table:style-name="Table7.A1" office:value-type="string">
            <text:p text:style-name="Table_20_Contents">Normal flight<text:line-break/>One engine inoperative (simulated) </text:p>
          </table:table-cell>
          <table:table-cell table:style-name="Table7.A1" office:value-type="string">
            <text:p text:style-name="Table_20_Contents">±10°<text:line-break/>±20° </text:p>
          </table:table-cell>
        </table:table-row>
        <table:table-row>
          <table:table-cell table:style-name="Table7.A1" office:value-type="string">
            <text:p text:style-name="Table_20_Heading">Airspeed </text:p>
          </table:table-cell>
          <table:table-cell table:style-name="Table7.A1" office:value-type="string">
            <text:p text:style-name="Table_20_Contents">Take-off and approach<text:line-break/>Manoeuvring </text:p>
          </table:table-cell>
          <table:table-cell table:style-name="Table7.A1" office:value-type="string">
            <text:p text:style-name="Table_20_Contents">+10/-5 knots<text:line-break/>±10 knots </text:p>
          </table:table-cell>
        </table:table-row>
      </table:table>
      <text:h text:style-name="Heading_20_4" text:outline-level="4"><text:bookmark text:name="schedule7_5"/>5. Content of the Flight Test for the Issuance of a Multi-Engine Class Rating – Aeroplane </text:h>
      <text:h text:style-name="Heading_20_5" text:outline-level="5">Section 1 - Pre-Flight Operations </text:h>
      <text:list xml:id="list4292326554550362326" text:style-name="L63">
        <text:list-item>
          <text:p text:style-name="P195"><text:span text:style-name="Strong_20_Emphasis">a.</text:span> Aeroplane Familiarization and Preparation for Flight </text:p>
        </text:list-item>
        <text:list-item>
          <text:p text:style-name="P195"><text:span text:style-name="Strong_20_Emphasis">b.</text:span> Ancillary Controls </text:p>
        </text:list-item>
        <text:list-item>
          <text:p text:style-name="P57"><text:span text:style-name="Strong_20_Emphasis">c.</text:span> Taxiing </text:p>
        </text:list-item>
      </text:list>
      <text:h text:style-name="Heading_20_5" text:outline-level="5">Section 2 - Airwork </text:h>
      <text:list xml:id="list3964824453293655234" text:style-name="L64">
        <text:list-item>
          <text:p text:style-name="P196"><text:span text:style-name="Strong_20_Emphasis">a.</text:span> Take-off </text:p>
        </text:list-item>
        <text:list-item>
          <text:p text:style-name="P196"><text:span text:style-name="Strong_20_Emphasis">b.</text:span> Cruising Flight </text:p>
        </text:list-item>
        <text:list-item>
          <text:p text:style-name="P196"><text:span text:style-name="Strong_20_Emphasis">c.</text:span> Turns </text:p>
        </text:list-item>
        <text:list-item>
          <text:p text:style-name="P196"><text:span text:style-name="Strong_20_Emphasis">d.</text:span> Manoeuvring at Reduced Airspeed </text:p>
        </text:list-item>
        <text:list-item>
          <text:p text:style-name="P58"><text:span text:style-name="Strong_20_Emphasis">e.</text:span> Stalls </text:p>
        </text:list-item>
      </text:list>
      <text:h text:style-name="Heading_20_5" text:outline-level="5">Section 3 - Abnormal and Emergency Procedures </text:h>
      <text:list xml:id="list1291366439612254684" text:style-name="L65">
        <text:list-item>
          <text:p text:style-name="P197"><text:span text:style-name="Strong_20_Emphasis">a.</text:span> Engine Failures </text:p>
        </text:list-item>
        <text:list-item>
          <text:p text:style-name="P59"><text:span text:style-name="Strong_20_Emphasis">b.</text:span> Systems Failures </text:p>
        </text:list-item>
      </text:list>
      <text:h text:style-name="Heading_20_5" text:outline-level="5">Section 4 - Approach and Landing </text:h>
      <text:list xml:id="list4463255532369972398" text:style-name="L66">
        <text:list-item>
          <text:p text:style-name="P198"><text:span text:style-name="Strong_20_Emphasis">a.</text:span> The Circuit </text:p>
        </text:list-item>
        <text:list-item>
          <text:p text:style-name="P198"><text:span text:style-name="Strong_20_Emphasis">b.</text:span> Normal Approach and Landing </text:p>
        </text:list-item>
        <text:list-item>
          <text:p text:style-name="P60"><text:span text:style-name="Strong_20_Emphasis">c.</text:span> One Engine Inoperative Approach and Landing </text:p>
        </text:list-item>
      </text:list>
      <text:h text:style-name="Heading_20_3" text:outline-level="3"><text:bookmark text:name="schedule8"/>Schedule 8 - Flight Test for the Issuance or Renewal of an Instrument Rating </text:h>
      <text:h text:style-name="Heading_20_4" text:outline-level="4"><text:bookmark text:name="schedule8_1"/>1. Prerequisites for the Flight Test </text:h>
      <text:list xml:id="list2115440078413434643" text:style-name="L67">
        <text:list-item>
          <text:p text:style-name="P199"><text:span text:style-name="Emphasis">(a)</text:span> Before conducting a flight test for the issuance of an instrument rating, the examiner shall receive the following documentation: </text:p>
          <text:list>
            <text:list-item>
              <text:p text:style-name="P199">(i) a pilot licence or permit with a medical certificate, </text:p>
            </text:list-item>
            <text:list-item>
              <text:p text:style-name="P199"><text:soft-page-break/>(ii) proof that the candidate meets the requirements of section 421.14 of Standard 421 — <text:span text:style-name="Emphasis">Flight Crew Permits, Licences and Ratings</text:span>, and </text:p>
            </text:list-item>
            <text:list-item>
              <text:p text:style-name="P199">(iii) a letter signed by a qualified person who meets the requirements of subsection 425.21(9) of Standard 425 — <text:span text:style-name="Emphasis">Flight Training,</text:span> certifying that the candidate has the training and experience required and has reached a sufficient level of competence to undertake the Instrument Rating flight test. </text:p>
            </text:list-item>
          </text:list>
        </text:list-item>
        <text:list-item>
          <text:p text:style-name="P199"><text:span text:style-name="Emphasis">(b)</text:span> Before conducting a flight test for the renewal of an instrument rating, the examiner shall receive the following documentation: </text:p>
          <text:list>
            <text:list-item>
              <text:p text:style-name="P199">(i) a pilot licence or permit with a medical certificate, and </text:p>
            </text:list-item>
            <text:list-item>
              <text:p text:style-name="P199">(ii) proof that the candidate meets the requirements of section 421.49 of Standard 421 — <text:span text:style-name="Emphasis">Flight Crew Permits, Licences and Ratings</text:span>. </text:p>
            </text:list-item>
          </text:list>
        </text:list-item>
        <text:list-item>
          <text:p text:style-name="P199"><text:span text:style-name="Emphasis">(c)</text:span> Before conducting a partial re-test following failure of a flight test for the issuance of an instrument rating, the examiner shall receive the following documentation: </text:p>
          <text:list>
            <text:list-item>
              <text:p text:style-name="P199">(i) a copy of the Flight Test Report for the previously failed flight test, and </text:p>
            </text:list-item>
            <text:list-item>
              <text:p text:style-name="P199">(ii) the documentation listed in subsection (1)(a). </text:p>
            </text:list-item>
          </text:list>
        </text:list-item>
        <text:list-item>
          <text:p text:style-name="P199"><text:span text:style-name="Emphasis">(d)</text:span> Before conducting a partial re-test following failure of a flight test for the renewal of an instrument rating, the examiner shall receive the following documentation: </text:p>
          <text:list>
            <text:list-item>
              <text:p text:style-name="P199">(i) a copy of the Flight Test Report for the previously failed flight test, and </text:p>
            </text:list-item>
            <text:list-item>
              <text:p text:style-name="P61">(ii) a letter signed by a qualified person who meets the requirements of subsection 425.21(9) of Standard 425 — <text:span text:style-name="Emphasis">Flight Training</text:span> certifying that the candidate has undergone additional training and is considered competent to undertake the flight test. </text:p>
            </text:list-item>
          </text:list>
        </text:list-item>
      </text:list>
      <text:h text:style-name="Heading_20_4" text:outline-level="4"><text:bookmark text:name="schedule8_2"/>2. Aircraft and Equipment Required for the Flight Test </text:h>
      <text:list xml:id="list2288612371146840929" text:style-name="L68">
        <text:list-item>
          <text:p text:style-name="P200"><text:span text:style-name="Emphasis">(a)</text:span> The candidate shall provide: </text:p>
          <text:list>
            <text:list-item>
              <text:p text:style-name="P200">(i) an aircraft that meets the requirements of subsections 425.23(1), (2) and (7) of Standard 425 — <text:span text:style-name="Emphasis">Flight Training</text:span>, and </text:p>
            </text:list-item>
            <text:list-item>
              <text:p text:style-name="P200">(ii) current enroute, terminal and approach charts for the area where the flight test is to occur and a current <text:span text:style-name="Emphasis">Canada Flight Supplement.</text:span> </text:p>
            </text:list-item>
          </text:list>
        </text:list-item>
        <text:list-item>
          <text:p text:style-name="P200"><text:span text:style-name="Emphasis">(b)</text:span> When the aircraft used is a helicopter, it does not need to be equipped with a stability augmentation system if the flight test is conducted in VMC conditions. </text:p>
        </text:list-item>
        <text:list-item>
          <text:p text:style-name="P200"><text:span text:style-name="Emphasis">(c)</text:span> If the examiner occupies the observer’s seat, it shall: </text:p>
          <text:list>
            <text:list-item>
              <text:p text:style-name="P200">(i) be equipped with a safety harness installed in accordance with the <text:span text:style-name="Emphasis">Airworthiness Standards</text:span>, </text:p>
            </text:list-item>
            <text:list-item>
              <text:p text:style-name="P200">(ii) be located to permit an unobstructed view of the aircraft instruments, radios and navigation equipment, and </text:p>
            </text:list-item>
            <text:list-item>
              <text:p text:style-name="P200">(iii) be equipped to monitor intercom and air to ground and air to air radio communications. </text:p>
            </text:list-item>
          </text:list>
        </text:list-item>
        <text:list-item>
          <text:p text:style-name="P200"><text:span text:style-name="Emphasis">(d)</text:span> The flight test may be conducted in a Level A or higher flight simulator or a synthetic flight training device approved for instrument rating flight test in accordance with TP 9685 - <text:span text:style-name="Emphasis">Aeroplane and Rotorcraft Simulator Manual</text:span>. </text:p>
        </text:list-item>
        <text:list-item>
          <text:p text:style-name="P62"><text:span text:style-name="Emphasis">(e)</text:span> The candidate shall provide an effective means of excluding outside visual reference to <text:soft-page-break/>simulate instrument flight conditions, while maintaining a safe level of visibility for the examiner or safety pilot. </text:p>
        </text:list-item>
      </text:list>
      <text:h text:style-name="Heading_20_4" text:outline-level="4"><text:bookmark text:name="schedule8_3"/>3. Conduct of the Flight Test </text:h>
      <text:list xml:id="list1219550230246146534" text:style-name="L69">
        <text:list-item>
          <text:p text:style-name="P201"><text:span text:style-name="Emphasis">(a)</text:span> When conducting a flight test, the examiner shall: </text:p>
          <text:list>
            <text:list-item>
              <text:p text:style-name="P201">(i) require the candidate to fly the aircraft from a position where the pilot-in-command functions can be performed and, except where the aircraft operation has a two-crew requirement, carry out the test as if there is no other crew member, </text:p>
            </text:list-item>
            <text:list-item>
              <text:p text:style-name="P201">(ii) stop the flight test when unsafe airmanship or dangerous flying is displayed, including failure to use proper and effective visual scanning techniques to clear the area before and while performing visual manoeuvres, </text:p>
            </text:list-item>
            <text:list-item>
              <text:p text:style-name="P201">(iii) refrain from training or demonstrating proper technique during a flight test. </text:p>
            </text:list-item>
          </text:list>
        </text:list-item>
        <text:list-item>
          <text:p text:style-name="P201"><text:span text:style-name="Emphasis">(b)</text:span> The examiner shall take no part in the operation of the aircraft except: </text:p>
          <text:list>
            <text:list-item>
              <text:p text:style-name="P201">(i) as required for the purpose of testing certain prescribed exercises, </text:p>
            </text:list-item>
            <text:list-item>
              <text:p text:style-name="P201">(ii) to perform the duties of a safety pilot while the candidate is donning and wearing a view-limiting device unless another qualified safety pilot is performing the duties of a non-flying pilot in the case of an aircraft requiring two crew members, or </text:p>
            </text:list-item>
            <text:list-item>
              <text:p text:style-name="P201">(iii) where intervention is necessary in the interest of safety or to avoid unacceptable delay to other traffic. </text:p>
            </text:list-item>
          </text:list>
        </text:list-item>
        <text:list-item>
          <text:p text:style-name="P63"><text:span text:style-name="Emphasis">(c)</text:span> The examiner shall ensure that suitable air traffic services and facilities are sufficient to complete the flight test, including two different approaches. </text:p>
        </text:list-item>
      </text:list>
      <text:h text:style-name="Heading_20_4" text:outline-level="4"><text:bookmark text:name="schedule8_4"/>4. Flight Test Performance </text:h>
      <text:list xml:id="list2100000271949730055" text:style-name="L70">
        <text:list-item>
          <text:p text:style-name="P202"><text:span text:style-name="Emphasis">(a)</text:span> The examiner shall evaluate the candidate’s knowledge and skills to: </text:p>
          <text:list>
            <text:list-item>
              <text:p text:style-name="P202">(i) perform the required exercises in accordance with the performance criteria prescribed for the Instrument Rating, </text:p>
            </text:list-item>
            <text:list-item>
              <text:p text:style-name="P202">(ii) complete all manoeuvres with smoothness and accuracy, </text:p>
            </text:list-item>
            <text:list-item>
              <text:p text:style-name="P202">(iii) demonstrate sound judgement and good airmanship, </text:p>
            </text:list-item>
            <text:list-item>
              <text:p text:style-name="P202">(iv) correctly apply aeronautical knowledge, and </text:p>
            </text:list-item>
            <text:list-item>
              <text:p text:style-name="P202">(v) demonstrate mastery of the aircraft at all times in such a manner that the successful outcome of a procedure or manoeuvre is never seriously in doubt. </text:p>
            </text:list-item>
          </text:list>
        </text:list-item>
        <text:list-item>
          <text:p text:style-name="P202"><text:span text:style-name="Emphasis">(b)</text:span> Consideration shall be given to unavoidable deviations from the published criteria due to weather, traffic or other situations beyond the reasonable control of the candidate. </text:p>
        </text:list-item>
        <text:list-item>
          <text:p text:style-name="P202"><text:span text:style-name="Emphasis">(c)</text:span> Allowing for deviations due to turbulent conditions and the handling qualities and performance of the aeroplane or helicopter used, the following general performance tolerances apply: </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Altitude </text:p>
          </table:table-cell>
          <table:table-cell table:style-name="Table8.A1" office:value-type="string">
            <text:p text:style-name="Table_20_Contents">Normal flight<text:line-break/>Approach:  minimum IFR altitudes associated with the intermediate and final segments<text:line-break/>(e.g.; FAF, beacon crossing or step-down fixes)<text:line-break/>Accurate altitude control required at MDA </text:p>
          </table:table-cell>
          <table:table-cell table:style-name="Table8.A1" office:value-type="string">
            <text:p text:style-name="Table_20_Contents">±100 feet<text:line-break/>+as required/-0 feet  </text:p>
          </table:table-cell>
        </table:table-row>
        <text:soft-page-break/>
        <table:table-row>
          <table:table-cell table:style-name="Table8.A1" office:value-type="string">
            <text:p text:style-name="Table_20_Heading">Heading </text:p>
          </table:table-cell>
          <table:table-cell table:style-name="Table8.A1" office:value-type="string">
            <text:p text:style-name="Table_20_Contents">Normal flight </text:p>
          </table:table-cell>
          <table:table-cell table:style-name="Table8.A1" office:value-type="string">
            <text:p text:style-name="Table_20_Contents">±10° </text:p>
          </table:table-cell>
        </table:table-row>
        <table:table-row>
          <table:table-cell table:style-name="Table8.A1" office:value-type="string">
            <text:p text:style-name="Table_20_Heading">Airspeed </text:p>
          </table:table-cell>
          <table:table-cell table:style-name="Table8.A1" office:value-type="string">
            <text:p text:style-name="Table_20_Contents">Take-off and approach (aeroplane)<text:line-break/>Take-off and approach (helicopter)<text:line-break/>Normal flight </text:p>
          </table:table-cell>
          <table:table-cell table:style-name="Table8.A1" office:value-type="string">
            <text:p text:style-name="Table_20_Contents">+10/-5 knots<text:line-break/>±10 knots<text:line-break/>±10 knots </text:p>
          </table:table-cell>
        </table:table-row>
        <table:table-row>
          <table:table-cell table:style-name="Table8.A1" office:value-type="string">
            <text:p text:style-name="Table_20_Heading">Tracking </text:p>
          </table:table-cell>
          <table:table-cell table:style-name="Table8.A1" office:value-type="string">
            <text:p text:style-name="Table_20_Contents">VOR/LOC/LOC BC/ILS/RNAV<text:line-break/>NDB </text:p>
          </table:table-cell>
          <table:table-cell table:style-name="Table8.A1" office:value-type="string">
            <text:p text:style-name="Table_20_Contents">½ scale deflection<text:line-break/>±5° </text:p>
          </table:table-cell>
        </table:table-row>
      </table:table>
      <text:h text:style-name="Heading_20_4" text:outline-level="4"><text:bookmark text:name="schedule8_5"/>5. Content of the Flight Test for the Issuance or Renewal of an Instrument Rating </text:h>
      <text:h text:style-name="Heading_20_5" text:outline-level="5">Section 1 – Pre-Flight Operations </text:h>
      <text:list xml:id="list3718588485922554708" text:style-name="L71">
        <text:list-item>
          <text:p text:style-name="P203"><text:span text:style-name="Strong_20_Emphasis">a.</text:span> Flight planning </text:p>
        </text:list-item>
        <text:list-item>
          <text:p text:style-name="P203"><text:span text:style-name="Strong_20_Emphasis">b.</text:span> IFR Operational knowledge </text:p>
        </text:list-item>
        <text:list-item>
          <text:p text:style-name="P203"><text:span text:style-name="Strong_20_Emphasis">c.</text:span> Preparation for Flight </text:p>
        </text:list-item>
        <text:list-item>
          <text:p text:style-name="P64"><text:span text:style-name="Strong_20_Emphasis">d.</text:span> Air Traffic Control clearances </text:p>
        </text:list-item>
      </text:list>
      <text:h text:style-name="Heading_20_5" text:outline-level="5">Section 2 - Terminal and Enroute </text:h>
      <text:list xml:id="list3846913196118490735" text:style-name="L72">
        <text:list-item>
          <text:p text:style-name="P204"><text:span text:style-name="Strong_20_Emphasis">a.</text:span> Departure </text:p>
        </text:list-item>
        <text:list-item>
          <text:p text:style-name="P204"><text:span text:style-name="Strong_20_Emphasis">b.</text:span> Enroute </text:p>
        </text:list-item>
        <text:list-item>
          <text:p text:style-name="P204"><text:span text:style-name="Strong_20_Emphasis">c.</text:span> Arrival </text:p>
        </text:list-item>
        <text:list-item>
          <text:p text:style-name="P65"><text:span text:style-name="Strong_20_Emphasis">d.</text:span> Holding </text:p>
        </text:list-item>
      </text:list>
      <text:h text:style-name="Heading_20_5" text:outline-level="5">Section 3 - Approaches and Landing </text:h>
      <text:list xml:id="list6813519018675786235" text:style-name="L73">
        <text:list-item>
          <text:p text:style-name="P205"><text:span text:style-name="Strong_20_Emphasis">a.</text:span> Non-precision approach </text:p>
        </text:list-item>
        <text:list-item>
          <text:p text:style-name="P205"><text:span text:style-name="Strong_20_Emphasis">b.</text:span> Precision approach </text:p>
        </text:list-item>
        <text:list-item>
          <text:p text:style-name="P205"><text:span text:style-name="Strong_20_Emphasis">c.</text:span> Missed approach </text:p>
        </text:list-item>
        <text:list-item>
          <text:p text:style-name="P66"><text:span text:style-name="Strong_20_Emphasis">d.</text:span> Transition to Landing </text:p>
        </text:list-item>
      </text:list>
      <text:h text:style-name="Heading_20_5" text:outline-level="5">Section 4 - Abnormal and Emergency Procedures </text:h>
      <text:list xml:id="list5761762228083073736" text:style-name="L74">
        <text:list-item>
          <text:p text:style-name="P206"><text:span text:style-name="Strong_20_Emphasis">a.</text:span> Engine failure (multi-engine) </text:p>
        </text:list-item>
        <text:list-item>
          <text:p text:style-name="P206"><text:span text:style-name="Strong_20_Emphasis">b.</text:span> Systems Malfunctions </text:p>
        </text:list-item>
        <text:list-item>
          <text:p text:style-name="P67"><text:span text:style-name="Strong_20_Emphasis">c.</text:span> Emergency Procedures </text:p>
        </text:list-item>
      </text:list>
      <text:h text:style-name="Heading_20_3" text:outline-level="3"><text:bookmark text:name="schedule9"/>Schedule 9 - Flight Test for the Issuance or Renewal of a Flight Instructor Rating - Class 4 - Aeroplane </text:h>
      <text:h text:style-name="Heading_20_4" text:outline-level="4"><text:bookmark text:name="schedule9_1"/>1. Prerequisites for the Flight Test </text:h>
      <text:list xml:id="list1153102562400232820" text:style-name="L75">
        <text:list-item>
          <text:p text:style-name="P207"><text:span text:style-name="Emphasis">(a)</text:span> Before conducting a flight test for the issuance of a Flight Instructor Rating – Class 4 - Aeroplane, the examiner shall receive the following documentation: </text:p>
          <text:list>
            <text:list-item>
              <text:p text:style-name="P207">(i) a Commercial or Airline Transport Pilot Licence in the same category as the rating sought, </text:p>
            </text:list-item>
            <text:list-item>
              <text:p text:style-name="P207">(ii) a pilot training record (PTR) showing that the required instructor training has been completed, </text:p>
            </text:list-item>
            <text:list-item>
              <text:p text:style-name="P207">(iii) proof that the candidate meets the requirements of section 421.14 of Standard 421 — <text:span text:style-name="Emphasis">Flight Crew Permits, Licences and Ratings</text:span>, and </text:p>
            </text:list-item>
            <text:list-item>
              <text:p text:style-name="P207"><text:soft-page-break/>(iv) a letter signed by the holder of a Flight Instructor Rating – Class 1 – Aeroplane and dated within 30 days prior to the flight test, certifying that the candidate: </text:p>
              <text:list>
                <text:list-item>
                  <text:p text:style-name="P207">(A) has received the required flight and ground instruction, </text:p>
                </text:list-item>
                <text:list-item>
                  <text:p text:style-name="P207">(B) is recommended for an instructor rating flight test, and </text:p>
                </text:list-item>
                <text:list-item>
                  <text:p text:style-name="P207">(C) is considered competent to undertake an instructor rating flight test. </text:p>
                </text:list-item>
              </text:list>
            </text:list-item>
          </text:list>
        </text:list-item>
        <text:list-item>
          <text:p text:style-name="P207"><text:span text:style-name="Emphasis">(b)</text:span> Before conducting a flight test for the renewal of a Flight Instructor Rating – Class 4 – Aeroplane, the examiner shall receive the following documentation: </text:p>
          <text:list>
            <text:list-item>
              <text:p text:style-name="P207">(i) a pilot licence or permit with a medical certificate, and </text:p>
            </text:list-item>
            <text:list-item>
              <text:p text:style-name="P207">(ii) proof that the candidate meets the requirements of section 421.66 of Standard 421 — <text:span text:style-name="Emphasis">Flight Crew Permits, Licences and Ratings</text:span>. </text:p>
            </text:list-item>
          </text:list>
        </text:list-item>
        <text:list-item>
          <text:p text:style-name="P68"><text:span text:style-name="Emphasis">(c)</text:span> Before conducting a complete re-test following failure of a flight test, the examiner shall receive a letter signed by the holder of a Flight Instructor Rating - Class 1 - Aeroplane, dated within 30 days prior to the re-test, certifying that the candidate has received additional training and is considered competent to undertake an instructor flight test. </text:p>
          <text:p text:style-name="P68"><text:span text:style-name="Emphasis"><text:span text:style-name="Strong_20_Emphasis">Information Note:  </text:span></text:span><text:line-break/><text:span text:style-name="Emphasis">A Pilot Training Record is not required for Canadian Forces Flight Instructors or, in those instances specified in Standard 421 — Flight Crew Permits, Licences and Ratings, for holders of a Flight Instructor Rating issued by a Contracting State.</text:span> </text:p>
        </text:list-item>
      </text:list>
      <text:h text:style-name="Heading_20_4" text:outline-level="4"><text:bookmark text:name="schedule9_2"/>2. Aircraft and Equipment Required for the Flight Test </text:h>
      <text:list xml:id="list8424683810551231113" text:style-name="L76">
        <text:list-item>
          <text:p text:style-name="P208"><text:span text:style-name="Emphasis">(a)</text:span> The candidate shall provide: </text:p>
          <text:list>
            <text:list-item>
              <text:p text:style-name="P208">(i) an aeroplane that meets the requirements of subsections 425.23 (1), (2), (3) and (4) of Standard 425 — <text:span text:style-name="Emphasis">Flight Training</text:span> and which is, subject to paragraph (b), certified for intentional spins, </text:p>
            </text:list-item>
            <text:list-item>
              <text:p text:style-name="P208">(ii) an effective means of excluding outside visual reference to simulate instrument flight conditions while maintaining a safe level of visibility for the examiner. </text:p>
            </text:list-item>
          </text:list>
        </text:list-item>
        <text:list-item>
          <text:p text:style-name="P69"><text:span text:style-name="Emphasis">(b)</text:span> In the case of a renewal for a flight instructor rating, the examiner may not require that the aircraft be certified for intentional spins. </text:p>
        </text:list-item>
      </text:list>
      <text:h text:style-name="Heading_20_4" text:outline-level="4"><text:bookmark text:name="schedule9_3"/>3. Conduct of the Flight Test </text:h>
      <text:p text:style-name="Text_20_body">When conducting a flight test, the examiner shall: </text:p>
      <text:list xml:id="list7275291258757639113" text:style-name="L77">
        <text:list-item>
          <text:p text:style-name="P209"><text:span text:style-name="Emphasis">(a)</text:span> require the candidate to fly the aeroplane from a position where flight instructor functions are normally performed; and </text:p>
        </text:list-item>
        <text:list-item>
          <text:p text:style-name="P70"><text:span text:style-name="Emphasis">(b)</text:span> perform the duties of a safety pilot while the candidate is donning and wearing a view-limiting device. </text:p>
        </text:list-item>
      </text:list>
      <text:h text:style-name="Heading_20_4" text:outline-level="4"><text:bookmark text:name="schedule9_41"/>4. Flight Test Performance </text:h>
      <text:p text:style-name="Text_20_body">The examiner shall evaluate the candidate’s knowledge and skills to: </text:p>
      <text:list xml:id="list8478358877888488677" text:style-name="L78">
        <text:list-item>
          <text:p text:style-name="P210"><text:span text:style-name="Emphasis">(a)</text:span> make a presentation that may include frequent minor and even some major errors in the <text:soft-page-break/>application of the learning factors and techniques of instruction, if the student would still be able to reach an acceptable level of understanding; </text:p>
        </text:list-item>
        <text:list-item>
          <text:p text:style-name="P210"><text:span text:style-name="Emphasis">(b)</text:span> use teaching methods that obtain good student involvement; </text:p>
        </text:list-item>
        <text:list-item>
          <text:p text:style-name="P210"><text:span text:style-name="Emphasis">(c)</text:span> present, with only minor errors, technical information to the student; </text:p>
        </text:list-item>
        <text:list-item>
          <text:p text:style-name="P210"><text:span text:style-name="Emphasis">(d)</text:span> identify errors in the performance of flight manoeuvres and suggest some strategy for improvement; </text:p>
        </text:list-item>
        <text:list-item>
          <text:p text:style-name="P210"><text:span text:style-name="Emphasis">(e)</text:span> apply acceptable knowledge of training and testing standards; and </text:p>
        </text:list-item>
        <text:list-item>
          <text:p text:style-name="P71"><text:span text:style-name="Emphasis">(f)</text:span> perform the required flight manoeuvres safely, allowing for frequent minor errors. </text:p>
        </text:list-item>
      </text:list>
      <text:h text:style-name="Heading_20_4" text:outline-level="4"><text:bookmark text:name="schedule9_5"/>5. Content of the Flight Test for the Issuance or Renewal of a Flight Instructor Rating - Aeroplane </text:h>
      <text:h text:style-name="Heading_20_5" text:outline-level="5">Section 1 - Pre-Flight </text:h>
      <text:list xml:id="list2854221245851515296" text:style-name="L79">
        <text:list-item>
          <text:p text:style-name="P211"><text:span text:style-name="Strong_20_Emphasis">a.</text:span> Overall Planning and Organization of Lesson </text:p>
        </text:list-item>
        <text:list-item>
          <text:p text:style-name="P211"><text:span text:style-name="Strong_20_Emphasis">b.</text:span> Preparatory Ground Instruction </text:p>
        </text:list-item>
        <text:list-item>
          <text:p text:style-name="P72"><text:span text:style-name="Strong_20_Emphasis">c.</text:span> Pre-Flight Briefing </text:p>
        </text:list-item>
      </text:list>
      <text:h text:style-name="Heading_20_5" text:outline-level="5">Section 2 - In-Flight </text:h>
      <text:list xml:id="list573418992637514956" text:style-name="L80">
        <text:list-item>
          <text:p text:style-name="P212"><text:span text:style-name="Strong_20_Emphasis">a.</text:span> Flight Proficiency </text:p>
        </text:list-item>
        <text:list-item>
          <text:p text:style-name="P212"><text:span text:style-name="Strong_20_Emphasis">b.</text:span> Teaching Proficiency </text:p>
        </text:list-item>
        <text:list-item>
          <text:p text:style-name="P73"><text:span text:style-name="Strong_20_Emphasis">c.</text:span> Analysis of Student Performance </text:p>
        </text:list-item>
      </text:list>
      <text:h text:style-name="Heading_20_5" text:outline-level="5">Section 3 - Post Flight </text:h>
      <text:list xml:id="list1123534043068192733" text:style-name="L81">
        <text:list-item>
          <text:p text:style-name="P74"><text:span text:style-name="Strong_20_Emphasis">a.</text:span> Post Flight Debriefing </text:p>
        </text:list-item>
      </text:list>
      <text:h text:style-name="Heading_20_3" text:outline-level="3"><text:bookmark text:name="schedule10"/>Schedule 10 - Flight Test for the Issuance or Renewal of a Flight Instructor Rating - Class 3 - Aeroplane </text:h>
      <text:h text:style-name="Heading_20_4" text:outline-level="4"><text:bookmark text:name="schedule10_1"/>1. Prerequisites for the Flight Test </text:h>
      <text:list xml:id="list1373693896696720972" text:style-name="L82">
        <text:list-item>
          <text:p text:style-name="P213"><text:span text:style-name="Emphasis">(a)</text:span> Before conducting a flight test for the issuance of a Flight Instructor Rating – Class 3 - Aeroplane, the examiner shall receive the following documentation: </text:p>
          <text:list>
            <text:list-item>
              <text:p text:style-name="P213">(i) proof that the candidate has held a Flight Instructor Rating - Class 4 – Aeroplane within the previous 12 months, </text:p>
            </text:list-item>
            <text:list-item>
              <text:p text:style-name="P213">(ii) a Commercial or Airline Transport Pilot Licence in the same category as the rating sought, </text:p>
            </text:list-item>
            <text:list-item>
              <text:p text:style-name="P213">(iii) proof that the candidate meets the requirements of section 421.14 of Standard 421 — <text:span text:style-name="Emphasis">Flight Crew Permits, Licences and Ratings</text:span>, and </text:p>
            </text:list-item>
            <text:list-item>
              <text:p text:style-name="P213">(iv) a letter signed by the holder of a Flight Instructor Rating – Class 1 – Aeroplane and dated within 30 days prior to the flight test, certifying that the candidate: </text:p>
              <text:list>
                <text:list-item>
                  <text:p text:style-name="P213">(A) has received the required flight and ground instruction, </text:p>
                </text:list-item>
                <text:list-item>
                  <text:p text:style-name="P213">(B) is recommended for an instructor rating flight test, and </text:p>
                </text:list-item>
                <text:list-item>
                  <text:p text:style-name="P213">(C) is considered competent to undertake an instructor rating flight test. </text:p>
                </text:list-item>
              </text:list>
            </text:list-item>
          </text:list>
        </text:list-item>
        <text:list-item>
          <text:p text:style-name="P213"><text:span text:style-name="Emphasis">(b)</text:span> Before conducting a flight test for the renewal of a Flight Instructor Rating – Class 3 - <text:soft-page-break/>Aeroplane, the examiner shall receive the following documentation: </text:p>
          <text:list>
            <text:list-item>
              <text:p text:style-name="P213">(i) a pilot licence or permit with a medical certificate, and </text:p>
            </text:list-item>
            <text:list-item>
              <text:p text:style-name="P213">(ii) proof that the candidate meets the requirements of section 421.66 of Standard 421 — <text:span text:style-name="Emphasis">Flight Crew Permits, Licences and Ratings</text:span>. </text:p>
            </text:list-item>
          </text:list>
        </text:list-item>
        <text:list-item>
          <text:p text:style-name="P75"><text:span text:style-name="Emphasis">(c)</text:span> Before conducting a complete re-test following failure of a flight test, the examiner shall receive a letter signed by the holder of a Flight Instructor Rating - Class 1 - Aeroplane, dated within 30 days prior to the re-test, certifying that the candidate has received additional training and is considered competent to undertake an instructor flight test. </text:p>
        </text:list-item>
      </text:list>
      <text:h text:style-name="Heading_20_4" text:outline-level="4"><text:bookmark text:name="schedule10_2"/>2. Aircraft and Equipment Required for the Flight Test </text:h>
      <text:list xml:id="list5292061155146634058" text:style-name="L83">
        <text:list-item>
          <text:p text:style-name="P214"><text:span text:style-name="Emphasis">(a)</text:span> The candidate shall provide: </text:p>
          <text:list>
            <text:list-item>
              <text:p text:style-name="P214">(i) an aeroplane that meets the requirements of subsections 425.23(1), (2), (3) and (4) of Standard 425 — <text:span text:style-name="Emphasis">Flight Training</text:span> and which is, subject to paragraph (b), certified for intentional spins<text:span text:style-name="Emphasis">, </text:span>and </text:p>
            </text:list-item>
            <text:list-item>
              <text:p text:style-name="P214">(ii) an effective means of excluding outside visual reference to simulate instrument flight conditions while maintaining a safe level of visibility for the examiner. </text:p>
            </text:list-item>
          </text:list>
        </text:list-item>
        <text:list-item>
          <text:p text:style-name="P76"><text:span text:style-name="Emphasis">(b)</text:span> In the case of a renewal for a flight instructor rating, the examiner may not require that the aircraft be certified for intentional spins. </text:p>
        </text:list-item>
      </text:list>
      <text:h text:style-name="Heading_20_4" text:outline-level="4"><text:bookmark text:name="schedule10_3"/>3. Conduct of the Flight Test </text:h>
      <text:p text:style-name="Text_20_body">When conducting a flight test, the examiner shall: </text:p>
      <text:list xml:id="list1732901432695460638" text:style-name="L84">
        <text:list-item>
          <text:p text:style-name="P215"><text:span text:style-name="Emphasis">(a)</text:span> require the candidate to fly the aeroplane from a position where flight instructor functions are normally performed; and </text:p>
        </text:list-item>
        <text:list-item>
          <text:p text:style-name="P77"><text:span text:style-name="Emphasis">(b)</text:span> perform the duties of a safety pilot while the candidate is donning and wearing a view-limiting device. </text:p>
        </text:list-item>
      </text:list>
      <text:h text:style-name="Heading_20_4" text:outline-level="4"><text:bookmark text:name="schedule10_4"/>4. Flight Test Performance </text:h>
      <text:p text:style-name="Text_20_body">The examiner shall evaluate the candidate’s knowledge and skills to: </text:p>
      <text:list xml:id="list3110926604283205788" text:style-name="L85">
        <text:list-item>
          <text:p text:style-name="P216"><text:span text:style-name="Emphasis">(a)</text:span> make a presentation that may include frequent minor and even some major errors in the application of the learning factors and techniques of instruction, if the student would still be able to reach an acceptable level of understanding; </text:p>
        </text:list-item>
        <text:list-item>
          <text:p text:style-name="P216"><text:span text:style-name="Emphasis">(b)</text:span> use teaching methods that obtain good student involvement; </text:p>
        </text:list-item>
        <text:list-item>
          <text:p text:style-name="P216"><text:span text:style-name="Emphasis">(c)</text:span> present, with only minor errors, technical information to the student; </text:p>
        </text:list-item>
        <text:list-item>
          <text:p text:style-name="P216"><text:span text:style-name="Emphasis">(d)</text:span> identify errors in the performance of flight manoeuvres and suggest some strategy for improvement; </text:p>
        </text:list-item>
        <text:list-item>
          <text:p text:style-name="P216"><text:span text:style-name="Emphasis">(e)</text:span> apply acceptable knowledge of training and testing standards; and </text:p>
        </text:list-item>
        <text:list-item>
          <text:p text:style-name="P78"><text:span text:style-name="Emphasis">(f)</text:span> perform the required flight manoeuvres safely, allowing for frequent minor errors. </text:p>
        </text:list-item>
      </text:list>
      <text:h text:style-name="Heading_20_4" text:outline-level="4"><text:bookmark text:name="schedule10_5"/><text:soft-page-break/>5. Content of the Flight Test for the Issuance or Renewal of a Flight Instructor Rating - Aeroplane </text:h>
      <text:h text:style-name="Heading_20_5" text:outline-level="5">Section 1 - Pre-Flight </text:h>
      <text:list xml:id="list2809911686332995163" text:style-name="L86">
        <text:list-item>
          <text:p text:style-name="P217"><text:span text:style-name="Strong_20_Emphasis">a.</text:span> Overall Planning and Organization of Lesson </text:p>
        </text:list-item>
        <text:list-item>
          <text:p text:style-name="P217"><text:span text:style-name="Strong_20_Emphasis">b.</text:span> Preparatory Ground Instruction </text:p>
        </text:list-item>
        <text:list-item>
          <text:p text:style-name="P79"><text:span text:style-name="Strong_20_Emphasis">c.</text:span> Pre-Flight Briefing </text:p>
        </text:list-item>
      </text:list>
      <text:h text:style-name="Heading_20_5" text:outline-level="5">Section 2 - In-Flight </text:h>
      <text:list xml:id="list308886295623552910" text:style-name="L87">
        <text:list-item>
          <text:p text:style-name="P218"><text:span text:style-name="Strong_20_Emphasis">a.</text:span> Flight Proficiency </text:p>
        </text:list-item>
        <text:list-item>
          <text:p text:style-name="P218"><text:span text:style-name="Strong_20_Emphasis">b.</text:span> Teaching Proficiency </text:p>
        </text:list-item>
        <text:list-item>
          <text:p text:style-name="P80"><text:span text:style-name="Strong_20_Emphasis">c.</text:span> Analysis of Student Performance </text:p>
        </text:list-item>
      </text:list>
      <text:h text:style-name="Heading_20_5" text:outline-level="5">Section 3 - Post Flight </text:h>
      <text:list xml:id="list5205504025673068466" text:style-name="L88">
        <text:list-item>
          <text:p text:style-name="P81"><text:span text:style-name="Strong_20_Emphasis">a.</text:span> Post Flight Debriefing </text:p>
        </text:list-item>
      </text:list>
      <text:h text:style-name="Heading_20_3" text:outline-level="3"><text:bookmark text:name="schedule11"/>Schedule 11 - Flight Test for the Issuance or Renewal of a Flight Instructor Rating - Class 2 - Aeroplane </text:h>
      <text:h text:style-name="Heading_20_4" text:outline-level="4"><text:bookmark text:name="schedule11_1"/>1. Prerequisites for the Flight Test </text:h>
      <text:list xml:id="list942731823829550533" text:style-name="L89">
        <text:list-item>
          <text:p text:style-name="P219"><text:span text:style-name="Emphasis">(a)</text:span> Before conducting a flight test for the issuance of a Flight Instructor Rating – Class 2 - Aeroplane, the examiner shall receive the following documentation: </text:p>
          <text:list>
            <text:list-item>
              <text:p text:style-name="P219">(i) proof that the candidate has held a Flight Instructor Rating - Class 3 – Aeroplane, during the previous 12 months, and </text:p>
            </text:list-item>
            <text:list-item>
              <text:p text:style-name="P219">(ii) proof that the candidate meets the requirements of section 421.14 of Standard 421 - <text:span text:style-name="Emphasis">Flight Crew Permits, Licences and Ratings</text:span>. </text:p>
            </text:list-item>
          </text:list>
        </text:list-item>
        <text:list-item>
          <text:p text:style-name="P219"><text:span text:style-name="Emphasis">(b)</text:span> Before conducting a flight test for the renewal of a Flight Instructor Rating – Class 2 - Aeroplane, the examiner shall receive the proof that the candidate meets the requirements of section 421.66 of Standard 421 — <text:span text:style-name="Emphasis">Flight Crew Permits, Licences and Ratings</text:span>. </text:p>
        </text:list-item>
        <text:list-item>
          <text:p text:style-name="P82"><text:span text:style-name="Emphasis">(c)</text:span> A candidate who is the subject of follow-up action with respect to his or her flight test record in accordance with section 421.67 of Standard 421 - <text:span text:style-name="Emphasis">Flight Crew Permits, Licences and Ratings</text:span>, is not eligible to upgrade the instructor rating from a Class 3 to a Class 2. </text:p>
        </text:list-item>
      </text:list>
      <text:h text:style-name="Heading_20_4" text:outline-level="4"><text:bookmark text:name="schedule11_2"/>2. Aircraft and Equipment Required for the Flight Test </text:h>
      <text:list xml:id="list2536996223800174491" text:style-name="L90">
        <text:list-item>
          <text:p text:style-name="P220"><text:span text:style-name="Emphasis">(a)</text:span> The candidate shall provide: </text:p>
          <text:list>
            <text:list-item>
              <text:p text:style-name="P220">(i) an aeroplane that meets the requirements of subsections 425.23(1), (2), (3) and (4) of Standard 425 - <text:span text:style-name="Emphasis">Flight Training, </text:span>and which is, subject to paragraph (b), certified for intentional spins, </text:p>
            </text:list-item>
            <text:list-item>
              <text:p text:style-name="P220">(ii) an effective means of excluding outside visual reference to simulate instrument flight conditions while maintaining a safe level of visibility for the examiner. </text:p>
            </text:list-item>
          </text:list>
        </text:list-item>
        <text:list-item>
          <text:p text:style-name="P83"><text:span text:style-name="Emphasis">(b)</text:span> In the case of a renewal for a flight instructor rating, the examiner may not require that the aircraft be certified for intentional spins. </text:p>
        </text:list-item>
      </text:list>
      <text:h text:style-name="Heading_20_4" text:outline-level="4"><text:bookmark text:name="schedule11_3"/><text:soft-page-break/>3. Conduct of the Flight Test </text:h>
      <text:p text:style-name="Text_20_body">When conducting a flight test, the examiner shall: </text:p>
      <text:list xml:id="list2793642089115932928" text:style-name="L91">
        <text:list-item>
          <text:p text:style-name="P221"><text:span text:style-name="Emphasis">(a)</text:span> require the candidate to fly the aeroplane from a position where flight instructor functions are normally performed; and </text:p>
        </text:list-item>
        <text:list-item>
          <text:p text:style-name="P84"><text:span text:style-name="Emphasis">(b)</text:span> perform the duties of a safety pilot while the candidate is donning and wearing a view-limiting device. </text:p>
        </text:list-item>
      </text:list>
      <text:h text:style-name="Heading_20_4" text:outline-level="4"><text:bookmark text:name="schedule11_4"/>4. Flight Test Performance </text:h>
      <text:p text:style-name="Text_20_body">The examiner shall evaluate the candidate’s knowledge and skills to: </text:p>
      <text:list xml:id="list3360064040570144960" text:style-name="L92">
        <text:list-item>
          <text:p text:style-name="P222"><text:span text:style-name="Emphasis">(a)</text:span> make a presentation that may include very few minor errors in the application of the learning factors and techniques of instruction; </text:p>
        </text:list-item>
        <text:list-item>
          <text:p text:style-name="P222"><text:span text:style-name="Emphasis">(b)</text:span> use teaching methods that obtain good student involvement; </text:p>
        </text:list-item>
        <text:list-item>
          <text:p text:style-name="P222"><text:span text:style-name="Emphasis">(c)</text:span> present, with only minor errors, technical information to the student; </text:p>
        </text:list-item>
        <text:list-item>
          <text:p text:style-name="P222">(d) identify errors in the performance of flight manoeuvres and suggest some strategy for improvement; </text:p>
        </text:list-item>
        <text:list-item>
          <text:p text:style-name="P222"><text:span text:style-name="Emphasis">(e)</text:span> demonstrate knowledge of training and testing standards appropriate for supervising a staff of instructors; and </text:p>
        </text:list-item>
        <text:list-item>
          <text:p text:style-name="P85"><text:span text:style-name="Emphasis">(f)</text:span> perform the required flight manoeuvres allowing for very few minor errors. </text:p>
        </text:list-item>
      </text:list>
      <text:h text:style-name="Heading_20_4" text:outline-level="4"><text:bookmark text:name="schedule11_5"/>5. Content of the Flight Test for the Issuance or Renewal of a Flight Instructor Rating - Aeroplane </text:h>
      <text:h text:style-name="Heading_20_5" text:outline-level="5">Section 1 - Pre-Flight </text:h>
      <text:list xml:id="list6145200872857609612" text:style-name="L93">
        <text:list-item>
          <text:p text:style-name="P223"><text:span text:style-name="Strong_20_Emphasis">a.</text:span> Overall Planning and Organization of Lesson </text:p>
        </text:list-item>
        <text:list-item>
          <text:p text:style-name="P223"><text:span text:style-name="Strong_20_Emphasis">b.</text:span> Preparatory Ground Instruction </text:p>
        </text:list-item>
        <text:list-item>
          <text:p text:style-name="P86"><text:span text:style-name="Strong_20_Emphasis">c.</text:span> Pre-Flight Briefing </text:p>
        </text:list-item>
      </text:list>
      <text:h text:style-name="Heading_20_5" text:outline-level="5">Section 2 - In-Flight </text:h>
      <text:list xml:id="list421570346584831474" text:style-name="L94">
        <text:list-item>
          <text:p text:style-name="P224"><text:span text:style-name="Strong_20_Emphasis">a.</text:span> Flight Proficiency </text:p>
        </text:list-item>
        <text:list-item>
          <text:p text:style-name="P224"><text:span text:style-name="Strong_20_Emphasis">b.</text:span> Teaching Proficiency </text:p>
        </text:list-item>
        <text:list-item>
          <text:p text:style-name="P87"><text:span text:style-name="Strong_20_Emphasis">c.</text:span> Analysis of Student Performance </text:p>
        </text:list-item>
      </text:list>
      <text:h text:style-name="Heading_20_5" text:outline-level="5">Section 3 - Post Flight </text:h>
      <text:list xml:id="list8048752554368703376" text:style-name="L95">
        <text:list-item>
          <text:p text:style-name="P88"><text:span text:style-name="Strong_20_Emphasis">a.</text:span> Post Flight Debriefing </text:p>
        </text:list-item>
      </text:list>
      <text:h text:style-name="Heading_20_3" text:outline-level="3"><text:bookmark text:name="schedule12"/>Schedule 12 - Flight Test for the Issuance or Renewal of a Flight Instructor Rating - Class 1 - Aeroplane </text:h>
      <text:h text:style-name="Heading_20_4" text:outline-level="4"><text:bookmark text:name="schedule12_1"/>1. Prerequisites for the Flight Test </text:h>
      <text:list xml:id="list2310054194518089815" text:style-name="L96">
        <text:list-item>
          <text:p text:style-name="P225"><text:span text:style-name="Emphasis">(a)</text:span> Before conducting a flight test for the issuance of a Flight Instructor Rating – Class 1 - Aeroplane, the examiner shall receive the following documentation: </text:p>
          <text:list>
            <text:list-item>
              <text:p text:style-name="P225">(i) proof that the candidate has held a Flight Instructor Rating - Class 2 - Aeroplane <text:soft-page-break/>during the previous 12 months, and </text:p>
            </text:list-item>
            <text:list-item>
              <text:p text:style-name="P225">(ii) proof that the candidate meets the requirements of section 421.14 of Standard 421 - <text:span text:style-name="Emphasis">Flight Crew Permits, Licences and Ratings</text:span>. </text:p>
            </text:list-item>
          </text:list>
        </text:list-item>
        <text:list-item>
          <text:p text:style-name="P225"><text:span text:style-name="Emphasis">(b)</text:span> Before conducting a flight test for the renewal of a Flight Instructor Rating – Class 1 – Aeroplane, the examiner shall receive the proof that the candidate meets the requirements of section 421.66 of Standard 421 - <text:span text:style-name="Emphasis">Flight Crew Permits, Licences and Ratings</text:span>.  </text:p>
        </text:list-item>
        <text:list-item>
          <text:p text:style-name="P89"><text:span text:style-name="Emphasis">(c)</text:span> A candidate who is the subject of follow-up action with respect to his or her flight test record in accordance with section 421.67 of Standard 421 - <text:span text:style-name="Emphasis">Flight Crew Permits, Licences and Ratings</text:span>, is not eligible to upgrade the instructor rating from a Class 2 to a Class 1. </text:p>
        </text:list-item>
      </text:list>
      <text:h text:style-name="Heading_20_4" text:outline-level="4"><text:bookmark text:name="schedule12_2"/>2. Aircraft and Equipment Required for the Flight Test </text:h>
      <text:list xml:id="list409418526880463689" text:style-name="L97">
        <text:list-item>
          <text:p text:style-name="P226"><text:span text:style-name="Emphasis">(a)</text:span> The candidate shall provide: </text:p>
          <text:list>
            <text:list-item>
              <text:p text:style-name="P226">(i) an aeroplane that meets the requirements of subsections 425.23 (1), (2), (3) and (4) of Standard 425 — <text:span text:style-name="Emphasis">Flight Training</text:span> and which is, subject to paragraph (b), certified for intentional spins, and </text:p>
            </text:list-item>
            <text:list-item>
              <text:p text:style-name="P226">(ii) an effective means of excluding outside visual reference to simulate instrument flight conditions while maintaining a safe level of visibility for the examiner. </text:p>
            </text:list-item>
          </text:list>
        </text:list-item>
        <text:list-item>
          <text:p text:style-name="P90"><text:span text:style-name="Emphasis">(b)</text:span> In the case of a renewal for a flight instructor rating, the examiner may not require that the aircraft be certified for intentional spins. </text:p>
        </text:list-item>
      </text:list>
      <text:h text:style-name="Heading_20_4" text:outline-level="4"><text:bookmark text:name="schedule12_3"/>3. Conduct of the Flight Test </text:h>
      <text:p text:style-name="Text_20_body">When conducting a flight test the examiner shall: </text:p>
      <text:list xml:id="list421263968960762679" text:style-name="L98">
        <text:list-item>
          <text:p text:style-name="P227"><text:span text:style-name="Emphasis">(a)</text:span> require the candidate to fly the aeroplane from a position where flight instructor functions are normally performed; and </text:p>
        </text:list-item>
        <text:list-item>
          <text:p text:style-name="P91"><text:span text:style-name="Emphasis">(b)</text:span> perform the duties of a safety pilot while the candidate is donning and wearing a view-limiting device. </text:p>
        </text:list-item>
      </text:list>
      <text:h text:style-name="Heading_20_4" text:outline-level="4"><text:bookmark text:name="schedule12_4"/>4. Flight Test Performance </text:h>
      <text:p text:style-name="Text_20_body">The examiner shall evaluate the candidate’s knowledge and skills to: </text:p>
      <text:list xml:id="list1730547817745181629" text:style-name="L99">
        <text:list-item>
          <text:p text:style-name="P228"><text:span text:style-name="Emphasis">(a)</text:span> apply the learning factors and utilize techniques of instruction in a manner that would set an example for a student instructor; </text:p>
        </text:list-item>
        <text:list-item>
          <text:p text:style-name="P228"><text:span text:style-name="Emphasis">(b)</text:span> use a teaching method that obtains a high degree of student involvement; </text:p>
        </text:list-item>
        <text:list-item>
          <text:p text:style-name="P228"><text:span text:style-name="Emphasis">(c)</text:span> present accurate technical information to the student; </text:p>
        </text:list-item>
        <text:list-item>
          <text:p text:style-name="P228"><text:span text:style-name="Emphasis">(d)</text:span> demonstrate a very good understanding of training and testing standards; </text:p>
        </text:list-item>
        <text:list-item>
          <text:p text:style-name="P228"><text:span text:style-name="Emphasis">(e)</text:span> identify errors in the performance of flight manoeuvres and suggest a variety of effective strategies for improvement; </text:p>
        </text:list-item>
        <text:list-item>
          <text:p text:style-name="P228"><text:span text:style-name="Emphasis">(f)</text:span> perform flight manoeuvres in a predominantly ideal manner under the existing conditions; and </text:p>
        </text:list-item>
        <text:list-item>
          <text:p text:style-name="P92"><text:span text:style-name="Emphasis">(g)</text:span> demonstrate the knowledge and skill necessary to train new instructors. </text:p>
        </text:list-item>
      </text:list>
      <text:h text:style-name="Heading_20_4" text:outline-level="4"><text:bookmark text:name="schedule12_5"/><text:soft-page-break/>5. Content of the Flight Test for the Issuance or Renewal of a Flight Instructor Rating - Aeroplane </text:h>
      <text:h text:style-name="Heading_20_5" text:outline-level="5">Section 1 - Pre-Flight </text:h>
      <text:list xml:id="list6419403100408483346" text:style-name="L100">
        <text:list-item>
          <text:p text:style-name="P229"><text:span text:style-name="Strong_20_Emphasis">a.</text:span> Overall Planning and Organization of Lesson </text:p>
        </text:list-item>
        <text:list-item>
          <text:p text:style-name="P229"><text:span text:style-name="Strong_20_Emphasis">b.</text:span> Preparatory Ground Instruction </text:p>
        </text:list-item>
        <text:list-item>
          <text:p text:style-name="P93"><text:span text:style-name="Strong_20_Emphasis">c.</text:span> Pre-Flight Briefing </text:p>
        </text:list-item>
      </text:list>
      <text:h text:style-name="Heading_20_5" text:outline-level="5">Section 2 - In-Flight </text:h>
      <text:list xml:id="list2847856701331751344" text:style-name="L101">
        <text:list-item>
          <text:p text:style-name="P230"><text:span text:style-name="Strong_20_Emphasis">a.</text:span> Flight Proficiency </text:p>
        </text:list-item>
        <text:list-item>
          <text:p text:style-name="P230"><text:span text:style-name="Strong_20_Emphasis">b.</text:span> Teaching Proficiency </text:p>
        </text:list-item>
        <text:list-item>
          <text:p text:style-name="P94"><text:span text:style-name="Strong_20_Emphasis">c.</text:span> Analysis of Student Performance </text:p>
        </text:list-item>
      </text:list>
      <text:h text:style-name="Heading_20_5" text:outline-level="5">Section 3 - Post Flight </text:h>
      <text:list xml:id="list5113534340216069216" text:style-name="L102">
        <text:list-item>
          <text:p text:style-name="P95"><text:span text:style-name="Strong_20_Emphasis">a.</text:span> Post Flight Debriefing </text:p>
        </text:list-item>
      </text:list>
      <text:h text:style-name="Heading_20_3" text:outline-level="3"><text:bookmark text:name="schedule13"/>Schedule 13 - Flight Test for the Issuance or Renewal of a Flight Instructor Rating - Class 4 - Helicopter </text:h>
      <text:h text:style-name="Heading_20_4" text:outline-level="4"><text:bookmark text:name="schedule13_1"/>1. Prerequisites for the Flight Test </text:h>
      <text:list xml:id="list1419528548022912313" text:style-name="L103">
        <text:list-item>
          <text:p text:style-name="P231"><text:span text:style-name="Emphasis">(a)</text:span> Before conducting a flight test for the issuance of a Flight Instructor Rating – Class 4 - Helicopter, the examiner shall receive the following documentation: </text:p>
          <text:list>
            <text:list-item>
              <text:p text:style-name="P231">(i) a Commercial or Airline Transport Pilot Licence in the same category as the rating sought, </text:p>
            </text:list-item>
            <text:list-item>
              <text:p text:style-name="P231">(ii) a pilot training record showing that the required instructor training has been completed, and </text:p>
            </text:list-item>
            <text:list-item>
              <text:p text:style-name="P231">(iii) proof that the candidate meets the requirements of section 421.14 of Standard 421 — <text:span text:style-name="Emphasis">Flight Crew Permits, Licences and Ratings</text:span>. </text:p>
            </text:list-item>
          </text:list>
        </text:list-item>
        <text:list-item>
          <text:p text:style-name="P231"><text:span text:style-name="Emphasis">(b)</text:span> Before conducting a flight test for the renewal of a Flight Instructor Rating – Class 4 - Helicopter, the examiner shall receive the proof that the candidate meets the requirements of section 421.66 of Standard 421 — <text:span text:style-name="Emphasis">Flight Crew Permits, Licences and Ratings</text:span>. </text:p>
        </text:list-item>
        <text:list-item>
          <text:p text:style-name="P96"><text:span text:style-name="Emphasis">(c)</text:span> Before conducting a complete re-test following failure of a flight test, the examiner shall receive a letter signed by the holder of a Flight Instructor Rating - Class 1 - Helicopter, dated within 30 days prior to the re-test, certifying that the candidate has received additional training and is considered competent to undertake an instructor flight test. </text:p>
          <text:p text:style-name="P96"><text:span text:style-name="Emphasis"><text:span text:style-name="Strong_20_Emphasis">Information Note:  </text:span></text:span><text:line-break/><text:span text:style-name="Emphasis">A pilot training record is not required for Canadian Forces flight instructors or, in those instances specified in Standard 421 — Flight Crew Permits, Licences and Ratings, for holders of a flight instructor rating issued by a contracting state.</text:span> </text:p>
        </text:list-item>
      </text:list>
      <text:h text:style-name="Heading_20_4" text:outline-level="4"><text:bookmark text:name="schedule13_2"/>2. Aircraft and Equipment Required for the Flight Test </text:h>
      <text:p text:style-name="Text_20_body">The candidate shall provide: </text:p>
      <text:list xml:id="list3755018128644212505" text:style-name="L104">
        <text:list-item>
          <text:p text:style-name="P232"><text:soft-page-break/><text:span text:style-name="Emphasis">(a)</text:span> a helicopter certified for all manoeuvres required for the flight test, including full-on autorotations, that: </text:p>
          <text:list>
            <text:list-item>
              <text:p text:style-name="P232">(i) has no operating limitations which prohibit the performance of those manoeuvres, </text:p>
            </text:list-item>
            <text:list-item>
              <text:p text:style-name="P232">(ii) meets the requirements of subsections 425.23(1), (2), (3) and (4) of Standard 425 — <text:span text:style-name="Emphasis">Flight Training</text:span>, and </text:p>
            </text:list-item>
            <text:list-item>
              <text:p text:style-name="P232">(iii) is equipped with suitable radio and two-way intercom voice communication, and </text:p>
            </text:list-item>
          </text:list>
        </text:list-item>
        <text:list-item>
          <text:p text:style-name="P97"><text:span text:style-name="Emphasis">(b)</text:span> a suitable view-limiting device. </text:p>
        </text:list-item>
      </text:list>
      <text:h text:style-name="Heading_20_4" text:outline-level="4"><text:bookmark text:name="schedule13_3"/>3. Conduct of the Flight Test </text:h>
      <text:p text:style-name="Text_20_body">When conducting a flight test, the examiner shall: </text:p>
      <text:list xml:id="list4935789296996858842" text:style-name="L105">
        <text:list-item>
          <text:p text:style-name="P233"><text:span text:style-name="Emphasis">(a)</text:span> require the candidate to fly the helicopter from a position where flight instructor functions are normally performed; and </text:p>
        </text:list-item>
        <text:list-item>
          <text:p text:style-name="P98"><text:span text:style-name="Emphasis">(b)</text:span> perform the duties of a safety pilot while the candidate is donning and wearing a view-limiting device. </text:p>
        </text:list-item>
      </text:list>
      <text:h text:style-name="Heading_20_4" text:outline-level="4"><text:bookmark text:name="schedule13_4"/>4. Flight Test Performance </text:h>
      <text:p text:style-name="Text_20_body">The examiner shall evaluate the candidate’s knowledge and skills to: </text:p>
      <text:list xml:id="list5494721822628157047" text:style-name="L106">
        <text:list-item>
          <text:p text:style-name="P234"><text:span text:style-name="Emphasis">(a)</text:span> make a presentation that may include frequent minor and even some major errors in the application of the learning factors and techniques of instruction, if the student would still be able to reach an acceptable level of understanding; </text:p>
        </text:list-item>
        <text:list-item>
          <text:p text:style-name="P234"><text:span text:style-name="Emphasis">(b)</text:span> use teaching methods that obtain good student involvement; </text:p>
        </text:list-item>
        <text:list-item>
          <text:p text:style-name="P234"><text:span text:style-name="Emphasis">(c)</text:span> present, with only minor errors, technical information to the student; </text:p>
        </text:list-item>
        <text:list-item>
          <text:p text:style-name="P234"><text:span text:style-name="Emphasis">(d)</text:span> identify errors in the performance of flight manoeuvres and suggest some strategy for improvement; </text:p>
        </text:list-item>
        <text:list-item>
          <text:p text:style-name="P234"><text:span text:style-name="Emphasis">(e)</text:span> apply acceptable knowledge of training and testing standards; and </text:p>
        </text:list-item>
        <text:list-item>
          <text:p text:style-name="P99"><text:span text:style-name="Emphasis">(f)</text:span> perform the required flight manoeuvres safely allowing for frequent minor errors. </text:p>
        </text:list-item>
      </text:list>
      <text:h text:style-name="Heading_20_4" text:outline-level="4"><text:bookmark text:name="schedule13_5"/>5. Content of the Flight Test for the Issuance or Renewal of a Flight Instructor Rating - Helicopter </text:h>
      <text:h text:style-name="Heading_20_5" text:outline-level="5">Section 1 - Pre-Flight </text:h>
      <text:list xml:id="list7176220390603520851" text:style-name="L107">
        <text:list-item>
          <text:p text:style-name="P235"><text:span text:style-name="Strong_20_Emphasis">a.</text:span> Overall Planning and Organization of Lesson </text:p>
        </text:list-item>
        <text:list-item>
          <text:p text:style-name="P235"><text:span text:style-name="Strong_20_Emphasis">b.</text:span> Preparatory Ground Instruction </text:p>
        </text:list-item>
        <text:list-item>
          <text:p text:style-name="P100"><text:span text:style-name="Strong_20_Emphasis">c.</text:span> Pre-Flight Briefing </text:p>
        </text:list-item>
      </text:list>
      <text:h text:style-name="Heading_20_5" text:outline-level="5">Section 2 - In-Flight </text:h>
      <text:list xml:id="list2765496130737160265" text:style-name="L108">
        <text:list-item>
          <text:p text:style-name="P236"><text:span text:style-name="Strong_20_Emphasis">a.</text:span> Flight Proficiency </text:p>
        </text:list-item>
        <text:list-item>
          <text:p text:style-name="P236"><text:span text:style-name="Strong_20_Emphasis">b.</text:span> Teaching Proficiency </text:p>
        </text:list-item>
        <text:list-item>
          <text:p text:style-name="P101"><text:span text:style-name="Strong_20_Emphasis">c.</text:span> Analysis of Student Performance </text:p>
        </text:list-item>
      </text:list>
      <text:h text:style-name="Heading_20_5" text:outline-level="5"><text:soft-page-break/>Section 3 - Post Flight </text:h>
      <text:list xml:id="list6122669568389687073" text:style-name="L109">
        <text:list-item>
          <text:p text:style-name="P102"><text:span text:style-name="Strong_20_Emphasis">a.</text:span> Post Flight Debriefing </text:p>
        </text:list-item>
      </text:list>
      <text:h text:style-name="Heading_20_3" text:outline-level="3"><text:bookmark text:name="schedule14"/>Schedule 14 - Flight Test for the Issuance or Renewal of a Flight Instructor Rating - Class 3 - Helicopter </text:h>
      <text:h text:style-name="Heading_20_4" text:outline-level="4"><text:bookmark text:name="schedule14_1"/>1. Prerequisites for the Flight Test </text:h>
      <text:list xml:id="list6414368764167472673" text:style-name="L110">
        <text:list-item>
          <text:p text:style-name="P237"><text:span text:style-name="Emphasis">(a)</text:span> Before conducting a flight test for the issuance of a Flight Instructor Rating - Class 3 – Helicopter, the examiner shall receive the following documentation: </text:p>
          <text:list>
            <text:list-item>
              <text:p text:style-name="P237">(i) proof that the candidate has held within the previous 12 months a Flight Instructor Rating - Class 4 – Helicopter, </text:p>
            </text:list-item>
            <text:list-item>
              <text:p text:style-name="P237">(ii) a Commercial or Airline Transport Pilot Licence in the same category as the rating sought, endorsed as stipulated in subparagraph (i), and </text:p>
            </text:list-item>
            <text:list-item>
              <text:p text:style-name="P237">(iii) proof that the candidate meets the requirements of section 421.14 of Standard 421 — <text:span text:style-name="Emphasis">Flight Crew Permits, Licences and Ratings</text:span>. </text:p>
            </text:list-item>
          </text:list>
        </text:list-item>
        <text:list-item>
          <text:p text:style-name="P237"><text:span text:style-name="Emphasis">(b)</text:span> Before conducting a flight test, in the case of Canadian Forces flight instructors or holders of a flight instructor rating issued by a contracting state, the examiner shall receive the following documentation: </text:p>
          <text:list>
            <text:list-item>
              <text:p text:style-name="P237">(i) proof of the required knowledge, and </text:p>
            </text:list-item>
            <text:list-item>
              <text:p text:style-name="P237">(ii) a letter of recommendation signed within the preceding 30 days by the holder of a Flight Instructor Rating - Class 1 – Helicopter, certifying that the candidate has received the required flight and ground instruction and is recommended for an instructor flight test. </text:p>
            </text:list-item>
          </text:list>
        </text:list-item>
        <text:list-item>
          <text:p text:style-name="P237"><text:span text:style-name="Emphasis">(c)</text:span> Before conducting a flight test for the renewal of a Flight Instructor Rating - Class 3 – Helicopter, the examiner shall receive proof that the candidate meets the requirements of section 421.66 of Standard 421 — <text:span text:style-name="Emphasis">Flight Crew Permits, Licences and Ratings</text:span>. </text:p>
        </text:list-item>
        <text:list-item>
          <text:p text:style-name="P103"><text:span text:style-name="Emphasis">(d)</text:span> Before conducting a complete re-test following failure of a flight test, the examiner shall receive a letter signed by the holder of a Flight Instructor Rating - Class 1 - Helicopter, dated within 30 days prior to the re-test, certifying that the candidate has received additional training and is considered competent to undertake an instructor flight test. </text:p>
        </text:list-item>
      </text:list>
      <text:h text:style-name="Heading_20_4" text:outline-level="4"><text:bookmark text:name="schedule14_2"/>2. Aircraft and Equipment Required for the Flight Test </text:h>
      <text:p text:style-name="Text_20_body">The candidate shall provide: </text:p>
      <text:list xml:id="list4470056407963153397" text:style-name="L111">
        <text:list-item>
          <text:p text:style-name="P238"><text:span text:style-name="Emphasis">(a)</text:span> a helicopter certified for all manoeuvres required for the flight test, including full-on autorotations, and that: </text:p>
          <text:list>
            <text:list-item>
              <text:p text:style-name="P238">(i) has no operating limitations which prohibit the performance of those manoeuvres, </text:p>
            </text:list-item>
            <text:list-item>
              <text:p text:style-name="P238">(ii) meets the requirements of subsections 425.23(1), (2), (3) and (4) of Standard 425 — <text:span text:style-name="Emphasis">Flight Training</text:span>, </text:p>
            </text:list-item>
            <text:list-item>
              <text:p text:style-name="P238">(iii) is equipped with suitable radio and two-way intercom voice communication; and </text:p>
            </text:list-item>
          </text:list>
        </text:list-item>
        <text:list-item>
          <text:p text:style-name="P104"><text:span text:style-name="Emphasis">(b)</text:span> a suitable view-limiting device. </text:p>
        </text:list-item>
      </text:list>
      <text:h text:style-name="Heading_20_4" text:outline-level="4"><text:bookmark text:name="schedule14_3"/><text:soft-page-break/>3. Conduct of the Flight Test </text:h>
      <text:p text:style-name="Text_20_body">When conducting a flight test, the examiner shall: </text:p>
      <text:list xml:id="list2072007670862484852" text:style-name="L112">
        <text:list-item>
          <text:p text:style-name="P239"><text:span text:style-name="Emphasis">(a)</text:span> require the candidate to fly the helicopter from a position where flight instructor functions are normally performed; and </text:p>
        </text:list-item>
        <text:list-item>
          <text:p text:style-name="P105"><text:span text:style-name="Emphasis">(b)</text:span> perform the duties of a safety pilot while the candidate is donning and wearing a view-limiting device. </text:p>
        </text:list-item>
      </text:list>
      <text:h text:style-name="Heading_20_4" text:outline-level="4"><text:bookmark text:name="schedule14_4"/>4. Flight Test Performance </text:h>
      <text:p text:style-name="Text_20_body">The examiner shall evaluate the candidate’s knowledge and skills to: </text:p>
      <text:list xml:id="list8208555101977153483" text:style-name="L113">
        <text:list-item>
          <text:p text:style-name="P240"><text:span text:style-name="Emphasis">(a)</text:span> make a presentation that may include frequent minor and even some major errors in the application of the learning factors and techniques of instruction, provided that the student would still be deemed to reach an acceptable level of understanding; </text:p>
        </text:list-item>
        <text:list-item>
          <text:p text:style-name="P240"><text:span text:style-name="Emphasis">(b)</text:span> use teaching methods that obtain good student involvement; </text:p>
        </text:list-item>
        <text:list-item>
          <text:p text:style-name="P240"><text:span text:style-name="Emphasis">(c)</text:span> present, with only minor errors, technical information to the student; </text:p>
        </text:list-item>
        <text:list-item>
          <text:p text:style-name="P240"><text:span text:style-name="Emphasis">(d)</text:span> identify errors in the performance of flight manoeuvres and suggest some strategy for improvement; </text:p>
        </text:list-item>
        <text:list-item>
          <text:p text:style-name="P240"><text:span text:style-name="Emphasis">(e)</text:span> apply acceptable knowledge of training and testing standards; and </text:p>
        </text:list-item>
        <text:list-item>
          <text:p text:style-name="P106"><text:span text:style-name="Emphasis">(f)</text:span> perform the required flight manoeuvres safely, allowing for frequent minor errors. </text:p>
        </text:list-item>
      </text:list>
      <text:h text:style-name="Heading_20_4" text:outline-level="4"><text:bookmark text:name="schedule14_5"/>5. Content of the Flight Test for the Issuance or Renewal of a Flight Instructor Rating - Helicopter </text:h>
      <text:h text:style-name="Heading_20_5" text:outline-level="5">Section 1 - Pre-Flight </text:h>
      <text:list xml:id="list2360739937451084042" text:style-name="L114">
        <text:list-item>
          <text:p text:style-name="P241"><text:span text:style-name="Strong_20_Emphasis">a.</text:span> Overall Planning and Organization of Lesson </text:p>
        </text:list-item>
        <text:list-item>
          <text:p text:style-name="P241"><text:span text:style-name="Strong_20_Emphasis">b.</text:span> Preparatory Ground Instruction </text:p>
        </text:list-item>
        <text:list-item>
          <text:p text:style-name="P107"><text:span text:style-name="Strong_20_Emphasis">c.</text:span> Pre-Flight Briefing </text:p>
        </text:list-item>
      </text:list>
      <text:h text:style-name="Heading_20_5" text:outline-level="5">Section 2 - In-Flight </text:h>
      <text:list xml:id="list1730979041864223517" text:style-name="L115">
        <text:list-item>
          <text:p text:style-name="P242"><text:span text:style-name="Strong_20_Emphasis">a.</text:span> Flight Proficiency </text:p>
        </text:list-item>
        <text:list-item>
          <text:p text:style-name="P242"><text:span text:style-name="Strong_20_Emphasis">b.</text:span> Teaching Proficiency </text:p>
        </text:list-item>
        <text:list-item>
          <text:p text:style-name="P108"><text:span text:style-name="Strong_20_Emphasis">c.</text:span> Analysis of Student Performance </text:p>
        </text:list-item>
      </text:list>
      <text:h text:style-name="Heading_20_5" text:outline-level="5">Section 3 - Post Flight </text:h>
      <text:list xml:id="list5749840400771782377" text:style-name="L116">
        <text:list-item>
          <text:p text:style-name="P109"><text:span text:style-name="Strong_20_Emphasis">a.</text:span> Post Flight Debriefing </text:p>
        </text:list-item>
      </text:list>
      <text:h text:style-name="Heading_20_3" text:outline-level="3"><text:bookmark text:name="schedule15"/>Schedule 15 - Flight Test for the Issuance or Renewal of a Flight Instructor Rating - Class 2 - Helicopter </text:h>
      <text:h text:style-name="Heading_20_4" text:outline-level="4"><text:bookmark text:name="schedule15_1"/>1. Prerequisites for the Flight Test </text:h>
      <text:list xml:id="list5799661905663936959" text:style-name="L117">
        <text:list-item>
          <text:p text:style-name="P243"><text:span text:style-name="Emphasis">(a)</text:span> Before conducting a flight test for the issuance of a Flight Instructor Rating - Class 2 - Helicopter, the examiner shall receive the following documentation: </text:p>
          <text:list>
            <text:list-item>
              <text:p text:style-name="P243">(i) proof that the candidate has held a Flight Instructor Rating - Class 3 – Helicopter, <text:soft-page-break/>during the previous 12 months, and </text:p>
            </text:list-item>
            <text:list-item>
              <text:p text:style-name="P243">(ii) proof that the candidate meets the requirements of section 421.14 of Standard 421 — <text:span text:style-name="Emphasis">Flight Crew Permits, Licences and Ratings</text:span>. </text:p>
            </text:list-item>
          </text:list>
        </text:list-item>
        <text:list-item>
          <text:p text:style-name="P243"><text:span text:style-name="Emphasis">(b)</text:span> Before conducting a flight test for the renewal of a Flight Instructor Rating - Class 2 - Helicopter, the examiner shall receive proof that the candidate meets the requirements of section 421.66 of Standard 421 — <text:span text:style-name="Emphasis">Flight Crew Permits, Licences and Ratings</text:span>. </text:p>
        </text:list-item>
        <text:list-item>
          <text:p text:style-name="P110"><text:span text:style-name="Emphasis">(c)</text:span> A candidate who is the subject of follow-up action with respect to his or her flight test record in accordance with section 421.67 of Standard 421 - <text:span text:style-name="Emphasis">Flight Crew Permits, Licences and Ratings</text:span>, is not eligible to upgrade the instructor rating from a Class 3 to a Class 2. </text:p>
        </text:list-item>
      </text:list>
      <text:h text:style-name="Heading_20_4" text:outline-level="4"><text:bookmark text:name="schedule15_2"/>2. Aircraft and Equipment Required for the Flight Test </text:h>
      <text:p text:style-name="Text_20_body">The candidate shall provide: </text:p>
      <text:list xml:id="list7337253684872198346" text:style-name="L118">
        <text:list-item>
          <text:p text:style-name="P244"><text:span text:style-name="Emphasis">(a)</text:span> a helicopter certified for all manoeuvres required for the flight test, including full-on autorotations, and that: </text:p>
          <text:list>
            <text:list-item>
              <text:p text:style-name="P244">(i) has no operating limitations which prohibit the performance of those manoeuvres, </text:p>
            </text:list-item>
            <text:list-item>
              <text:p text:style-name="P244">(ii) meets the requirements of subsections 425.23(1), (2), (3) and (4) of Standard 425 — <text:span text:style-name="Emphasis">Flight Training</text:span>, and </text:p>
            </text:list-item>
            <text:list-item>
              <text:p text:style-name="P244">(iii) is equipped with suitable radio and two-way intercom voice communication; and </text:p>
            </text:list-item>
          </text:list>
        </text:list-item>
        <text:list-item>
          <text:p text:style-name="P111"><text:span text:style-name="Emphasis">(b)</text:span> a suitable view-limiting device. </text:p>
        </text:list-item>
      </text:list>
      <text:h text:style-name="Heading_20_4" text:outline-level="4"><text:bookmark text:name="schedule15_3"/>3. Conduct of the Flight Test </text:h>
      <text:p text:style-name="Text_20_body">When conducting a flight test, the examiner shall: </text:p>
      <text:list xml:id="list3964398424715048614" text:style-name="L119">
        <text:list-item>
          <text:p text:style-name="P245"><text:span text:style-name="Emphasis">(a)</text:span> require the candidate to fly the helicopter from a position where flight instructor functions are normally performed; and </text:p>
        </text:list-item>
        <text:list-item>
          <text:p text:style-name="P112"><text:span text:style-name="Emphasis">(b)</text:span> perform the duties of a safety pilot while the candidate is donning and wearing a view-limiting device. </text:p>
        </text:list-item>
      </text:list>
      <text:h text:style-name="Heading_20_4" text:outline-level="4"><text:bookmark text:name="schedule15_4"/>4. Flight Test Performance </text:h>
      <text:p text:style-name="Text_20_body">The examiner shall evaluate the candidate’s knowledge and skills to: </text:p>
      <text:list xml:id="list1199166867657702882" text:style-name="L120">
        <text:list-item>
          <text:p text:style-name="P246"><text:span text:style-name="Emphasis">(a)</text:span> make a presentation that may include very few minor errors in the application of the learning factors and techniques of instruction; </text:p>
        </text:list-item>
        <text:list-item>
          <text:p text:style-name="P246"><text:span text:style-name="Emphasis">(b)</text:span> use teaching methods that obtain good student involvement; </text:p>
        </text:list-item>
        <text:list-item>
          <text:p text:style-name="P246"><text:span text:style-name="Emphasis">(c)</text:span> present, with only minor errors, technical information to the student; </text:p>
        </text:list-item>
        <text:list-item>
          <text:p text:style-name="P246"><text:span text:style-name="Emphasis">(d)</text:span> identify errors in the performance of flight manoeuvres and suggest effective strategies for improvement; </text:p>
        </text:list-item>
        <text:list-item>
          <text:p text:style-name="P246"><text:span text:style-name="Emphasis">(e)</text:span> demonstrate knowledge of training and testing standards appropriate for supervising a staff of instructors; and </text:p>
        </text:list-item>
        <text:list-item>
          <text:p text:style-name="P113"><text:span text:style-name="Emphasis">(f)</text:span> perform the required flight manoeuvres allowing for very few minor errors. </text:p>
        </text:list-item>
      </text:list>
      <text:h text:style-name="Heading_20_4" text:outline-level="4"><text:bookmark text:name="schedule15_5"/><text:soft-page-break/>5. Content of the Flight Test for the Issuance or Renewal of a Flight Instructor Rating - Helicopter </text:h>
      <text:h text:style-name="Heading_20_5" text:outline-level="5">Section 1 - Pre-Flight </text:h>
      <text:list xml:id="list3022872492260777908" text:style-name="L121">
        <text:list-item>
          <text:p text:style-name="P247"><text:span text:style-name="Strong_20_Emphasis">a.</text:span> Overall Planning and Organization of Lesson </text:p>
        </text:list-item>
        <text:list-item>
          <text:p text:style-name="P247"><text:span text:style-name="Strong_20_Emphasis">b.</text:span> Preparatory Ground Instruction </text:p>
        </text:list-item>
        <text:list-item>
          <text:p text:style-name="P114"><text:span text:style-name="Strong_20_Emphasis">c.</text:span> Pre-Flight Briefing </text:p>
        </text:list-item>
      </text:list>
      <text:h text:style-name="Heading_20_5" text:outline-level="5">Section 2 - In-Flight </text:h>
      <text:list xml:id="list966658098426244009" text:style-name="L122">
        <text:list-item>
          <text:p text:style-name="P248"><text:span text:style-name="Strong_20_Emphasis">a.</text:span> Flight Proficiency </text:p>
        </text:list-item>
        <text:list-item>
          <text:p text:style-name="P248"><text:span text:style-name="Strong_20_Emphasis">b.</text:span> Teaching Proficiency </text:p>
        </text:list-item>
        <text:list-item>
          <text:p text:style-name="P115"><text:span text:style-name="Strong_20_Emphasis">c.</text:span> Analysis of Student Performance </text:p>
        </text:list-item>
      </text:list>
      <text:h text:style-name="Heading_20_5" text:outline-level="5">Section 3 - Post Flight </text:h>
      <text:list xml:id="list7720853239922096113" text:style-name="L123">
        <text:list-item>
          <text:p text:style-name="P116"><text:span text:style-name="Strong_20_Emphasis">a.</text:span> Post Flight Debriefing </text:p>
        </text:list-item>
      </text:list>
      <text:h text:style-name="Heading_20_3" text:outline-level="3"><text:bookmark text:name="schedule16"/>Schedule 16 - Flight Test for the Issuance or Renewal of a Flight Instructor Rating - Class 1 - Helicopter </text:h>
      <text:h text:style-name="Heading_20_4" text:outline-level="4"><text:bookmark text:name="schedule16_1"/>1. Prerequisites for the Flight Test </text:h>
      <text:list xml:id="list1566094586772006251" text:style-name="L124">
        <text:list-item>
          <text:p text:style-name="P249"><text:span text:style-name="Emphasis">(a)</text:span> Before conducting a flight test for the issuance of a Flight Instructor Rating - Class 1 - Helicopter, the examiner shall receive the following documentation: </text:p>
          <text:list>
            <text:list-item>
              <text:p text:style-name="P249">(i) proof that the candidate has held a Flight Instructor Rating - Class 2 – Helicopter, during the previous 12 months, and </text:p>
            </text:list-item>
            <text:list-item>
              <text:p text:style-name="P249">(ii) proof that the candidate meets the requirements of section 421.14 of Standard 421 — <text:span text:style-name="Emphasis">Flight Crew Permits, Licences and Ratings</text:span>. </text:p>
            </text:list-item>
          </text:list>
        </text:list-item>
        <text:list-item>
          <text:p text:style-name="P249"><text:span text:style-name="Emphasis">(b)</text:span> Before conducting a flight test for the renewal of a Flight Instructor Rating - Class 1 - Helicopter, the examiner shall receive proof that the candidate meets the requirements of section 421.66 of Standard 421 — <text:span text:style-name="Emphasis">Flight Crew Permits, Licences and Ratings</text:span>. </text:p>
        </text:list-item>
        <text:list-item>
          <text:p text:style-name="P117"><text:span text:style-name="Emphasis">(c)</text:span> A candidate who is the subject of follow-up action with respect to his or her flight test record in accordance with section 421.67 of Standard 421 - <text:span text:style-name="Emphasis">Flight Crew Permits, Licences and Ratings</text:span>, is not eligible to upgrade the instructor rating from a Class 2 to a Class 1. </text:p>
        </text:list-item>
      </text:list>
      <text:h text:style-name="Heading_20_4" text:outline-level="4"><text:bookmark text:name="schedule16_2"/>2. Aircraft and Equipment Required for the Flight Test </text:h>
      <text:p text:style-name="Text_20_body">The candidate shall provide: </text:p>
      <text:list xml:id="list3624980515056976591" text:style-name="L125">
        <text:list-item>
          <text:p text:style-name="P250"><text:span text:style-name="Emphasis">(a)</text:span> a helicopter certified for all manoeuvres required for the flight test, including full-on autorotations, and that: </text:p>
          <text:list>
            <text:list-item>
              <text:p text:style-name="P250">(i) has no operating limitations which prohibit the performance of those manoeuvres, </text:p>
            </text:list-item>
            <text:list-item>
              <text:p text:style-name="P250">(ii) meets the requirements of subsections 425.23(1), (2), (3) and (4) of Standard 425 — <text:span text:style-name="Emphasis">Flight Training</text:span>, and </text:p>
            </text:list-item>
            <text:list-item>
              <text:p text:style-name="P250">(iii) is equipped with suitable radio and two-way intercom voice communication; and </text:p>
            </text:list-item>
          </text:list>
        </text:list-item>
        <text:list-item>
          <text:p text:style-name="P118"><text:span text:style-name="Emphasis">(b)</text:span> a suitable view-limiting device. </text:p>
        </text:list-item>
      </text:list>
      <text:h text:style-name="Heading_20_4" text:outline-level="4"><text:bookmark text:name="schedule16_3"/><text:soft-page-break/>3. Conduct of the Flight Test </text:h>
      <text:p text:style-name="Text_20_body">When conducting a flight test, the examiner shall: </text:p>
      <text:list xml:id="list7766792578775598471" text:style-name="L126">
        <text:list-item>
          <text:p text:style-name="P251"><text:span text:style-name="Emphasis">(a)</text:span> require the candidate to fly the helicopter from a position where flight instructor functions are normally performed; and </text:p>
        </text:list-item>
        <text:list-item>
          <text:p text:style-name="P119"><text:span text:style-name="Emphasis">(b)</text:span> perform the duties of a safety pilot while the candidate is donning and wearing a view-limiting device. </text:p>
        </text:list-item>
      </text:list>
      <text:h text:style-name="Heading_20_4" text:outline-level="4"><text:bookmark text:name="schedule16_4"/>4. Flight Test Performance </text:h>
      <text:p text:style-name="Text_20_body">The examiner shall evaluate the candidate’s knowledge and skills to: </text:p>
      <text:list xml:id="list3928936275166568202" text:style-name="L127">
        <text:list-item>
          <text:p text:style-name="P252"><text:span text:style-name="Emphasis">(a)</text:span> apply the learning factors and utilize techniques of instruction in a manner that would set an example for a student instructor; </text:p>
        </text:list-item>
        <text:list-item>
          <text:p text:style-name="P252"><text:span text:style-name="Emphasis">(b)</text:span> use a teaching method that obtains a high degree of student involvement; </text:p>
        </text:list-item>
        <text:list-item>
          <text:p text:style-name="P252"><text:span text:style-name="Emphasis">(c)</text:span> present accurate technical information to the student; </text:p>
        </text:list-item>
        <text:list-item>
          <text:p text:style-name="P252"><text:span text:style-name="Emphasis">(d)</text:span> demonstrate very good understanding of training and testing standards; </text:p>
        </text:list-item>
        <text:list-item>
          <text:p text:style-name="P252"><text:span text:style-name="Emphasis">(e)</text:span> identify errors in the performance of flight manoeuvres and suggest a variety of effective strategies for improvement; </text:p>
        </text:list-item>
        <text:list-item>
          <text:p text:style-name="P252"><text:span text:style-name="Emphasis">(f)</text:span> perform flight manoeuvres in a predominantly ideal manner under the existing conditions; and </text:p>
        </text:list-item>
        <text:list-item>
          <text:p text:style-name="P120"><text:span text:style-name="Emphasis">(g)</text:span> demonstrate the knowledge and skill necessary to train new instructors. </text:p>
        </text:list-item>
      </text:list>
      <text:h text:style-name="Heading_20_4" text:outline-level="4"><text:bookmark text:name="schedule16_5"/>5. Content of the Flight Test for the Issuance or Renewal of a Flight Instructor Rating - Helicopter </text:h>
      <text:h text:style-name="Heading_20_5" text:outline-level="5">Section 1 - Pre-Flight </text:h>
      <text:list xml:id="list222656406143834804" text:style-name="L128">
        <text:list-item>
          <text:p text:style-name="P253"><text:span text:style-name="Strong_20_Emphasis">a.</text:span> Overall Planning and Organization of Lesson </text:p>
        </text:list-item>
        <text:list-item>
          <text:p text:style-name="P253"><text:span text:style-name="Strong_20_Emphasis">b.</text:span> Preparatory Ground Instruction </text:p>
        </text:list-item>
        <text:list-item>
          <text:p text:style-name="P121"><text:span text:style-name="Strong_20_Emphasis">c.</text:span> Pre-Flight Briefing </text:p>
        </text:list-item>
      </text:list>
      <text:h text:style-name="Heading_20_5" text:outline-level="5">Section 2 - In-Flight </text:h>
      <text:list xml:id="list7559111332089837032" text:style-name="L129">
        <text:list-item>
          <text:p text:style-name="P254"><text:span text:style-name="Strong_20_Emphasis">a.</text:span> Flight Proficiency </text:p>
        </text:list-item>
        <text:list-item>
          <text:p text:style-name="P254"><text:span text:style-name="Strong_20_Emphasis">b.</text:span> Teaching Proficiency </text:p>
        </text:list-item>
        <text:list-item>
          <text:p text:style-name="P122"><text:span text:style-name="Strong_20_Emphasis">c.</text:span> Analysis of Student Performance </text:p>
        </text:list-item>
      </text:list>
      <text:h text:style-name="Heading_20_5" text:outline-level="5">Section 3 - Post Flight </text:h>
      <text:list xml:id="list7484834319096595645" text:style-name="L130">
        <text:list-item>
          <text:p text:style-name="P123"><text:span text:style-name="Strong_20_Emphasis">a.</text:span> Post Flight Debriefing </text:p>
        </text:list-item>
      </text:list>
      <text:h text:style-name="Heading_20_3" text:outline-level="3"><text:bookmark text:name="schedule17"/>Schedule 17 - Flight Test for the Issuance or Renewal of a Flight Instructor Rating - Class 2 – Aeroplane - Aerobatic </text:h>
      <text:h text:style-name="Heading_20_4" text:outline-level="4"><text:bookmark text:name="schedule17_1"/>1. Prerequisites for the Flight Test </text:h>
      <text:list xml:id="list7209704943115557509" text:style-name="L131">
        <text:list-item>
          <text:p text:style-name="P255"><text:span text:style-name="Emphasis">(a)</text:span> Before conducting a flight test for the issuance of a Flight Instructor Rating – Class 2 – Aeroplane – Aerobatic, the examiner shall receive the following documentation: </text:p>
          <text:list>
            <text:list-item>
              <text:p text:style-name="P255"><text:soft-page-break/>(i) a Commercial or Airline Transport Pilot Licence in the same category as the rating sought, </text:p>
            </text:list-item>
            <text:list-item>
              <text:p text:style-name="P255">(ii) proof that the candidate meets the requirements of section 421.14 of Standard 421 — <text:span text:style-name="Emphasis">Flight Crew Permits, Licences and Ratings</text:span>, </text:p>
            </text:list-item>
            <text:list-item>
              <text:p text:style-name="P255">(iii) a pilot log book showing details of the candidate’s instructor training, and </text:p>
            </text:list-item>
            <text:list-item>
              <text:p text:style-name="P255">(iv) a letter of recommendation signed within the preceding 30 days by the holder of a Flight Instructor Rating - Class 1 - Aeroplane - Aerobatic, certifying that the candidate has received the required flight and ground instruction and is recommended for an instructor flight test. </text:p>
            </text:list-item>
          </text:list>
        </text:list-item>
        <text:list-item>
          <text:p text:style-name="P255"><text:span text:style-name="Emphasis">(b)</text:span> Before conducting a flight test for the renewal of a Flight Instructor Rating - Class 2 – Aeroplane - Aerobatic, the examiner shall receive proof that the candidate meets the requirements of section 421.66 of Standard 421 — <text:span text:style-name="Emphasis">Flight Crew Permits, Licences and Ratings</text:span>. </text:p>
        </text:list-item>
        <text:list-item>
          <text:p text:style-name="P124"><text:span text:style-name="Emphasis">(c)</text:span> Before conducting a complete re-test following failure of a flight test, the examiner shall receive a letter signed by the holder of a Flight Instructor Rating - Class 1 - Aeroplane - Aerobatic, dated within 30 days prior to the re-test, certifying that the candidate has received additional training and is considered competent to undertake an instructor flight test. </text:p>
        </text:list-item>
      </text:list>
      <text:h text:style-name="Heading_20_4" text:outline-level="4"><text:bookmark text:name="schedule17_2"/>2. Aircraft and Equipment Required for the Flight Test </text:h>
      <text:p text:style-name="Text_20_body">The candidate shall provide an aeroplane that: </text:p>
      <text:list xml:id="list5630363238250661215" text:style-name="L132">
        <text:list-item>
          <text:p text:style-name="P256"><text:span text:style-name="Emphasis">(a)</text:span> is certified in the Aerobatic Category in accordance with Chapter 523 of the <text:span text:style-name="Emphasis">Airworthiness Manual</text:span>; </text:p>
        </text:list-item>
        <text:list-item>
          <text:p text:style-name="P256"><text:span text:style-name="Emphasis">(b)</text:span> meets the requirements of section 425.23 of Standard 425 — <text:span text:style-name="Emphasis">Flight Training</text:span>; and </text:p>
        </text:list-item>
        <text:list-item>
          <text:p text:style-name="P125"><text:span text:style-name="Emphasis">(c)</text:span> is equipped with a two-way intercom voice communication system. </text:p>
        </text:list-item>
      </text:list>
      <text:h text:style-name="Heading_20_4" text:outline-level="4"><text:bookmark text:name="schedule17_3"/>3. Conduct of the Flight Test </text:h>
      <text:p text:style-name="Text_20_body">The examiner shall require the candidate to fly the aeroplane from a position where flight instructor functions are normally performed. </text:p>
      <text:h text:style-name="Heading_20_4" text:outline-level="4"><text:bookmark text:name="schedule17_4"/>4. Flight Test Performance </text:h>
      <text:p text:style-name="Text_20_body">The examiner shall evaluate the candidate’s knowledge and skills to: </text:p>
      <text:list xml:id="list2739542627746876514" text:style-name="L133">
        <text:list-item>
          <text:p text:style-name="P257"><text:span text:style-name="Emphasis">(a)</text:span> make a presentation that may include frequent minor and even some major errors in the application of the learning factors and techniques of instruction, provided that the student would still be deemed to reach an acceptable level of understanding; </text:p>
        </text:list-item>
        <text:list-item>
          <text:p text:style-name="P257"><text:span text:style-name="Emphasis">(b)</text:span> use teaching methods that obtain good student involvement; </text:p>
        </text:list-item>
        <text:list-item>
          <text:p text:style-name="P257"><text:span text:style-name="Emphasis">(c)</text:span> present, with only minor errors, technical information to the student; </text:p>
        </text:list-item>
        <text:list-item>
          <text:p text:style-name="P257"><text:span text:style-name="Emphasis">(d)</text:span> identify errors in the performance of flight manoeuvres and suggest some strategy for improvement; </text:p>
        </text:list-item>
        <text:list-item>
          <text:p text:style-name="P257"><text:span text:style-name="Emphasis">(e)</text:span> apply acceptable knowledge of training and testing standards; and </text:p>
        </text:list-item>
        <text:list-item>
          <text:p text:style-name="P126"><text:span text:style-name="Emphasis">(f)</text:span> perform the required flight manoeuvres safely allowing for frequent minor errors. </text:p>
        </text:list-item>
      </text:list>
      <text:h text:style-name="Heading_20_4" text:outline-level="4"><text:bookmark text:name="schedule17_5"/><text:soft-page-break/>5. Content of the Flight Test for the Issuance or Renewal of a Flight Instructor Rating - Aeroplane - Aerobatic </text:h>
      <text:h text:style-name="Heading_20_5" text:outline-level="5">Section 1 - Pre-Flight </text:h>
      <text:list xml:id="list4219458461607069693" text:style-name="L134">
        <text:list-item>
          <text:p text:style-name="P258"><text:span text:style-name="Strong_20_Emphasis">a.</text:span> Overall Planning and Organization of Lesson </text:p>
        </text:list-item>
        <text:list-item>
          <text:p text:style-name="P258"><text:span text:style-name="Strong_20_Emphasis">b.</text:span> Preparatory Ground Instruction </text:p>
        </text:list-item>
        <text:list-item>
          <text:p text:style-name="P127"><text:span text:style-name="Strong_20_Emphasis">c.</text:span> Pre-Flight Briefing </text:p>
        </text:list-item>
      </text:list>
      <text:h text:style-name="Heading_20_5" text:outline-level="5">Section 2 - In-Flight </text:h>
      <text:list xml:id="list2137421388506412928" text:style-name="L135">
        <text:list-item>
          <text:p text:style-name="P259"><text:span text:style-name="Strong_20_Emphasis">a.</text:span> Flight Proficiency </text:p>
        </text:list-item>
        <text:list-item>
          <text:p text:style-name="P259"><text:span text:style-name="Strong_20_Emphasis">b.</text:span> Teaching Proficiency </text:p>
        </text:list-item>
        <text:list-item>
          <text:p text:style-name="P128"><text:span text:style-name="Strong_20_Emphasis">c.</text:span> Analysis of Student Performance </text:p>
        </text:list-item>
      </text:list>
      <text:h text:style-name="Heading_20_5" text:outline-level="5">Section 3 - Post Flight </text:h>
      <text:list xml:id="list4957948987581056778" text:style-name="L136">
        <text:list-item>
          <text:p text:style-name="P129"><text:span text:style-name="Strong_20_Emphasis">a.</text:span> Post Flight Debriefing </text:p>
        </text:list-item>
      </text:list>
      <text:h text:style-name="Heading_20_3" text:outline-level="3"><text:bookmark text:name="schedule18"/>Schedule 18 - Flight Test for the Issuance or Renewal of a Flight Instructor Rating - Class 1 - Aeroplane - Aerobatic </text:h>
      <text:h text:style-name="Heading_20_4" text:outline-level="4"><text:bookmark text:name="schedule18_1"/>1. Prerequisites for the Flight Test </text:h>
      <text:list xml:id="list5509273105068254129" text:style-name="L137">
        <text:list-item>
          <text:p text:style-name="P260"><text:span text:style-name="Emphasis">(a)</text:span> Before conducting a flight test for the issuance of a Flight Instructor Rating - Class 1 – Aeroplane - Aerobatic, the examiner shall receive the following documentation: </text:p>
          <text:list>
            <text:list-item>
              <text:p text:style-name="P260">(i) proof that the candidate has held a Flight Instructor Rating - Class 2 - Aeroplane – Aerobatic, or a Flight Instructor Rating - Class 1 – Aeroplane or Helicopter, during the previous 12 months, and </text:p>
            </text:list-item>
            <text:list-item>
              <text:p text:style-name="P260">(ii) proof that the candidate meets the requirements of section 421.14 of Standard 421 — <text:span text:style-name="Emphasis">Flight Crew Permits, Licences and Ratings</text:span>. </text:p>
            </text:list-item>
          </text:list>
        </text:list-item>
        <text:list-item>
          <text:p text:style-name="P260"><text:span text:style-name="Emphasis">(b)</text:span> Before conducting a flight test for the renewal of a Flight Instructor Rating - Class 1 – Aeroplane - Aerobatic, the examiner shall receive proof that the candidate meets the requirements of section 421.66 of Standard 421 — <text:span text:style-name="Emphasis">Flight Crew Permits, Licences and Ratings</text:span>. </text:p>
        </text:list-item>
        <text:list-item>
          <text:p text:style-name="P130"><text:span text:style-name="Emphasis">(c)</text:span> Renewals and upgrades of flight instructor ratings conducted up to 90 days before expiry shall be issued for a term extending from the original expiry date. </text:p>
        </text:list-item>
      </text:list>
      <text:h text:style-name="Heading_20_4" text:outline-level="4"><text:bookmark text:name="schedule18_2"/>2. Aircraft and Equipment Required for the Flight Test </text:h>
      <text:p text:style-name="Text_20_body">The candidate shall provide an aeroplane that: </text:p>
      <text:list xml:id="list1794633278387473190" text:style-name="L138">
        <text:list-item>
          <text:p text:style-name="P261"><text:span text:style-name="Emphasis">(a)</text:span> is certified in the Aerobatic Category in accordance with Chapter 523 of the <text:span text:style-name="Emphasis">Airworthiness Manual</text:span>; </text:p>
        </text:list-item>
        <text:list-item>
          <text:p text:style-name="P261"><text:span text:style-name="Emphasis">(b)</text:span> meets the requirements of subsections 425.23(1) and (2) of Standard 425 — <text:span text:style-name="Emphasis">Flight Training</text:span>; and </text:p>
        </text:list-item>
        <text:list-item>
          <text:p text:style-name="P131"><text:span text:style-name="Emphasis">(c)</text:span> is equipped with a two-way intercom voice communication system. </text:p>
        </text:list-item>
      </text:list>
      <text:h text:style-name="Heading_20_4" text:outline-level="4"><text:bookmark text:name="schedule18_3"/><text:soft-page-break/>3. Conduct of the Flight Test </text:h>
      <text:p text:style-name="Text_20_body">The examiner shall require the candidate to fly the aeroplane from a position where flight instructor functions are normally performed. </text:p>
      <text:h text:style-name="Heading_20_4" text:outline-level="4"><text:bookmark text:name="schedule18_4"/>4. Flight Test Performance </text:h>
      <text:p text:style-name="Text_20_body">The examiner shall evaluate the candidate’s knowledge and skills to: </text:p>
      <text:list xml:id="list431990698745457462" text:style-name="L139">
        <text:list-item>
          <text:p text:style-name="P262"><text:span text:style-name="Emphasis">(a)</text:span> apply the learning factors and utilize techniques of instruction in a manner that would set an example for a student instructor; </text:p>
        </text:list-item>
        <text:list-item>
          <text:p text:style-name="P262"><text:span text:style-name="Emphasis">(b)</text:span> use a teaching method that obtains a high degree of student involvement; </text:p>
        </text:list-item>
        <text:list-item>
          <text:p text:style-name="P262"><text:span text:style-name="Emphasis">(c)</text:span> present accurate technical information to the student; </text:p>
        </text:list-item>
        <text:list-item>
          <text:p text:style-name="P262"><text:span text:style-name="Emphasis">(d)</text:span> demonstrate very good understanding of training and testing standards; </text:p>
        </text:list-item>
        <text:list-item>
          <text:p text:style-name="P262"><text:span text:style-name="Emphasis">(e)</text:span> identify errors in the performance of flight manoeuvres and suggest a variety of effective strategies for improvement; </text:p>
        </text:list-item>
        <text:list-item>
          <text:p text:style-name="P262"><text:span text:style-name="Emphasis">(f)</text:span> perform flight manoeuvres in a predominantly ideal manner under the existing conditions; and </text:p>
        </text:list-item>
        <text:list-item>
          <text:p text:style-name="P132"><text:span text:style-name="Emphasis">(g)</text:span> demonstrate the knowledge and skill necessary to train new instructors. </text:p>
        </text:list-item>
      </text:list>
      <text:h text:style-name="Heading_20_4" text:outline-level="4"><text:bookmark text:name="schedule18_5"/>5. Content of the Flight Test for the Issuance or Renewal of a Flight Instructor Rating - Aeroplane - Aerobatic </text:h>
      <text:h text:style-name="Heading_20_5" text:outline-level="5">Section 1 - Pre-Flight </text:h>
      <text:list xml:id="list9145465739756012711" text:style-name="L140">
        <text:list-item>
          <text:p text:style-name="P263"><text:span text:style-name="Strong_20_Emphasis">a.</text:span> Overall Planning and Organization of Lesson </text:p>
        </text:list-item>
        <text:list-item>
          <text:p text:style-name="P263"><text:span text:style-name="Strong_20_Emphasis">b.</text:span> Preparatory Ground Instruction </text:p>
        </text:list-item>
        <text:list-item>
          <text:p text:style-name="P133"><text:span text:style-name="Strong_20_Emphasis">c.</text:span> Pre-Flight Briefing </text:p>
        </text:list-item>
      </text:list>
      <text:h text:style-name="Heading_20_5" text:outline-level="5">Section 2 - In-Flight </text:h>
      <text:list xml:id="list2903111457331537269" text:style-name="L141">
        <text:list-item>
          <text:p text:style-name="P264"><text:span text:style-name="Strong_20_Emphasis">a.</text:span> Flight Proficiency </text:p>
        </text:list-item>
        <text:list-item>
          <text:p text:style-name="P264"><text:span text:style-name="Strong_20_Emphasis">b.</text:span> Teaching Proficiency </text:p>
        </text:list-item>
        <text:list-item>
          <text:p text:style-name="P134"><text:span text:style-name="Strong_20_Emphasis">c.</text:span> Analysis of Student Performance </text:p>
        </text:list-item>
      </text:list>
      <text:h text:style-name="Heading_20_5" text:outline-level="5">Section 3 - Post Flight </text:h>
      <text:list xml:id="list4934324174419445982" text:style-name="L142">
        <text:list-item>
          <text:p text:style-name="P135"><text:span text:style-name="Strong_20_Emphasis">a.</text:span> Post Flight Debriefi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2:05:06.840698522</meta:creation-date>
    <dc:date>2016-04-11T12:05:25.338628334</dc:date>
    <meta:editing-duration>P0D</meta:editing-duration>
    <meta:editing-cycles>1</meta:editing-cycles>
    <meta:document-statistic meta:table-count="8" meta:image-count="0" meta:object-count="0" meta:page-count="37" meta:paragraph-count="978" meta:word-count="12230" meta:character-count="75237" meta:non-whitespace-character-count="63566"/>
    <meta:generator>LibreOffice/4.2.8.2$Linux_x86 LibreOffice_project/420m0$Build-2</meta:generator>
  </office:meta>
</office:document-meta>
</file>